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1.831cm"/>
    </style:style>
    <style:style style:name="Tabla1.B" style:family="table-column">
      <style:table-column-properties style:column-width="15.169cm"/>
    </style:style>
    <style:style style:name="Tabla1.A1" style:family="table-cell">
      <style:table-cell-properties style:vertical-align="middle" fo:padding="0.049cm" fo:border="none"/>
    </style:style>
    <style:style style:name="Tabla1.30" style:family="table-row">
      <style:table-row-properties style:min-row-height="0.642cm"/>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loext:contextual-spacing="false" style:writing-mode="lr-tb"/>
    </style:style>
    <style:style style:name="P3" style:family="paragraph" style:parent-style-name="Table_20_Contents">
      <style:text-properties officeooo:paragraph-rsid="001d3a66"/>
    </style:style>
    <style:style style:name="P4" style:family="paragraph" style:parent-style-name="Table_20_Contents">
      <style:text-properties officeooo:rsid="001d3a66" officeooo:paragraph-rsid="001d3a66"/>
    </style:style>
    <style:style style:name="P5" style:family="paragraph" style:parent-style-name="Table_20_Contents">
      <style:text-properties officeooo:paragraph-rsid="001dfac6"/>
    </style:style>
    <style:style style:name="P6" style:family="paragraph" style:parent-style-name="Table_20_Contents">
      <style:text-properties officeooo:rsid="001dfac6" officeooo:paragraph-rsid="001dfac6"/>
    </style:style>
    <style:style style:name="P7" style:family="paragraph" style:parent-style-name="Heading_20_3">
      <style:text-properties officeooo:paragraph-rsid="001fefdf"/>
    </style:style>
    <style:style style:name="P8" style:family="paragraph" style:parent-style-name="Preformatted_20_Text" style:list-style-name="L107">
      <style:paragraph-properties style:writing-mode="lr-tb"/>
      <style:text-properties officeooo:paragraph-rsid="001fefdf"/>
    </style:style>
    <style:style style:name="P9" style:family="paragraph" style:parent-style-name="Preformatted_20_Text" style:list-style-name="L110">
      <style:paragraph-properties style:writing-mode="lr-tb"/>
      <style:text-properties officeooo:paragraph-rsid="001fefdf"/>
    </style:style>
    <style:style style:name="P10" style:family="paragraph" style:parent-style-name="Preformatted_20_Text" style:list-style-name="L107">
      <style:paragraph-properties fo:margin-top="0cm" fo:margin-bottom="0.499cm" loext:contextual-spacing="false" style:writing-mode="lr-tb"/>
      <style:text-properties officeooo:paragraph-rsid="001fefdf"/>
    </style:style>
    <style:style style:name="P11" style:family="paragraph" style:parent-style-name="Preformatted_20_Text" style:list-style-name="L110">
      <style:paragraph-properties fo:margin-top="0cm" fo:margin-bottom="0.499cm" loext:contextual-spacing="false" style:writing-mode="lr-tb"/>
      <style:text-properties officeooo:paragraph-rsid="001fefdf"/>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2"/>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47"/>
    <style:style style:name="P59" style:family="paragraph" style:parent-style-name="Text_20_body" style:list-style-name="L48"/>
    <style:style style:name="P60" style:family="paragraph" style:parent-style-name="Text_20_body" style:list-style-name="L49"/>
    <style:style style:name="P61" style:family="paragraph" style:parent-style-name="Text_20_body" style:list-style-name="L50"/>
    <style:style style:name="P62" style:family="paragraph" style:parent-style-name="Text_20_body" style:list-style-name="L51"/>
    <style:style style:name="P63" style:family="paragraph" style:parent-style-name="Text_20_body" style:list-style-name="L52"/>
    <style:style style:name="P64" style:family="paragraph" style:parent-style-name="Text_20_body" style:list-style-name="L53"/>
    <style:style style:name="P65" style:family="paragraph" style:parent-style-name="Text_20_body" style:list-style-name="L54"/>
    <style:style style:name="P66" style:family="paragraph" style:parent-style-name="Text_20_body" style:list-style-name="L54">
      <style:text-properties officeooo:rsid="001a6310" officeooo:paragraph-rsid="001a6310"/>
    </style:style>
    <style:style style:name="P67" style:family="paragraph" style:parent-style-name="Text_20_body" style:list-style-name="L55"/>
    <style:style style:name="P68" style:family="paragraph" style:parent-style-name="Text_20_body" style:list-style-name="L56"/>
    <style:style style:name="P69" style:family="paragraph" style:parent-style-name="Text_20_body" style:list-style-name="L57"/>
    <style:style style:name="P70" style:family="paragraph" style:parent-style-name="Text_20_body" style:list-style-name="L58"/>
    <style:style style:name="P71" style:family="paragraph" style:parent-style-name="Text_20_body" style:list-style-name="L59"/>
    <style:style style:name="P72" style:family="paragraph" style:parent-style-name="Text_20_body" style:list-style-name="L60"/>
    <style:style style:name="P73" style:family="paragraph" style:parent-style-name="Text_20_body" style:list-style-name="L61"/>
    <style:style style:name="P74" style:family="paragraph" style:parent-style-name="Text_20_body" style:list-style-name="L62"/>
    <style:style style:name="P75" style:family="paragraph" style:parent-style-name="Text_20_body" style:list-style-name="L63"/>
    <style:style style:name="P76" style:family="paragraph" style:parent-style-name="Text_20_body" style:list-style-name="L64"/>
    <style:style style:name="P77" style:family="paragraph" style:parent-style-name="Text_20_body" style:list-style-name="L65"/>
    <style:style style:name="P78" style:family="paragraph" style:parent-style-name="Text_20_body" style:list-style-name="L66"/>
    <style:style style:name="P79" style:family="paragraph" style:parent-style-name="Text_20_body" style:list-style-name="L67"/>
    <style:style style:name="P80" style:family="paragraph" style:parent-style-name="Text_20_body" style:list-style-name="L68"/>
    <style:style style:name="P81" style:family="paragraph" style:parent-style-name="Text_20_body" style:list-style-name="L69"/>
    <style:style style:name="P82" style:family="paragraph" style:parent-style-name="Text_20_body" style:list-style-name="L69">
      <style:text-properties officeooo:rsid="001b60ec" officeooo:paragraph-rsid="001b60ec"/>
    </style:style>
    <style:style style:name="P83" style:family="paragraph" style:parent-style-name="Text_20_body" style:list-style-name="L70"/>
    <style:style style:name="P84" style:family="paragraph" style:parent-style-name="Text_20_body" style:list-style-name="L71"/>
    <style:style style:name="P85" style:family="paragraph" style:parent-style-name="Text_20_body" style:list-style-name="L72"/>
    <style:style style:name="P86" style:family="paragraph" style:parent-style-name="Text_20_body" style:list-style-name="L73"/>
    <style:style style:name="P87" style:family="paragraph" style:parent-style-name="Text_20_body" style:list-style-name="L74"/>
    <style:style style:name="P88" style:family="paragraph" style:parent-style-name="Text_20_body" style:list-style-name="L75"/>
    <style:style style:name="P89" style:family="paragraph" style:parent-style-name="Text_20_body" style:list-style-name="L76"/>
    <style:style style:name="P90" style:family="paragraph" style:parent-style-name="Text_20_body" style:list-style-name="L77"/>
    <style:style style:name="P91" style:family="paragraph" style:parent-style-name="Text_20_body" style:list-style-name="L78"/>
    <style:style style:name="P92" style:family="paragraph" style:parent-style-name="Text_20_body" style:list-style-name="L79"/>
    <style:style style:name="P93" style:family="paragraph" style:parent-style-name="Text_20_body" style:list-style-name="L80"/>
    <style:style style:name="P94" style:family="paragraph" style:parent-style-name="Text_20_body" style:list-style-name="L81"/>
    <style:style style:name="P95" style:family="paragraph" style:parent-style-name="Text_20_body" style:list-style-name="L82"/>
    <style:style style:name="P96" style:family="paragraph" style:parent-style-name="Text_20_body" style:list-style-name="L83"/>
    <style:style style:name="P97" style:family="paragraph" style:parent-style-name="Text_20_body" style:list-style-name="L84"/>
    <style:style style:name="P98" style:family="paragraph" style:parent-style-name="Text_20_body" style:list-style-name="L85"/>
    <style:style style:name="P99" style:family="paragraph" style:parent-style-name="Text_20_body" style:list-style-name="L86"/>
    <style:style style:name="P100" style:family="paragraph" style:parent-style-name="Text_20_body" style:list-style-name="L87"/>
    <style:style style:name="P101" style:family="paragraph" style:parent-style-name="Text_20_body" style:list-style-name="L88"/>
    <style:style style:name="P102" style:family="paragraph" style:parent-style-name="Text_20_body" style:list-style-name="L89"/>
    <style:style style:name="P103" style:family="paragraph" style:parent-style-name="Text_20_body" style:list-style-name="L90"/>
    <style:style style:name="P104" style:family="paragraph" style:parent-style-name="Text_20_body" style:list-style-name="L91"/>
    <style:style style:name="P105" style:family="paragraph" style:parent-style-name="Text_20_body" style:list-style-name="L92"/>
    <style:style style:name="P106" style:family="paragraph" style:parent-style-name="Text_20_body" style:list-style-name="L93"/>
    <style:style style:name="P107" style:family="paragraph" style:parent-style-name="Text_20_body" style:list-style-name="L94"/>
    <style:style style:name="P108" style:family="paragraph" style:parent-style-name="Text_20_body" style:list-style-name="L95"/>
    <style:style style:name="P109" style:family="paragraph" style:parent-style-name="Text_20_body" style:list-style-name="L96"/>
    <style:style style:name="P110" style:family="paragraph" style:parent-style-name="Text_20_body" style:list-style-name="L97"/>
    <style:style style:name="P111" style:family="paragraph" style:parent-style-name="Text_20_body" style:list-style-name="L98"/>
    <style:style style:name="P112" style:family="paragraph" style:parent-style-name="Text_20_body">
      <style:text-properties officeooo:rsid="001fefdf" officeooo:paragraph-rsid="001fefdf"/>
    </style:style>
    <style:style style:name="P113" style:family="paragraph" style:parent-style-name="Text_20_body" style:list-style-name="L99">
      <style:text-properties officeooo:paragraph-rsid="001fefdf"/>
    </style:style>
    <style:style style:name="P114" style:family="paragraph" style:parent-style-name="Text_20_body" style:list-style-name="L107">
      <style:text-properties officeooo:paragraph-rsid="001fefdf"/>
    </style:style>
    <style:style style:name="P115" style:family="paragraph" style:parent-style-name="Text_20_body" style:list-style-name="L108">
      <style:text-properties officeooo:paragraph-rsid="001fefdf"/>
    </style:style>
    <style:style style:name="P116" style:family="paragraph" style:parent-style-name="Text_20_body" style:list-style-name="L109">
      <style:text-properties officeooo:paragraph-rsid="001fefdf"/>
    </style:style>
    <style:style style:name="P117" style:family="paragraph" style:parent-style-name="Text_20_body" style:list-style-name="L110">
      <style:text-properties officeooo:paragraph-rsid="001fefdf"/>
    </style:style>
    <style:style style:name="P118" style:family="paragraph" style:parent-style-name="Text_20_body" style:list-style-name="L111">
      <style:text-properties officeooo:paragraph-rsid="001fefdf"/>
    </style:style>
    <style:style style:name="P119" style:family="paragraph" style:parent-style-name="Text_20_body" style:list-style-name="L112">
      <style:text-properties officeooo:paragraph-rsid="001fefdf"/>
    </style:style>
    <style:style style:name="P120" style:family="paragraph" style:parent-style-name="Text_20_body" style:list-style-name="L113">
      <style:text-properties officeooo:paragraph-rsid="001fefdf"/>
    </style:style>
    <style:style style:name="P121" style:family="paragraph" style:parent-style-name="Text_20_body">
      <style:text-properties officeooo:paragraph-rsid="001fefdf"/>
    </style:style>
    <style:style style:name="P122" style:family="paragraph" style:parent-style-name="Text_20_body">
      <style:text-properties fo:font-size="18pt" fo:font-weight="bold" officeooo:rsid="001fefdf" officeooo:paragraph-rsid="001fefdf" style:font-size-asian="18pt" style:font-weight-asian="bold" style:font-size-complex="18pt" style:font-weight-complex="bold"/>
    </style:style>
    <style:style style:name="T1" style:family="text">
      <style:text-properties officeooo:rsid="001a6310"/>
    </style:style>
    <style:style style:name="T2" style:family="text">
      <style:text-properties officeooo:rsid="001b60ec"/>
    </style:style>
    <style:style style:name="T3" style:family="text">
      <style:text-properties style:font-name="Liberation Mono" officeooo:rsid="001b60ec" style:font-name-asian="Noto Sans Mono CJK SC" style:font-name-complex="Liberation Mono"/>
    </style:style>
    <style:style style:name="T4" style:family="text">
      <style:text-properties officeooo:rsid="001d3a66"/>
    </style:style>
    <style:style style:name="T5" style:family="text">
      <style:text-properties officeooo:rsid="001dfac6"/>
    </style:style>
    <style:style style:name="T6" style:family="text">
      <style:text-properties officeooo:rsid="001dc6f9"/>
    </style:style>
    <style:style style:name="T7" style:family="text">
      <style:text-properties fo:font-weight="bold" officeooo:rsid="001dc6f9"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DD – <text:span text:style-name="Emphasis">Il Divo: Hospital Dash!</text:span></text:h>
      <text:p text:style-name="Text_20_body"><text:span text:style-name="Strong_20_Emphasis">Versión:</text:span> 1.0<text:line-break/><text:span text:style-name="Strong_20_Emphasis">Autores:</text:span> Francesco + IA<text:line-break/><text:span text:style-name="Strong_20_Emphasis">Género:</text:span> Arcade retro top-down, acción / puzzle físico con humor hospitalario<text:line-break/><text:span text:style-name="Strong_20_Emphasis">Plataforma objetivo:</text:span> Navegador (PC/portátil; más adelante móvil/tablet)</text:p>
      <text:p text:style-name="Horizontal_20_Line"/>
      <text:h text:style-name="Heading_20_2" text:outline-level="2">1. Visión general</text:h>
      <text:p text:style-name="Text_20_body"><text:span text:style-name="Strong_20_Emphasis">Pitch corto</text:span><text:line-break/>Arcade retro en vista cenital dentro de un hospital caótico. Empujas camas y carros como si fueran bolas de billar, atiendes timbres para que no aparezcan pacientes furiosos, entregas medicinas correctas y, al final de cada nivel, te enfrentas a un paciente “Boss” al que debes salvar acercándole el carro de urgencias… <text:span text:style-name="Strong_20_Emphasis">¡sin aplastarlo!</text:span></text:p>
      <text:p text:style-name="Text_20_body"><text:span text:style-name="Strong_20_Emphasis">Inspiraciones</text:span></text:p>
      <text:list xml:id="list1316716055" text:style-name="L1">
        <text:list-item>
          <text:p text:style-name="P12"><text:span text:style-name="Emphasis">Rainbow Islands</text:span>, <text:span text:style-name="Emphasis">Bubble Bobble</text:span>, <text:span text:style-name="Emphasis">Mario Bros (1983)</text:span></text:p>
        </text:list-item>
        <text:list-item>
          <text:p text:style-name="P12">Físicas caóticas tipo <text:span text:style-name="Emphasis">billar</text:span></text:p>
        </text:list-item>
        <text:list-item>
          <text:p text:style-name="P12">Gestión loca estilo <text:span text:style-name="Emphasis">Overcooked</text:span>, pero en un hospital</text:p>
        </text:list-item>
      </text:list>
      <text:p text:style-name="Text_20_body"><text:span text:style-name="Strong_20_Emphasis">Tono</text:span><text:line-break/>Humor gamberro, caricaturesco y ligero, sin gore.<text:line-break/>Habrá un <text:span text:style-name="Strong_20_Emphasis">modo familiar</text:span> en opciones que suaviza chistes picantes y algunos diálogos.</text:p>
      <text:p text:style-name="Text_20_body"><text:span text:style-name="Strong_20_Emphasis">Estética</text:span><text:line-break/>Pixel art colorido con personajes chibi barrigones, luces, niebla de guerra y muchos rebotes físicos.</text:p>
      <text:p text:style-name="Horizontal_20_Line"/>
      <text:h text:style-name="Heading_20_2" text:outline-level="2">2. Core loop</text:h>
      <text:list xml:id="list2682451507" text:style-name="L2">
        <text:list-item>
          <text:p text:style-name="P13">Elegir personaje jugable (Francesco, Roberto o Enrique).</text:p>
        </text:list-item>
        <text:list-item>
          <text:p text:style-name="P13">Aparecer en la <text:span text:style-name="Strong_20_Emphasis">Sala de Control</text:span> (zona segura, centro del mapa).</text:p>
        </text:list-item>
        <text:list-item>
          <text:p text:style-name="P13">Explorar el hospital con niebla de guerra.</text:p>
        </text:list-item>
        <text:list-item>
          <text:p text:style-name="P13">Atender <text:span text:style-name="Strong_20_Emphasis">timbres</text:span>:</text:p>
          <text:list>
            <text:list-item>
              <text:p text:style-name="P13">Apagarlos junto a la cama.</text:p>
            </text:list-item>
            <text:list-item>
              <text:p text:style-name="P13">O usar el teléfono central para apagarlos todos (sin ganar puntos).</text:p>
            </text:list-item>
          </text:list>
        </text:list-item>
        <text:list-item>
          <text:p text:style-name="P13">Recoger medicinas, empujar camas y carros por los pasillos.</text:p>
        </text:list-item>
        <text:list-item>
          <text:p text:style-name="P13">Entregar la <text:span text:style-name="Strong_20_Emphasis">medicina correcta</text:span> al paciente adecuado.</text:p>
        </text:list-item>
        <text:list-item>
          <text:p text:style-name="P13">Al entregar la última medicina normal:</text:p>
          <text:list>
            <text:list-item>
              <text:p text:style-name="P13">Se abre la <text:span text:style-name="Strong_20_Emphasis">Sala de Urgencias</text:span> (Boss Door).</text:p>
            </text:list-item>
          </text:list>
        </text:list-item>
        <text:list-item>
          <text:p text:style-name="P13"><text:soft-page-break/>Boss del nivel:</text:p>
          <text:list>
            <text:list-item>
              <text:p text:style-name="P13">Empujar el <text:span text:style-name="Strong_20_Emphasis">carro de urgencias</text:span> hasta ≤2 casillas del paciente especial,</text:p>
            </text:list-item>
            <text:list-item>
              <text:p text:style-name="P13">sin aplastarlo. Si lo haces bien, suelta la medicina brillante final.</text:p>
            </text:list-item>
          </text:list>
        </text:list-item>
        <text:list-item>
          <text:p text:style-name="P13">Salir del nivel, volver a la sala de control y elegir siguiente planta.</text:p>
        </text:list-item>
        <text:list-item>
          <text:p text:style-name="P13"><text:span text:style-name="Strong_20_Emphasis">Pantalla de puntuación</text:span> y transición al siguiente nivel o Game Over.</text:p>
        </text:list-item>
      </text:list>
      <text:p text:style-name="Horizontal_20_Line"/>
      <text:h text:style-name="Heading_20_2" text:outline-level="2">3. Personajes jugables</text:h>
      <text:p text:style-name="Text_20_body">Tres protagonistas tipo “amigos de bar”, chibi con barriga cervecera:</text:p>
      <text:h text:style-name="Heading_20_3" text:outline-level="3">Francesco – Equilibrado</text:h>
      <text:list xml:id="list3244558253" text:style-name="L3">
        <text:list-item>
          <text:p text:style-name="P14">Velocidad media, fuerza media, vida media.</text:p>
        </text:list-item>
        <text:list-item>
          <text:p text:style-name="P14">Pasiva ligada a power-up:</text:p>
          <text:list>
            <text:list-item>
              <text:p text:style-name="P14"><text:span text:style-name="Strong_20_Emphasis">Chiaroveggenza</text:span>: aumenta radio de visión y puede revelar el mapa entero durante unos segundos.</text:p>
            </text:list-item>
          </text:list>
        </text:list-item>
        <text:list-item>
          <text:p text:style-name="P14">Perfil: personaje “default” para jugadores nuevos.</text:p>
        </text:list-item>
      </text:list>
      <text:h text:style-name="Heading_20_3" text:outline-level="3">Roberto – Rápido</text:h>
      <text:list xml:id="list4018988846" text:style-name="L4">
        <text:list-item>
          <text:p text:style-name="P15">Velocidad alta, vida algo menor.</text:p>
        </text:list-item>
        <text:list-item>
          <text:p text:style-name="P15">Pasiva:</text:p>
          <text:list>
            <text:list-item>
              <text:p text:style-name="P15"><text:span text:style-name="Strong_20_Emphasis">Super velocidad</text:span>: corre muchísimo y puede volverse invulnerable mientras dura el efecto; deja una estela azul que puede aturdir levemente.</text:p>
            </text:list-item>
          </text:list>
        </text:list-item>
      </text:list>
      <text:h text:style-name="Heading_20_3" text:outline-level="3">Enrique – Fuerte</text:h>
      <text:list xml:id="list4157136772" text:style-name="L5">
        <text:list-item>
          <text:p text:style-name="P16">Más vida y fuerza, pero más lento.</text:p>
        </text:list-item>
        <text:list-item>
          <text:p text:style-name="P16">Pasiva:</text:p>
          <text:list>
            <text:list-item>
              <text:p text:style-name="P16"><text:span text:style-name="Strong_20_Emphasis">Super fuerza</text:span>: empuje x2–x3, rebotes muy fuertes.</text:p>
            </text:list-item>
            <text:list-item>
              <text:p text:style-name="P16">Cada golpe hace temblar la cámara.</text:p>
            </text:list-item>
            <text:list-item>
              <text:p text:style-name="P16">Cada rebote tiene un ~50% de probabilidad de generar una casilla de fuego (especialmente en niveles avanzados).</text:p>
            </text:list-item>
          </text:list>
        </text:list-item>
      </text:list>
      <text:h text:style-name="Heading_20_3" text:outline-level="3">Animaciones mínimas por héroe</text:h>
      <text:list xml:id="list2760467056" text:style-name="L6">
        <text:list-item>
          <text:p text:style-name="P17">Idle (respirar / mirar alrededor)</text:p>
        </text:list-item>
        <text:list-item>
          <text:p text:style-name="P17">Caminar / correr</text:p>
        </text:list-item>
        <text:list-item>
          <text:p text:style-name="P17">Empujar</text:p>
        </text:list-item>
        <text:list-item>
          <text:p text:style-name="P17">Recoger objeto</text:p>
        </text:list-item>
        <text:list-item>
          <text:p text:style-name="P17"><text:soft-page-break/>3 muertes: aplastado, quemado, golpeado</text:p>
        </text:list-item>
      </text:list>
      <text:p text:style-name="Horizontal_20_Line"/>
      <text:h text:style-name="Heading_20_2" text:outline-level="2">4. NPCs (no hostiles / mixtos)</text:h>
      <text:p text:style-name="Text_20_body">Rol principalmente narrativo/humorístico, con bocadillos (“fumettos”) sobre la cabeza.</text:p>
      <text:p text:style-name="Text_20_body">Cada NPC tiene:</text:p>
      <text:list xml:id="list3825969218" text:style-name="L7">
        <text:list-item>
          <text:p text:style-name="P18">Pool de frases en JSON.</text:p>
        </text:list-item>
        <text:list-item>
          <text:p text:style-name="P18">Reglas de frecuencia de aparición de diálogos (cooldown, colas).</text:p>
        </text:list-item>
      </text:list>
      <text:h text:style-name="Heading_20_3" text:outline-level="3">Enfermera sexy</text:h>
      <text:list xml:id="list150001104" text:style-name="L8">
        <text:list-item>
          <text:p text:style-name="P19">Frases coquetas, puede distraer.</text:p>
        </text:list-item>
        <text:list-item>
          <text:p text:style-name="P19">Al tocar a un humano, lo <text:span text:style-name="Strong_20_Emphasis">confunde</text:span> durante un tiempo: comportamiento aleatorio.</text:p>
        </text:list-item>
        <text:list-item>
          <text:p text:style-name="P19">Patrulla pacientes.</text:p>
        </text:list-item>
      </text:list>
      <text:h text:style-name="Heading_20_3" text:outline-level="3">TCAE despistada</text:h>
      <text:list xml:id="list1998691865" text:style-name="L9">
        <text:list-item>
          <text:p text:style-name="P20">Frases de confusión.</text:p>
        </text:list-item>
        <text:list-item>
          <text:p text:style-name="P20">Arregla carros estropeados en el mapa; si no hay, va a molestar a los héroes.</text:p>
        </text:list-item>
        <text:list-item>
          <text:p text:style-name="P20">Si toca al héroe, puede <text:span text:style-name="Strong_20_Emphasis">ocultar nombres</text:span> de pacientes/medicinas en la UI durante unos segundos.</text:p>
        </text:list-item>
      </text:list>
      <text:h text:style-name="Heading_20_3" text:outline-level="3">Limpiadora</text:h>
      <text:list xml:id="list3527561186" text:style-name="L10">
        <text:list-item>
          <text:p text:style-name="P21">Va habitación por habitación llenándolas de <text:span text:style-name="Strong_20_Emphasis">charcos</text:span> (1 charco/seg hasta saturar la sala).</text:p>
        </text:list-item>
        <text:list-item>
          <text:p text:style-name="P21">Suelo mojado = poca fricción, rebotes locos, posible resbalón del jugador.</text:p>
        </text:list-item>
        <text:list-item>
          <text:p text:style-name="P21">Si toca al héroe le quita medio corazón.</text:p>
        </text:list-item>
      </text:list>
      <text:h text:style-name="Heading_20_3" text:outline-level="3">Médico</text:h>
      <text:list xml:id="list3006535534" text:style-name="L11">
        <text:list-item>
          <text:p text:style-name="P22">Frases científicas.</text:p>
        </text:list-item>
        <text:list-item>
          <text:p text:style-name="P22">Si toca al héroe:</text:p>
          <text:list>
            <text:list-item>
              <text:p text:style-name="P22">Primer toque: lo inmoviliza brevemente.</text:p>
            </text:list-item>
            <text:list-item>
              <text:p text:style-name="P22">Segundo toque seguido: quita medio corazón.</text:p>
            </text:list-item>
          </text:list>
        </text:list-item>
        <text:list-item>
          <text:p text:style-name="P22">Patrulla pacientes.</text:p>
        </text:list-item>
      </text:list>
      <text:h text:style-name="Heading_20_3" text:outline-level="3">Jefe de servicio</text:h>
      <text:list xml:id="list1716911558" text:style-name="L12">
        <text:list-item>
          <text:p text:style-name="P23">Similar al médico pero más duro:</text:p>
          <text:list>
            <text:list-item>
              <text:p text:style-name="P23">Segundo toque seguido: quita <text:span text:style-name="Strong_20_Emphasis">1 corazón</text:span>.</text:p>
            </text:list-item>
          </text:list>
        </text:list-item>
        <text:list-item>
          <text:p text:style-name="P23">Muy hostil y estratégico.</text:p>
        </text:list-item>
        <text:list-item>
          <text:p text:style-name="P23"><text:soft-page-break/>Si muere, suelta <text:span text:style-name="Strong_20_Emphasis">premios gordos</text:span>:</text:p>
          <text:list>
            <text:list-item>
              <text:p text:style-name="P23">jeringas potentes,</text:p>
            </text:list-item>
            <text:list-item>
              <text:p text:style-name="P23">comida buena,</text:p>
            </text:list-item>
            <text:list-item>
              <text:p text:style-name="P23">medicinas con debuffs si se usan mal.</text:p>
            </text:list-item>
          </text:list>
        </text:list-item>
      </text:list>
      <text:h text:style-name="Heading_20_3" text:outline-level="3">Supervisora</text:h>
      <text:list xml:id="list1744719882" text:style-name="L13">
        <text:list-item>
          <text:p text:style-name="P24">Frases serias, avisos de tóxicos y objetivos médicos.</text:p>
        </text:list-item>
        <text:list-item>
          <text:p text:style-name="P24">Primer toque: inmoviliza brevemente.</text:p>
        </text:list-item>
        <text:list-item>
          <text:p text:style-name="P24">Segundo toque: quita medio corazón.</text:p>
        </text:list-item>
        <text:list-item>
          <text:p text:style-name="P24">Puede dejar “papelitos” con debuffs negativos.</text:p>
        </text:list-item>
        <text:list-item>
          <text:p text:style-name="P24">Estratégica: vigila zonas clave (timbres, farmacia).</text:p>
        </text:list-item>
      </text:list>
      <text:h text:style-name="Heading_20_3" text:outline-level="3">Familiares molestos</text:h>
      <text:list xml:id="list2273111370" text:style-name="L14">
        <text:list-item>
          <text:p text:style-name="P25">Bloquean pasillos y hacen perder tiempo en discusiones absurdas.</text:p>
        </text:list-item>
        <text:list-item>
          <text:p text:style-name="P25">Cada toque inmoviliza un rato.</text:p>
        </text:list-item>
        <text:list-item>
          <text:p text:style-name="P25">Suelen estar cerca de un paciente concreto.</text:p>
        </text:list-item>
      </text:list>
      <text:h text:style-name="Heading_20_3" text:outline-level="3">Guardia de seguridad</text:h>
      <text:list xml:id="list1194816742" text:style-name="L15">
        <text:list-item>
          <text:p text:style-name="P26">Patrullan pasillos y habitaciones.</text:p>
        </text:list-item>
        <text:list-item>
          <text:p text:style-name="P26">Van <text:span text:style-name="Strong_20_Emphasis">cerrando puertas</text:span> del mapa.</text:p>
        </text:list-item>
        <text:list-item>
          <text:p text:style-name="P26">Pueden empujar todo y usar ascensores.</text:p>
        </text:list-item>
        <text:list-item>
          <text:p text:style-name="P26">Si tocan al héroe quitan 1 corazón.</text:p>
        </text:list-item>
        <text:list-item>
          <text:p text:style-name="P26">Considerados los humanos más hostiles junto a Jefes y Supervisoras.</text:p>
        </text:list-item>
      </text:list>
      <text:h text:style-name="Heading_20_3" text:outline-level="3">Celadores</text:h>
      <text:list xml:id="list2680795901" text:style-name="L16">
        <text:list-item>
          <text:p text:style-name="P27">Mueven pacientes entre habitaciones.</text:p>
        </text:list-item>
        <text:list-item>
          <text:p text:style-name="P27">Empujan todo lo que hay cerca, especialmente carros.</text:p>
        </text:list-item>
        <text:list-item>
          <text:p text:style-name="P27">Si tocan al héroe quitan medio corazón.</text:p>
        </text:list-item>
      </text:list>
      <text:p text:style-name="Horizontal_20_Line"/>
      <text:h text:style-name="Heading_20_2" text:outline-level="2">5. Enemigos básicos</text:h>
      <text:h text:style-name="Heading_20_3" text:outline-level="3">Mosquito</text:h>
      <text:list xml:id="list2701286322" text:style-name="L17">
        <text:list-item>
          <text:p text:style-name="P28">Movimiento en zig-zag, puede ir en diagonal.</text:p>
        </text:list-item>
        <text:list-item>
          <text:p text:style-name="P28">Velocidad baja-media.</text:p>
        </text:list-item>
        <text:list-item>
          <text:p text:style-name="P28">Persigue al jugador si está cerca.</text:p>
        </text:list-item>
        <text:list-item>
          <text:p text:style-name="P28"><text:soft-page-break/>Daño: ½ corazón por toque.</text:p>
        </text:list-item>
      </text:list>
      <text:h text:style-name="Heading_20_3" text:outline-level="3">Rata</text:h>
      <text:list xml:id="list523295136" text:style-name="L18">
        <text:list-item>
          <text:p text:style-name="P29">Movimiento casi lineal, muy rápida.</text:p>
        </text:list-item>
        <text:list-item>
          <text:p text:style-name="P29">Persigue al jugador si lo detecta.</text:p>
        </text:list-item>
        <text:list-item>
          <text:p text:style-name="P29">Daño: ½ corazón por toque.</text:p>
        </text:list-item>
      </text:list>
      <text:h text:style-name="Heading_20_3" text:outline-level="3">Paciente furioso</text:h>
      <text:list xml:id="list3858587190" text:style-name="L19">
        <text:list-item>
          <text:p text:style-name="P30">Aparece si un timbre lleva ≥60 s sin atender.</text:p>
        </text:list-item>
        <text:list-item>
          <text:p text:style-name="P30">Va directo al jugador, muy lento pero constante.</text:p>
        </text:list-item>
        <text:list-item>
          <text:p text:style-name="P30">Daño: ½ corazón por toque.</text:p>
        </text:list-item>
        <text:list-item>
          <text:p text:style-name="P30">No respeta tanto la zona segura, “bordea” el perímetro.</text:p>
        </text:list-item>
      </text:list>
      <text:p text:style-name="Horizontal_20_Line"/>
      <text:h text:style-name="Heading_20_2" text:outline-level="2">6. Bosses y mini-bosses</text:h>
      <text:h text:style-name="Heading_20_3" text:outline-level="3">Regla común de Boss</text:h>
      <text:list xml:id="list758740163" text:style-name="L20">
        <text:list-item>
          <text:p text:style-name="P31">No se mueven (en cama o en el suelo).</text:p>
        </text:list-item>
        <text:list-item>
          <text:p text:style-name="P31">Debes empujar el <text:span text:style-name="Strong_20_Emphasis">carro de urgencias</text:span> hasta 1–2 casillas de distancia,<text:line-break/>sin aplastarlos.</text:p>
        </text:list-item>
        <text:list-item>
          <text:p text:style-name="P31">Si lo logras, se “curan” y liberan la <text:span text:style-name="Strong_20_Emphasis">medicina especial del nivel</text:span>.</text:p>
        </text:list-item>
        <text:list-item>
          <text:p text:style-name="P31">Si los aplastas → muerte cómica + penalización de puntos / vidas.</text:p>
        </text:list-item>
      </text:list>
      <text:h text:style-name="Heading_20_3" text:outline-level="3">Boss Nivel 1 – Paciente de Hematología</text:h>
      <text:list xml:id="list2561274091" text:style-name="L21">
        <text:list-item>
          <text:p text:style-name="P32">En cama con suero.</text:p>
        </text:list-item>
        <text:list-item>
          <text:p text:style-name="P32">Entorno relativamente seguro; sirve de tutorial.</text:p>
        </text:list-item>
        <text:list-item>
          <text:p text:style-name="P32">Animaciones:</text:p>
          <text:list>
            <text:list-item>
              <text:p text:style-name="P32">Idle débil,</text:p>
            </text:list-item>
            <text:list-item>
              <text:p text:style-name="P32">Curado con halo verde/azul,</text:p>
            </text:list-item>
            <text:list-item>
              <text:p text:style-name="P32">Aplastado cómico (ojos en espiral, etc.).</text:p>
            </text:list-item>
          </text:list>
        </text:list-item>
      </text:list>
      <text:h text:style-name="Heading_20_3" text:outline-level="3">Boss Nivel 2 – Jefa de Limpiadoras (desmayada)</text:h>
      <text:list xml:id="list176777277" text:style-name="L22">
        <text:list-item>
          <text:p text:style-name="P33">Está en el suelo, rodeada de <text:span text:style-name="Strong_20_Emphasis">suelo muy mojado</text:span>.</text:p>
        </text:list-item>
        <text:list-item>
          <text:p text:style-name="P33">Limpiadoras como atrezo alrededor.</text:p>
        </text:list-item>
        <text:list-item>
          <text:p text:style-name="P33">Altísimo riesgo de aplastamiento por derrapes de carros.</text:p>
        </text:list-item>
      </text:list>
      <text:h text:style-name="Heading_20_3" text:outline-level="3"><text:soft-page-break/>Boss Nivel 3 – Paciente Psiquiátrica Piromana</text:h>
      <text:list xml:id="list3651788798" text:style-name="L23">
        <text:list-item>
          <text:p text:style-name="P34">Habitación oscura con luces rojizas y fuego alrededor.</text:p>
        </text:list-item>
        <text:list-item>
          <text:p text:style-name="P34">Interacción clave con <text:span text:style-name="Strong_20_Emphasis">fuego y extintores</text:span>.</text:p>
        </text:list-item>
        <text:list-item>
          <text:p text:style-name="P34">Algunas zonas en llamas bloquean el acceso directo; hay que jugar con posición y tiempo.</text:p>
        </text:list-item>
      </text:list>
      <text:h text:style-name="Heading_20_3" text:outline-level="3">Mini-bosses de nivel</text:h>
      <text:list xml:id="list3155153023" text:style-name="L24">
        <text:list-item>
          <text:p text:style-name="P35">Cada nivel tiene 1 o más habitaciones que se pueden activar como <text:span text:style-name="Strong_20_Emphasis">mini-boss rooms</text:span>.</text:p>
        </text:list-item>
        <text:list-item>
          <text:p text:style-name="P35">Al entrar:</text:p>
          <text:list>
            <text:list-item>
              <text:p text:style-name="P35">Las puertas se cierran.</text:p>
            </text:list-item>
            <text:list-item>
              <text:p text:style-name="P35">Aparece un carro especial invulnerable.</text:p>
            </text:list-item>
            <text:list-item>
              <text:p text:style-name="P35">Se spawnean enemigos típicos del nivel (ratas, mosquitos, pacientes furiosos…).</text:p>
            </text:list-item>
            <text:list-item>
              <text:p text:style-name="P35">Hasta que no mueren todos, no se abren las puertas.</text:p>
            </text:list-item>
          </text:list>
        </text:list-item>
        <text:list-item>
          <text:p text:style-name="P35">Efectos de sala:</text:p>
          <text:list>
            <text:list-item>
              <text:p text:style-name="P35">Luces de “discoteca” que cambian de color.</text:p>
            </text:list-item>
            <text:list-item>
              <text:p text:style-name="P35">El carro de la sala se vuelve invulnerable y con empujes ilimitados mientras quede un enemigo vivo.</text:p>
            </text:list-item>
          </text:list>
        </text:list-item>
      </text:list>
      <text:p text:style-name="Horizontal_20_Line"/>
      <text:h text:style-name="Heading_20_2" text:outline-level="2">7. Objetos, ítems y hazards</text:h>
      <text:h text:style-name="Heading_20_3" text:outline-level="3">7.1 Carros y camas (física tipo billar)</text:h>
      <text:p text:style-name="Text_20_body">Todo se puede empujar y colisionar.<text:line-break/>Características comunes:</text:p>
      <text:list xml:id="list2718451041" text:style-name="L25">
        <text:list-item>
          <text:p text:style-name="P36">Rebotes con paredes y objetos.</text:p>
        </text:list-item>
        <text:list-item>
          <text:p text:style-name="P36">Deslizamiento modificado por suelo mojado.</text:p>
        </text:list-item>
        <text:list-item>
          <text:p text:style-name="P36">Pueden <text:span text:style-name="Strong_20_Emphasis">aplastar</text:span> al héroe, NPCs y enemigos.</text:p>
        </text:list-item>
      </text:list>
      <text:p text:style-name="Text_20_body">Tipos:</text:p>
      <text:list xml:id="list2492330019" text:style-name="L26">
        <text:list-item>
          <text:p text:style-name="P37">Carros de comida</text:p>
        </text:list-item>
        <text:list-item>
          <text:p text:style-name="P37">Carros de medicinas (varios estados: lleno → usado1 → usado2 plano)</text:p>
        </text:list-item>
        <text:list-item>
          <text:p text:style-name="P37">Carro de urgencias (muy ligero y rebotón, clave para bosses)</text:p>
        </text:list-item>
        <text:list-item>
          <text:p text:style-name="P37">Camas (con o sin paciente)</text:p>
        </text:list-item>
      </text:list>
      <text:h text:style-name="Heading_20_3" text:outline-level="3">7.2 Jeringas (power-ups directos)</text:h>
      <text:p text:style-name="Text_20_body">No ocupan manos. Duración aproximada: 8–12 s (ajustable).<text:line-break/>No se apilan: coger una nueva reemplaza a la anterior.</text:p>
      <text:h text:style-name="Heading_20_4" text:outline-level="4"><text:soft-page-break/>🔴 Jeringa Roja – Fuerza+</text:h>
      <text:list xml:id="list30685340" text:style-name="L27">
        <text:list-item>
          <text:p text:style-name="P38">Aumenta mucho el empuje de carros/camas (~x2.2).</text:p>
        </text:list-item>
        <text:list-item>
          <text:p text:style-name="P38">Rebotes más fuertes y espectaculares.</text:p>
        </text:list-item>
        <text:list-item>
          <text:p text:style-name="P38"><text:span text:style-name="Strong_20_Emphasis">Enrique</text:span> con Roja:</text:p>
          <text:list>
            <text:list-item>
              <text:p text:style-name="P38">Fuerza colosal (~x3).</text:p>
            </text:list-item>
            <text:list-item>
              <text:p text:style-name="P38">Temblor de cámara al empujar.</text:p>
            </text:list-item>
            <text:list-item>
              <text:p text:style-name="P38">Pequeño stun en radio corto (3 tiles) a NPC/enemigos.</text:p>
            </text:list-item>
          </text:list>
        </text:list-item>
      </text:list>
      <text:h text:style-name="Heading_20_4" text:outline-level="4">🔵 Jeringa Azul – Velocidad+</text:h>
      <text:list xml:id="list3360618387" text:style-name="L28">
        <text:list-item>
          <text:p text:style-name="P39">+30% velocidad de movimiento base.</text:p>
        </text:list-item>
        <text:list-item>
          <text:p text:style-name="P39">Mejor respuesta de control.</text:p>
        </text:list-item>
        <text:list-item>
          <text:p text:style-name="P39"><text:span text:style-name="Strong_20_Emphasis">Roberto</text:span> con Azul:</text:p>
          <text:list>
            <text:list-item>
              <text:p text:style-name="P39">“Turbo Rayo”: hiper-velocidad.</text:p>
            </text:list-item>
            <text:list-item>
              <text:p text:style-name="P39">Estela azul que puede causar daño leve o aturdimiento a quien la pise.</text:p>
            </text:list-item>
          </text:list>
        </text:list-item>
      </text:list>
      <text:h text:style-name="Heading_20_4" text:outline-level="4">🟢 Jeringa Verde – Visión+ / Chiaroveggenza</text:h>
      <text:list xml:id="list2228332710" text:style-name="L29">
        <text:list-item>
          <text:p text:style-name="P40">Aumenta radio de visión del héroe (niebla de guerra).</text:p>
        </text:list-item>
        <text:list-item>
          <text:p text:style-name="P40"><text:span text:style-name="Strong_20_Emphasis">Francesco</text:span> con Verde:</text:p>
          <text:list>
            <text:list-item>
              <text:p text:style-name="P40">Revela todo el mapa durante unos segundos (6–8s).</text:p>
            </text:list-item>
            <text:list-item>
              <text:p text:style-name="P40">+20–30% probabilidad de drops raros (mejor loot).</text:p>
            </text:list-item>
          </text:list>
        </text:list-item>
      </text:list>
      <text:h text:style-name="Heading_20_3" text:outline-level="3">7.3 Goteros (efectos tácticos)</text:h>
      <text:p text:style-name="Text_20_body">Efectos distintos, más de control del entorno. Se pueden combinar con jeringas.</text:p>
      <text:h text:style-name="Heading_20_4" text:outline-level="4">🔴 Gotero Rojo – Onda de choque</text:h>
      <text:list xml:id="list126940217" text:style-name="L30">
        <text:list-item>
          <text:p text:style-name="P41">Cada empujón genera una onda que:</text:p>
          <text:list>
            <text:list-item>
              <text:p text:style-name="P41">Empuja objetos y personas cercanas.</text:p>
            </text:list-item>
            <text:list-item>
              <text:p text:style-name="P41">Puede debilitar o apagar fuego muy cercano.</text:p>
            </text:list-item>
          </text:list>
        </text:list-item>
      </text:list>
      <text:h text:style-name="Heading_20_4" text:outline-level="4">🔵 Gotero Azul – Escudo</text:h>
      <text:list xml:id="list1184576833" text:style-name="L31">
        <text:list-item>
          <text:p text:style-name="P42">Absorbe un golpe de cualquier fuente (fuego, carro, enemigo…).</text:p>
        </text:list-item>
        <text:list-item>
          <text:p text:style-name="P42">Tras absorberlo, el escudo se rompe.</text:p>
        </text:list-item>
      </text:list>
      <text:h text:style-name="Heading_20_4" text:outline-level="4">🟢 Gotero Verde – Invulnerabilidad + Imán</text:h>
      <text:list xml:id="list42553941" text:style-name="L32">
        <text:list-item>
          <text:p text:style-name="P43">Invulnerable durante un breve periodo.</text:p>
        </text:list-item>
        <text:list-item>
          <text:p text:style-name="P43">Fuerte <text:span text:style-name="Strong_20_Emphasis">imán de monedas y bolsas de dinero</text:span>: las atrae con una curva agradable.</text:p>
        </text:list-item>
      </text:list>
      <text:h text:style-name="Heading_20_3" text:outline-level="3"><text:soft-page-break/>7.4 Comidas y bebidas (curar corazones)</text:h>
      <text:p text:style-name="Text_20_body">Sistema general:</text:p>
      <text:list xml:id="list1024753110" text:style-name="L33">
        <text:list-item>
          <text:p text:style-name="P44">Toda comida/bebida cura en múltiplos de <text:span text:style-name="Strong_20_Emphasis">½ corazón</text:span>.</text:p>
        </text:list-item>
        <text:list-item>
          <text:p text:style-name="P44">No ocupan mano.</text:p>
        </text:list-item>
        <text:list-item>
          <text:p text:style-name="P44">Si el héroe está a vida completa, la curación sobrante se convierte en puntos<text:line-break/>→ +10 puntos por cada ½ corazón de overheal.</text:p>
        </text:list-item>
        <text:list-item>
          <text:p text:style-name="P44">Pueden aparecer:</text:p>
          <text:list>
            <text:list-item>
              <text:p text:style-name="P44">Como drops de enemigos/NPC aplastados.</text:p>
            </text:list-item>
            <text:list-item>
              <text:p text:style-name="P44">Al romper carros de comida.</text:p>
            </text:list-item>
            <text:list-item>
              <text:p text:style-name="P44">Recompensa de salas mini-boss.</text:p>
            </text:list-item>
            <text:list-item>
              <text:p text:style-name="P44">Generadas aleatoriamente en el mapa.</text:p>
            </text:list-item>
          </text:list>
        </text:list-item>
      </text:list>
      <text:p text:style-name="Text_20_body"><text:span text:style-name="Strong_20_Emphasis">Curación pequeña (0,5 corazón)</text:span></text:p>
      <text:list xml:id="list866871282" text:style-name="L34">
        <text:list-item>
          <text:p text:style-name="P45">Copa de vino</text:p>
        </text:list-item>
        <text:list-item>
          <text:p text:style-name="P45">Cerveza</text:p>
        </text:list-item>
      </text:list>
      <text:p text:style-name="Text_20_body"><text:span text:style-name="Strong_20_Emphasis">Curación media (1 corazón)</text:span></text:p>
      <text:list xml:id="list3943758309" text:style-name="L35">
        <text:list-item>
          <text:p text:style-name="P46">Cremaet (café flambeado valenciano)</text:p>
        </text:list-item>
        <text:list-item>
          <text:p text:style-name="P46">Calamares a la romana</text:p>
        </text:list-item>
      </text:list>
      <text:p text:style-name="Text_20_body"><text:span text:style-name="Strong_20_Emphasis">Curación media-alta (1,5 corazones)</text:span></text:p>
      <text:list xml:id="list3825611697" text:style-name="L36">
        <text:list-item>
          <text:p text:style-name="P47">Sepia a la plancha</text:p>
        </text:list-item>
        <text:list-item>
          <text:p text:style-name="P47">Figatell / hamburguesa</text:p>
        </text:list-item>
      </text:list>
      <text:p text:style-name="Text_20_body"><text:span text:style-name="Strong_20_Emphasis">Curación tocha (2 corazones)</text:span><text:line-break/>Bocatas típicos valencianos:</text:p>
      <text:list xml:id="list2755717015" text:style-name="L37">
        <text:list-item>
          <text:p text:style-name="P48">Brascada</text:p>
        </text:list-item>
        <text:list-item>
          <text:p text:style-name="P48">Blanc i negre</text:p>
        </text:list-item>
        <text:list-item>
          <text:p text:style-name="P48">Almussafes</text:p>
        </text:list-item>
      </text:list>
      <text:p text:style-name="Text_20_body">Feedback:</text:p>
      <text:list xml:id="list3005919161" text:style-name="L38">
        <text:list-item>
          <text:p text:style-name="P49">Aura cálida al recoger + flash sobre los corazones.</text:p>
        </text:list-item>
        <text:list-item>
          <text:p text:style-name="P49">Sonidos diferenciados para bebidas, frituras y bocadillos.</text:p>
        </text:list-item>
      </text:list>
      <text:h text:style-name="Heading_20_3" text:outline-level="3">7.5 Monedas y bolsas de dinero (puntuación)</text:h>
      <text:p text:style-name="Text_20_body">Solo dan <text:span text:style-name="Strong_20_Emphasis">puntos</text:span>, nunca curan.</text:p>
      <text:p text:style-name="Text_20_body">Valores base (configurables en <text:span text:style-name="Source_20_Text">data/balance.json</text:span>):</text:p>
      <text:list xml:id="list3487892035" text:style-name="L39">
        <text:list-item>
          <text:p text:style-name="P50">Moneda: <text:span text:style-name="Strong_20_Emphasis">+10 puntos</text:span></text:p>
        </text:list-item>
        <text:list-item>
          <text:p text:style-name="P50"><text:soft-page-break/>Bolsa de dinero: <text:span text:style-name="Strong_20_Emphasis">+100 puntos</text:span> (≈10 monedas)</text:p>
          <text:list>
            <text:list-item>
              <text:p text:style-name="P50">Se puede usar una segunda rareza intermedia de 50 puntos si interesa.</text:p>
            </text:list-item>
          </text:list>
        </text:list-item>
      </text:list>
      <text:p text:style-name="Text_20_body">Fuentes:</text:p>
      <text:list xml:id="list3969873645" text:style-name="L40">
        <text:list-item>
          <text:p text:style-name="P51">Drops de enemigos (ratas/mosquitos → sobre todo monedas; Paciente furioso / jefes / carros peligrosos → más bolsas).</text:p>
        </text:list-item>
        <text:list-item>
          <text:p text:style-name="P51">Humanos aplastados: mezcla de comida y monedas.</text:p>
        </text:list-item>
        <text:list-item>
          <text:p text:style-name="P51">Carros especiales de urgencias: pueden soltar monedas y bolsas.</text:p>
        </text:list-item>
      </text:list>
      <text:p text:style-name="Text_20_body">Extras:</text:p>
      <text:list xml:id="list2935323764" text:style-name="L41">
        <text:list-item>
          <text:p text:style-name="P52">Si el jugador recoge ≥5 monedas seguidas en ≤6 s, puede activarse un <text:span text:style-name="Strong_20_Emphasis">combo de monedas</text:span> (multiplicador x1.5 temporal).</text:p>
        </text:list-item>
        <text:list-item>
          <text:p text:style-name="P52">El <text:span text:style-name="Strong_20_Emphasis">Gotero verde</text:span> tiene imán de monedas/bolsas.</text:p>
        </text:list-item>
      </text:list>
      <text:h text:style-name="Heading_20_3" text:outline-level="3">7.6 Fuego, agua y extintores</text:h>
      <text:p text:style-name="Text_20_body">El <text:span text:style-name="Strong_20_Emphasis">fuego</text:span> debe ser uno de los peligros principales del juego.</text:p>
      <text:list xml:id="list788645290" text:style-name="L42">
        <text:list-item>
          <text:p text:style-name="P53">Quita <text:span text:style-name="Strong_20_Emphasis">½ corazón por segundo</text:span> a cualquier entidad que permanezca en la casilla.</text:p>
        </text:list-item>
        <text:list-item>
          <text:p text:style-name="P53">Se propaga con probabilidad alta a casillas adyacentes (no paredes ni agua).</text:p>
        </text:list-item>
        <text:list-item>
          <text:p text:style-name="P53">Cada foco de fuego tiene una vida útil limitada (TTL) para evitar explosiones infinitas.</text:p>
        </text:list-item>
        <text:list-item>
          <text:p text:style-name="P53">El contacto con <text:span text:style-name="Strong_20_Emphasis">charcos de agua</text:span> o con uso de <text:span text:style-name="Strong_20_Emphasis">extintor</text:span> lo apaga inmediatamente, generando vapor.</text:p>
        </text:list-item>
        <text:list-item>
          <text:p text:style-name="P53">Algunos poderes (Gotero rojo, etc.) pueden ayudar a controlarlo.</text:p>
        </text:list-item>
      </text:list>
      <text:p text:style-name="Text_20_body"><text:span text:style-name="Strong_20_Emphasis">Charcos / suelo mojado</text:span></text:p>
      <text:list xml:id="list2323242580" text:style-name="L43">
        <text:list-item>
          <text:p text:style-name="P54">Reducen fricción: los carros derrapan y rebotan más.</text:p>
        </text:list-item>
        <text:list-item>
          <text:p text:style-name="P54">El jugador puede resbalar (pequeña animación + sfx).</text:p>
        </text:list-item>
      </text:list>
      <text:p text:style-name="Text_20_body"><text:span text:style-name="Strong_20_Emphasis">Extintores</text:span></text:p>
      <text:list xml:id="list4270372108" text:style-name="L44">
        <text:list-item>
          <text:p text:style-name="P55">Ítem que se puede llevar (uno a la vez).</text:p>
        </text:list-item>
        <text:list-item>
          <text:p text:style-name="P55">Permite atravesar zonas en llamas y apagar focos concretos.</text:p>
        </text:list-item>
      </text:list>
      <text:h text:style-name="Heading_20_3" text:outline-level="3">7.7 Spawners</text:h>
      <text:p text:style-name="Text_20_body">Entidades visibles en el mapa con sprite propio:</text:p>
      <text:p text:style-name="Text_20_body">Tipos:</text:p>
      <text:list xml:id="list3585260454" text:style-name="L45">
        <text:list-item>
          <text:p text:style-name="P56">Spawner de <text:span text:style-name="Strong_20_Emphasis">animales</text:span> (ratas, mosquitos…).</text:p>
        </text:list-item>
        <text:list-item>
          <text:p text:style-name="P56">Spawner de <text:span text:style-name="Strong_20_Emphasis">humanos</text:span> (NPC hostiles y neutrales).</text:p>
        </text:list-item>
        <text:list-item>
          <text:p text:style-name="P56">Spawner de <text:span text:style-name="Strong_20_Emphasis">carros</text:span> (urgencias/meds/comida).</text:p>
        </text:list-item>
      </text:list>
      <text:p text:style-name="Text_20_body">Concepto:</text:p>
      <text:list xml:id="list3628838990" text:style-name="L46">
        <text:list-item>
          <text:p text:style-name="P57"><text:soft-page-break/>Cada población tiene spawners fijos en el mapa.</text:p>
        </text:list-item>
        <text:list-item>
          <text:p text:style-name="P57">Cuando muere una entidad de esa población, se encola una petición de respawn.</text:p>
        </text:list-item>
        <text:list-item>
          <text:p text:style-name="P57">El sistema elige siempre el spawner de ese tipo con <text:span text:style-name="Strong_20_Emphasis">menos cola interna</text:span> y <text:span text:style-name="Strong_20_Emphasis">más cercano al jugador</text:span>.</text:p>
        </text:list-item>
        <text:list-item>
          <text:p text:style-name="P57">Cada spawner solo puede producir una nueva unidad cada <text:span text:style-name="Strong_20_Emphasis">120 segundos</text:span> (cooldown).</text:p>
        </text:list-item>
        <text:list-item>
          <text:p text:style-name="P57">Visualmente se muestran como plataformas o “portales” temáticos para cada tipo.</text:p>
        </text:list-item>
      </text:list>
      <text:p text:style-name="Horizontal_20_Line"/>
      <text:h text:style-name="Heading_20_2" text:outline-level="2">8. Mundo, mapa y reglas del hospital</text:h>
      <text:h text:style-name="Heading_20_3" text:outline-level="3">8.1 Mapa general</text:h>
      <text:list xml:id="list1620894810" text:style-name="L47">
        <text:list-item>
          <text:p text:style-name="P58">Vista cenital, hospital cerrado: fuera del perímetro no se camina.</text:p>
        </text:list-item>
        <text:list-item>
          <text:p text:style-name="P58"><text:span text:style-name="Strong_20_Emphasis">Sala de Control</text:span> en el centro del mapa:</text:p>
          <text:list>
            <text:list-item>
              <text:p text:style-name="P58">Zona segura sin spawns hostiles.</text:p>
            </text:list-item>
            <text:list-item>
              <text:p text:style-name="P58">Teléfono para apagar todos los timbres.</text:p>
            </text:list-item>
            <text:list-item>
              <text:p text:style-name="P58">Puertas a otros niveles.</text:p>
            </text:list-item>
          </text:list>
        </text:list-item>
        <text:list-item>
          <text:p text:style-name="P58">Habitaciones y pasillos tipo laberinto con cuellos de botella, puertas y ascensores.</text:p>
        </text:list-item>
        <text:list-item>
          <text:p text:style-name="P58">La habitación de Boss permanece cerrada hasta entregar la última medicina normal.</text:p>
        </text:list-item>
      </text:list>
      <text:h text:style-name="Heading_20_3" text:outline-level="3">8.2 Generación y centrado</text:h>
      <text:list xml:id="list2337921167" text:style-name="L48">
        <text:list-item>
          <text:p text:style-name="P59">El mapa debe construirse correctamente a partir de <text:span text:style-name="Source_20_Text">level_rules.xml</text:span>, sin “huecos” ni desalineaciones.</text:p>
        </text:list-item>
        <text:list-item>
          <text:p text:style-name="P59">El héroe aparece por defecto en la Sala de Control, <text:span text:style-name="Strong_20_Emphasis">centrado</text:span> en el mapa principal y en el minimapa.</text:p>
        </text:list-item>
        <text:list-item>
          <text:p text:style-name="P59">Se dispone de un modo <text:span text:style-name="Source_20_Text">?map=debug</text:span> que vuelca en logs la versión ASCII del mapa para revisar errores de construcción.</text:p>
        </text:list-item>
      </text:list>
      <text:h text:style-name="Heading_20_3" text:outline-level="3">8.3 Niebla de guerra</text:h>
      <text:list xml:id="list2772884214" text:style-name="L49">
        <text:list-item>
          <text:p text:style-name="P60">Solo se ve un área cercana al héroe.</text:p>
        </text:list-item>
        <text:list-item>
          <text:p text:style-name="P60">La niebla se despeja al caminar y mediante power-ups de visión (jeringa/gotero verde).</text:p>
        </text:list-item>
        <text:list-item>
          <text:p text:style-name="P60">El área visible también se ve reflejada en el minimapa.</text:p>
        </text:list-item>
      </text:list>
      <text:h text:style-name="Heading_20_3" text:outline-level="3">8.4 Sistema de timbres</text:h>
      <text:list xml:id="list2084370749" text:style-name="L50">
        <text:list-item>
          <text:p text:style-name="P61">Cada paciente en cama tiene un timbre adyacente.</text:p>
        </text:list-item>
        <text:list-item>
          <text:p text:style-name="P61">Si un timbre suena ≥60 s sin atender:</text:p>
          <text:list>
            <text:list-item>
              <text:p text:style-name="P61">Aparece un <text:span text:style-name="Strong_20_Emphasis">Paciente Furioso</text:span> en esa cama.</text:p>
            </text:list-item>
          </text:list>
        </text:list-item>
        <text:list-item>
          <text:p text:style-name="P61"><text:soft-page-break/>El jugador:</text:p>
          <text:list>
            <text:list-item>
              <text:p text:style-name="P61">Puede apagar timbres uno a uno junto a la cama.</text:p>
            </text:list-item>
            <text:list-item>
              <text:p text:style-name="P61">O usar el teléfono de la Sala de Control para apagarlos todos sin ganar puntos.</text:p>
            </text:list-item>
          </text:list>
        </text:list-item>
      </text:list>
      <text:h text:style-name="Heading_20_3" text:outline-level="3">8.5 Ascensores</text:h>
      <text:list xml:id="list1563243763" text:style-name="L51">
        <text:list-item>
          <text:p text:style-name="P62">Aproximadamente 6 casillas de ascensor en el mapa (en parejas conectadas).</text:p>
        </text:list-item>
        <text:list-item>
          <text:p text:style-name="P62">Funcionamiento:</text:p>
          <text:list>
            <text:list-item>
              <text:p text:style-name="P62">El jugador entra en la casilla del ascensor A.</text:p>
            </text:list-item>
            <text:list-item>
              <text:p text:style-name="P62">Se reproducen puertas/animación.</text:p>
            </text:list-item>
            <text:list-item>
              <text:p text:style-name="P62">Se teletransporta al ascensor B.</text:p>
            </text:list-item>
            <text:list-item>
              <text:p text:style-name="P62">Ambos quedan temporalmente desactivados para evitar loops.</text:p>
            </text:list-item>
          </text:list>
        </text:list-item>
        <text:list-item>
          <text:p text:style-name="P62">Los guardias y algunos NPC también pueden usarlos.</text:p>
        </text:list-item>
      </text:list>
      <text:p text:style-name="Horizontal_20_Line"/>
      <text:h text:style-name="Heading_20_2" text:outline-level="2">9. Progresión de niveles</text:h>
      <text:p text:style-name="Text_20_body">Tres niveles principales (plantas) + posibles niveles extra futuros.</text:p>
      <text:h text:style-name="Heading_20_3" text:outline-level="3">Nivel 1 – Hematología</text:h>
      <text:list xml:id="list310252855" text:style-name="L52">
        <text:list-item>
          <text:p text:style-name="P63">Introduce:</text:p>
          <text:list>
            <text:list-item>
              <text:p text:style-name="P63">Timbrado básico</text:p>
            </text:list-item>
            <text:list-item>
              <text:p text:style-name="P63">Mosquitos y ratas</text:p>
            </text:list-item>
            <text:list-item>
              <text:p text:style-name="P63">Paciente furioso</text:p>
            </text:list-item>
          </text:list>
        </text:list-item>
        <text:list-item>
          <text:p text:style-name="P63">Boss: <text:span text:style-name="Strong_20_Emphasis">paciente hematológico</text:span>.</text:p>
        </text:list-item>
        <text:list-item>
          <text:p text:style-name="P63">Atmosfera: hospital de día, menos fuego, físicas moderadas.</text:p>
        </text:list-item>
      </text:list>
      <text:h text:style-name="Heading_20_3" text:outline-level="3">Nivel 2 – Planta de limpieza / pasillos mojados</text:h>
      <text:list xml:id="list3553288047" text:style-name="L53">
        <text:list-item>
          <text:p text:style-name="P64">Introduce:</text:p>
          <text:list>
            <text:list-item>
              <text:p text:style-name="P64">Limpiadoras y muchos charcos</text:p>
            </text:list-item>
            <text:list-item>
              <text:p text:style-name="P64">Más carros y pasillos estrechos</text:p>
            </text:list-item>
          </text:list>
        </text:list-item>
        <text:list-item>
          <text:p text:style-name="P64">Boss: <text:span text:style-name="Strong_20_Emphasis">jefa de limpiadoras desmayada</text:span>.</text:p>
        </text:list-item>
        <text:list-item>
          <text:p text:style-name="P64">Atmosfera: tarde, más caos visual, música más intensa.</text:p>
        </text:list-item>
      </text:list>
      <text:h text:style-name="Heading_20_3" text:outline-level="3">Nivel 3 – Psiquiatría Piromana</text:h>
      <text:list xml:id="list3480185935" text:style-name="L54">
        <text:list-item>
          <text:p text:style-name="P65">Introduce:</text:p>
          <text:list>
            <text:list-item>
              <text:p text:style-name="P65">Fuego como mecánica central</text:p>
            </text:list-item>
            <text:list-item>
              <text:p text:style-name="P65"><text:soft-page-break/>Extintores</text:p>
            </text:list-item>
            <text:list-item>
              <text:p text:style-name="P65">Tormenta exterior, relámpagos, luces parpadeantes</text:p>
            </text:list-item>
            <text:list-item>
              <text:p text:style-name="P66">Guardias de seguridad</text:p>
            </text:list-item>
          </text:list>
        </text:list-item>
        <text:list-item>
          <text:p text:style-name="P65">Boss: <text:span text:style-name="Strong_20_Emphasis">paciente psiquiátrica piromana</text:span> en una habitación rodeada de fuego.</text:p>
        </text:list-item>
        <text:list-item>
          <text:p text:style-name="P65">Antes del boss final, pasillo en llamas y NPCs huyendo.</text:p>
        </text:list-item>
      </text:list>
      <text:p text:style-name="Text_20_body"><text:span text:style-name="Strong_20_Emphasis">Condición de victoria de cada nivel</text:span></text:p>
      <text:list xml:id="list4201272864" text:style-name="L55">
        <text:list-item>
          <text:p text:style-name="P67">Entregar todas las medicinas normales (checklist en HUD).</text:p>
        </text:list-item>
        <text:list-item>
          <text:p text:style-name="P67">Abrir y superar la sala de urgencias (boss).</text:p>
        </text:list-item>
      </text:list>
      <text:p text:style-name="Horizontal_20_Line"/>
      <text:h text:style-name="Heading_20_2" text:outline-level="2">10. Controles, cámara y sensación</text:h>
      <text:list xml:id="list2476641952" text:style-name="L56">
        <text:list-item>
          <text:p text:style-name="P68"><text:span text:style-name="Strong_20_Emphasis">Cámara</text:span>: top-down con ligera perspectiva 2.5D en objetos altos.</text:p>
        </text:list-item>
        <text:list-item>
          <text:p text:style-name="P68"><text:span text:style-name="Strong_20_Emphasis">Movimiento</text:span>:</text:p>
          <text:list>
            <text:list-item>
              <text:p text:style-name="P68">WASD / cursores (PC).</text:p>
            </text:list-item>
            <text:list-item>
              <text:p text:style-name="P68">En móvil: stick virtual.</text:p>
            </text:list-item>
          </text:list>
        </text:list-item>
        <text:list-item>
          <text:p text:style-name="P68"><text:span text:style-name="Strong_20_Emphasis">Acción principal</text:span>:</text:p>
          <text:list>
            <text:list-item>
              <text:p text:style-name="P68">Botón de empujar / interactuar (empujar carros, hablar, coger ítems, accionar puertas…).</text:p>
            </text:list-item>
          </text:list>
        </text:list-item>
        <text:list-item>
          <text:p text:style-name="P68"><text:span text:style-name="Strong_20_Emphasis">Ratón (opcional)</text:span>:</text:p>
          <text:list>
            <text:list-item>
              <text:p text:style-name="P68">Click = destino de pathfinding.</text:p>
            </text:list-item>
          </text:list>
        </text:list-item>
        <text:list-item>
          <text:p text:style-name="P68"><text:span text:style-name="Strong_20_Emphasis">Sensación</text:span>:</text:p>
          <text:list>
            <text:list-item>
              <text:p text:style-name="P68">Físicas tipo “bola de billar”: empujón → impulso → fricción progresiva + rebotes.</text:p>
            </text:list-item>
            <text:list-item>
              <text:p text:style-name="P68">Los héroes deben <text:span text:style-name="Strong_20_Emphasis">pararse automáticamente</text:span> al llegar al objetivo.</text:p>
            </text:list-item>
          </text:list>
        </text:list-item>
      </text:list>
      <text:p text:style-name="Horizontal_20_Line"/>
      <text:h text:style-name="Heading_20_2" text:outline-level="2">11. HUD, UI y pantallas</text:h>
      <text:h text:style-name="Heading_20_3" text:outline-level="3">HUD in-game</text:h>
      <text:list xml:id="list3908549849" text:style-name="L57">
        <text:list-item>
          <text:p text:style-name="P69"><text:span text:style-name="Strong_20_Emphasis">Corazones de vida</text:span> (lleno / medio / vacío).</text:p>
        </text:list-item>
        <text:list-item>
          <text:p text:style-name="P69"><text:span text:style-name="Strong_20_Emphasis">Puntuación total</text:span>.</text:p>
        </text:list-item>
        <text:list-item>
          <text:p text:style-name="P69">Contador de <text:span text:style-name="Strong_20_Emphasis">timbres activos</text:span>.</text:p>
        </text:list-item>
        <text:list-item>
          <text:p text:style-name="P69">Temporizador global de timbre (tiempo desde que sonó el más antiguo).</text:p>
        </text:list-item>
        <text:list-item>
          <text:p text:style-name="P69">Iconos de <text:span text:style-name="Strong_20_Emphasis">jeringa/gotero activos</text:span> con borde de color y barra de tiempo.</text:p>
        </text:list-item>
      </text:list>
      <text:h text:style-name="Heading_20_3" text:outline-level="3"><text:soft-page-break/>Diálogos</text:h>
      <text:list xml:id="list3163666670" text:style-name="L58">
        <text:list-item>
          <text:p text:style-name="P70">Bocadillos sobre la cabeza del NPC.</text:p>
        </text:list-item>
        <text:list-item>
          <text:p text:style-name="P70">Sonido corto por letra / beep.</text:p>
        </text:list-item>
        <text:list-item>
          <text:p text:style-name="P70">Sistema anti-spam:</text:p>
          <text:list>
            <text:list-item>
              <text:p text:style-name="P70">Cola de mensajes por NPC.</text:p>
            </text:list-item>
            <text:list-item>
              <text:p text:style-name="P70">Cooldown global.</text:p>
            </text:list-item>
          </text:list>
        </text:list-item>
      </text:list>
      <text:h text:style-name="Heading_20_3" text:outline-level="3">Pantallas principales</text:h>
      <text:list xml:id="list712528043" text:style-name="L59">
        <text:list-item>
          <text:p text:style-name="P71">Menú principal:</text:p>
          <text:list>
            <text:list-item>
              <text:p text:style-name="P71">Selección de personaje.</text:p>
            </text:list-item>
            <text:list-item>
              <text:p text:style-name="P71">Modo 1 jugador (futuro multijugador local).</text:p>
            </text:list-item>
          </text:list>
        </text:list-item>
        <text:list-item>
          <text:p text:style-name="P71">Pantalla “READY?!” de inicio.</text:p>
        </text:list-item>
        <text:list-item>
          <text:p text:style-name="P71">Pantalla “LEVEL COMPLETE!” y transición a:</text:p>
          <text:list>
            <text:list-item>
              <text:p text:style-name="P71"><text:span text:style-name="Strong_20_Emphasis">Pantalla de puntuación</text:span> (tipo <text:span text:style-name="Emphasis">Metal Slug</text:span> / “Come and get your love”).</text:p>
            </text:list-item>
          </text:list>
        </text:list-item>
        <text:list-item>
          <text:p text:style-name="P71">Pantalla “GAME OVER” con Reintentar / Menú.</text:p>
        </text:list-item>
        <text:list-item>
          <text:p text:style-name="P71">Créditos finales con música melancólica tipo <text:span text:style-name="Emphasis">Eyes on Me</text:span> (soprano femenina).</text:p>
        </text:list-item>
      </text:list>
      <text:p text:style-name="Horizontal_20_Line"/>
      <text:h text:style-name="Heading_20_2" text:outline-level="2">12. IA y dificultad</text:h>
      <text:list xml:id="list739940214" text:style-name="L60">
        <text:list-item>
          <text:p text:style-name="P72">IA basada en reglas sencillas / árboles de comportamiento:</text:p>
          <text:list>
            <text:list-item>
              <text:p text:style-name="P72">Ver jugador → perseguir (A* u otra ruta).</text:p>
            </text:list-item>
            <text:list-item>
              <text:p text:style-name="P72">Ver hazard (fuego, objeto pesado) → intentar evitar / rodear.</text:p>
            </text:list-item>
            <text:list-item>
              <text:p text:style-name="P72">Si nada relevante → patrullar ruta.</text:p>
            </text:list-item>
          </text:list>
        </text:list-item>
        <text:list-item>
          <text:p text:style-name="P72">Dificultad por modo:</text:p>
          <text:list>
            <text:list-item>
              <text:p text:style-name="P72">Velocidad y agresividad de enemigos.</text:p>
            </text:list-item>
            <text:list-item>
              <text:p text:style-name="P72">Frecuencia de timbres.</text:p>
            </text:list-item>
            <text:list-item>
              <text:p text:style-name="P72">Uso de ascensores y flanqueos.</text:p>
            </text:list-item>
          </text:list>
        </text:list-item>
        <text:list-item>
          <text:p text:style-name="P72">Sistema anti-softlock:</text:p>
          <text:list>
            <text:list-item>
              <text:p text:style-name="P72">Si una entidad se queda atascada N ticks → pequeño “teleport” o reajuste.</text:p>
            </text:list-item>
            <text:list-item>
              <text:p text:style-name="P72">Mínimo de enemigos activos para que el mapa no quede vacío.</text:p>
            </text:list-item>
          </text:list>
        </text:list-item>
      </text:list>
      <text:p text:style-name="Horizontal_20_Line"/>
      <text:h text:style-name="Heading_20_2" text:outline-level="2"><text:soft-page-break/>13. Arte y estilo visual</text:h>
      <text:list xml:id="list30025273" text:style-name="L61">
        <text:list-item>
          <text:p text:style-name="P73"><text:span text:style-name="Strong_20_Emphasis">Personajes chibi</text:span> con cabeza grande y barriga cervecera.</text:p>
        </text:list-item>
        <text:list-item>
          <text:p text:style-name="P73"><text:span text:style-name="T1">TILE: </text:span>Sprites 32×32 (o tamaño equivalente) para suelos, paredes, puertas, ascensor, señales, charcos, etc.</text:p>
        </text:list-item>
        <text:list-item>
          <text:p text:style-name="P73">Paleta cálida, con muchos naranjas, verdes hospital y azules nocturnos.</text:p>
        </text:list-item>
      </text:list>
      <text:h text:style-name="Heading_20_3" text:outline-level="3">Rigs chibi</text:h>
      <text:list xml:id="list2410237957" text:style-name="L62">
        <text:list-item>
          <text:p text:style-name="P74">Definir estilo base (proporciones, paleta).</text:p>
        </text:list-item>
        <text:list-item>
          <text:p text:style-name="P74">Redibujar héroes:</text:p>
          <text:list>
            <text:list-item>
              <text:p text:style-name="P74">Enrique</text:p>
            </text:list-item>
            <text:list-item>
              <text:p text:style-name="P74">Roberto</text:p>
            </text:list-item>
            <text:list-item>
              <text:p text:style-name="P74">Francesco<text:line-break/>Cada uno con animaciones: idle, caminar, correr, empujar, recibir daño, morir, hablar.</text:p>
            </text:list-item>
          </text:list>
        </text:list-item>
        <text:list-item>
          <text:p text:style-name="P74">NPCs importantes:</text:p>
          <text:list>
            <text:list-item>
              <text:p text:style-name="P74">Supervisora, TCAE, Limpiadora, Médico, Guardia, etc.</text:p>
            </text:list-item>
            <text:list-item>
              <text:p text:style-name="P74">Usar un rig base compartido y cambiar solo las skins cuando sea posible.</text:p>
            </text:list-item>
          </text:list>
        </text:list-item>
      </text:list>
      <text:p text:style-name="Horizontal_20_Line"/>
      <text:h text:style-name="Heading_20_2" text:outline-level="2">14. Audio</text:h>
      <text:h text:style-name="Heading_20_3" text:outline-level="3">Música</text:h>
      <text:list xml:id="list2778654615" text:style-name="L63">
        <text:list-item>
          <text:p text:style-name="P75">Estilo arcade retro, pero de alta calidad, con mezcla de:</text:p>
          <text:list>
            <text:list-item>
              <text:p text:style-name="P75">piezas épicas para jefes,</text:p>
            </text:list-item>
            <text:list-item>
              <text:p text:style-name="P75">temas divertidos y cómicos para niveles,</text:p>
            </text:list-item>
            <text:list-item>
              <text:p text:style-name="P75">música melancólica para créditos.</text:p>
            </text:list-item>
          </text:list>
        </text:list-item>
        <text:list-item>
          <text:p text:style-name="P75">Se produce principalmente con herramientas IA (Suno) siguiendo prompts definidos por nivel:</text:p>
          <text:list>
            <text:list-item>
              <text:p text:style-name="P75">Intro, música de nivel, mini-boss, boss, pasillos en llamas, pantalla de puntuación, créditos…</text:p>
            </text:list-item>
          </text:list>
        </text:list-item>
      </text:list>
      <text:h text:style-name="Heading_20_3" text:outline-level="3">SFX</text:h>
      <text:list xml:id="list872745884" text:style-name="L64">
        <text:list-item>
          <text:p text:style-name="P76">Empujón, rebote, aplastamiento cartoon.</text:p>
        </text:list-item>
        <text:list-item>
          <text:p text:style-name="P76">Fuego (crepitar), agua (chorro / vapor), resbalón de charco.</text:p>
        </text:list-item>
        <text:list-item>
          <text:p text:style-name="P76">Timbres, teléfono, ascensor, recogida de moneda, recogida de comida, power-ups, etc.</text:p>
        </text:list-item>
      </text:list>
      <text:p text:style-name="Horizontal_20_Line"/>
      <text:h text:style-name="Heading_20_2" text:outline-level="2"><text:soft-page-break/>15. Estados del jugador y feedback</text:h>
      <text:list xml:id="list707221652" text:style-name="L65">
        <text:list-item>
          <text:p text:style-name="P77">Vida: 2–4 corazones según dificultad (configurable).</text:p>
        </text:list-item>
        <text:list-item>
          <text:p text:style-name="P77">Daño en pasos de ½ corazón:</text:p>
          <text:list>
            <text:list-item>
              <text:p text:style-name="P77">Ratas, mosquitos, limpios, médico leve, fuego por segundo, etc.</text:p>
            </text:list-item>
            <text:list-item>
              <text:p text:style-name="P77">Golpes fuertes (guardia, carro pesado) pueden quitar 1 corazón o más.</text:p>
            </text:list-item>
          </text:list>
        </text:list-item>
      </text:list>
      <text:p text:style-name="Text_20_body"><text:span text:style-name="Strong_20_Emphasis">Estados negativos</text:span>:</text:p>
      <text:list xml:id="list1991094088" text:style-name="L66">
        <text:list-item>
          <text:p text:style-name="P78">Confundido (controles invertidos, TCAE).</text:p>
        </text:list-item>
        <text:list-item>
          <text:p text:style-name="P78">Enamorado (se mueve hacia enfermera sexy).</text:p>
        </text:list-item>
        <text:list-item>
          <text:p text:style-name="P78">Desorientado (HUD parcial, supervisora).</text:p>
        </text:list-item>
        <text:list-item>
          <text:p text:style-name="P78">Aturdido (golpes fuertes, fuego, ondas).</text:p>
        </text:list-item>
      </text:list>
      <text:p text:style-name="Text_20_body"><text:span text:style-name="Strong_20_Emphasis">Muertes</text:span>:</text:p>
      <text:list xml:id="list2440329657" text:style-name="L67">
        <text:list-item>
          <text:p text:style-name="P79">Aplastado (por carro/cama).</text:p>
        </text:list-item>
        <text:list-item>
          <text:p text:style-name="P79">Quemado (fuego).</text:p>
        </text:list-item>
        <text:list-item>
          <text:p text:style-name="P79">Golpeado (enemigos / guardias).</text:p>
        </text:list-item>
      </text:list>
      <text:p text:style-name="Text_20_body">Cada tipo de muerte tiene animación y sonido propios.</text:p>
      <text:p text:style-name="Horizontal_20_Line"/>
      <text:h text:style-name="Heading_20_2" text:outline-level="2">16. Notas técnicas de alto nivel (para implementación)</text:h>
      <text:p text:style-name="Text_20_body">Estas notas sirven de guía para el trabajo de motor y para herramientas tipo Codex:</text:p>
      <text:list xml:id="list2701740513" text:style-name="L68">
        <text:list-item>
          <text:p text:style-name="P80"><text:span text:style-name="Strong_20_Emphasis">Rigs y colisiones</text:span></text:p>
          <text:list>
            <text:list-item>
              <text:p text:style-name="P80">Revisar <text:span text:style-name="Source_20_Text">puppet.rigs.plugin.js</text:span>, <text:span text:style-name="Source_20_Text">puppet.plugin.js</text:span> y <text:span text:style-name="Source_20_Text">physics.plugin.js</text:span> para:</text:p>
              <text:list>
                <text:list-item>
                  <text:p text:style-name="P80">Carga correcta de rigs de héroes y NPC.</text:p>
                </text:list-item>
                <text:list-item>
                  <text:p text:style-name="P80">Capas de colisión coherentes (el héroe debe:</text:p>
                  <text:list>
                    <text:list-item>
                      <text:p text:style-name="P80">recibir daño,</text:p>
                    </text:list-item>
                    <text:list-item>
                      <text:p text:style-name="P80">coger pastillas,</text:p>
                    </text:list-item>
                    <text:list-item>
                      <text:p text:style-name="P80">entregar medicinas,</text:p>
                    </text:list-item>
                    <text:list-item>
                      <text:p text:style-name="P80">ser empujado/aplastado por carros,</text:p>
                    </text:list-item>
                    <text:list-item>
                      <text:p text:style-name="P80">activar puertas y timbres).</text:p>
                    </text:list-item>
                  </text:list>
                </text:list-item>
              </text:list>
            </text:list-item>
          </text:list>
        </text:list-item>
        <text:list-item>
          <text:p text:style-name="P80"><text:span text:style-name="Strong_20_Emphasis">Culling unificado</text:span></text:p>
          <text:list>
            <text:list-item>
              <text:p text:style-name="P80">En <text:span text:style-name="Source_20_Text">level_rules.xml</text:span> solo debe existir un atributo <text:span text:style-name="Source_20_Text">culling="20"</text:span> (radio de tiles alrededor del héroe).</text:p>
            </text:list-item>
            <text:list-item>
              <text:p text:style-name="P80">Todo lo que quede fuera:</text:p>
              <text:list>
                <text:list-item>
                  <text:p text:style-name="P80"><text:soft-page-break/>no se dibuja,</text:p>
                </text:list-item>
                <text:list-item>
                  <text:p text:style-name="P80">no se actualiza ni genera logs.</text:p>
                </text:list-item>
              </text:list>
            </text:list-item>
          </text:list>
        </text:list-item>
        <text:list-item>
          <text:p text:style-name="P80"><text:span text:style-name="Strong_20_Emphasis">Puertas normales vs puertas de urgencias</text:span></text:p>
          <text:list>
            <text:list-item>
              <text:p text:style-name="P80">Solo la puerta del Boss debe comportarse como <text:span text:style-name="Strong_20_Emphasis">urgencias</text:span> (requiere que no queden pacientes).</text:p>
            </text:list-item>
            <text:list-item>
              <text:p text:style-name="P80">El resto se abren siempre cuando el héroe se acerca o acciona.</text:p>
            </text:list-item>
          </text:list>
        </text:list-item>
        <text:list-item>
          <text:p text:style-name="P80"><text:span text:style-name="Strong_20_Emphasis">Mapa y minimapa</text:span></text:p>
          <text:list>
            <text:list-item>
              <text:p text:style-name="P80">Arreglar la construcción del mapa normal para que use bien <text:span text:style-name="Source_20_Text">level_rules.xml</text:span>.</text:p>
            </text:list-item>
            <text:list-item>
              <text:p text:style-name="P80">Asegurar:</text:p>
              <text:list>
                <text:list-item>
                  <text:p text:style-name="P80">héroe centrado en Sala de Control al iniciar,</text:p>
                </text:list-item>
                <text:list-item>
                  <text:p text:style-name="P80">minimapa sincronizado con la posición real.</text:p>
                </text:list-item>
              </text:list>
            </text:list-item>
            <text:list-item>
              <text:p text:style-name="P80">Implementar logs ASCII del mapa cuando se active <text:span text:style-name="Source_20_Text">?map=debug</text:span>.</text:p>
            </text:list-item>
          </text:list>
        </text:list-item>
        <text:list-item>
          <text:p text:style-name="P80"><text:span text:style-name="Strong_20_Emphasis">FireAPI y CleanerAPI</text:span></text:p>
          <text:list>
            <text:list-item>
              <text:p text:style-name="P80"><text:span text:style-name="Source_20_Text">fire.entities.js</text:span> debe exponer <text:span text:style-name="Source_20_Text">FireAPI</text:span>:</text:p>
              <text:list>
                <text:list-item>
                  <text:p text:style-name="P80">spawn, update, render, getActive, extinguish, extinguishAtTile…</text:p>
                </text:list-item>
              </text:list>
            </text:list-item>
            <text:list-item>
              <text:p text:style-name="P80">El fuego:</text:p>
              <text:list>
                <text:list-item>
                  <text:p text:style-name="P80">se dibuja solo con canvas (sin sprites),</text:p>
                </text:list-item>
                <text:list-item>
                  <text:p text:style-name="P80">se propaga entre tiles,</text:p>
                </text:list-item>
                <text:list-item>
                  <text:p text:style-name="P80">hace ½ corazón de daño por segundo,</text:p>
                </text:list-item>
                <text:list-item>
                  <text:p text:style-name="P80">se apaga al tocar agua/extintor.</text:p>
                </text:list-item>
              </text:list>
            </text:list-item>
          </text:list>
        </text:list-item>
        <text:list-item>
          <text:p text:style-name="P80"><text:span text:style-name="Strong_20_Emphasis">SpawnerAPI</text:span></text:p>
          <text:list>
            <text:list-item>
              <text:p text:style-name="P80"><text:span text:style-name="Source_20_Text">spawner.entities.js</text:span> define spawners visibles (animales, humanos, carros) y su lógica de colas + cooldown de 120 s.</text:p>
            </text:list-item>
            <text:list-item>
              <text:p text:style-name="P80">Los spawners eligen siempre la petición pendiente que mejor encaja según cola y proximidad al jugador.</text:p>
            </text:list-item>
          </text:list>
        </text:list-item>
        <text:list-item>
          <text:p text:style-name="P80"><text:span text:style-name="Strong_20_Emphasis">Logs y depuración</text:span></text:p>
          <text:list>
            <text:list-item>
              <text:p text:style-name="P80">Flags globales (<text:span text:style-name="Source_20_Text">DEBUG_RIGS</text:span>, <text:span text:style-name="Source_20_Text">DEBUG_CULLING</text:span>, <text:span text:style-name="Source_20_Text">DEBUG_SPAWNER</text:span>, <text:span text:style-name="Source_20_Text">DEBUG_FIRE</text:span>) para activar logs sin ensuciar la consola en juego normal.</text:p>
            </text:list-item>
          </text:list>
        </text:list-item>
      </text:list>
      <text:p text:style-name="Horizontal_20_Line"/>
      <text:p text:style-name="Text_20_body">Con esto tienes un <text:span text:style-name="Strong_20_Emphasis">GDD completo, coherente y listo</text:span> para compartir con artistas, programadores, músicos o con la IA que te ayude a implementar cada parte. Si quieres, en el siguiente paso puedo convertir este GDD en una <text:span text:style-name="Strong_20_Emphasis">checklist de tareas</text:span> para irlas atacando por fases (gameplay base, fuego, spawners, bosses, etc.).</text:p>
      <text:p text:style-name="Text_20_body"/>
      <text:h text:style-name="Heading_20_1" text:outline-level="1"><text:soft-page-break/></text:h>
      <text:h text:style-name="Heading_20_1" text:outline-level="1"><text:span text:style-name="Emphasis"/></text:h>
      <text:h text:style-name="Heading_20_2" text:outline-level="2"/>
      <text:p text:style-name="Text_20_body"/>
      <text:p text:style-name="Text_20_body"/>
      <text:p text:style-name="Text_20_body"/>
      <text:p text:style-name="Text_20_body">Revisar y corregir la carga de rigs, sprites y capas de colisión del héroe y de todos los NPC para que:</text:p>
      <text:p text:style-name="Text_20_body">- Todos los rigs se vean y animen correctamente.</text:p>
      <text:p text:style-name="Text_20_body">- El héroe pueda:</text:p>
      <text:p text:style-name="Text_20_body"><text:s text:c="2"/>- recibir daño de enemigos/NPC hostiles,</text:p>
      <text:p text:style-name="Text_20_body"><text:s text:c="2"/>- entregar la pastilla al paciente cuando colisionan,</text:p>
      <text:p text:style-name="Text_20_body"><text:s text:c="2"/>- ser empujado o aplastado por los carros (carts),</text:p>
      <text:p text:style-name="Text_20_body"><text:s text:c="2"/>- activar puertas, timbres y cualquier entidad interactiva al tocarlas.</text:p>
      <text:p text:style-name="Text_20_body"/>
      <text:p text:style-name="Text_20_body"/>
      <text:p text:style-name="Text_20_body">Tareas concretas:</text:p>
      <text:p text:style-name="Text_20_body">1. Revisar en:</text:p>
      <text:p text:style-name="Text_20_body"><text:s text:c="3"/>- assets/plugins/puppet.rigs.plugin.js</text:p>
      <text:p text:style-name="Text_20_body"><text:s text:c="3"/>- assets/plugins/puppet.plugin.js</text:p>
      <text:p text:style-name="Text_20_body"><text:s text:c="3"/>- assets/plugins/physics.plugin.js</text:p>
      <text:p text:style-name="Text_20_body"><text:s text:c="3"/>- assets/plugins/entities/*.entities.js</text:p>
      <text:p text:style-name="Text_20_body"><text:s text:c="3"/>cómo se:</text:p>
      <text:p text:style-name="Text_20_body"><text:s text:c="3"/>- registran rigs (HeroRig, NPC rigs),</text:p>
      <text:p text:style-name="Text_20_body"><text:s text:c="3"/>- crean entidades del héroe y NPC,</text:p>
      <text:p text:style-name="Text_20_body"><text:s text:c="3"/>- asignan collisionLayer / collisionMask o propiedades equivalentes.</text:p>
      <text:p text:style-name="Text_20_body">2. Asegurar que:</text:p>
      <text:p text:style-name="Text_20_body"><text:s text:c="3"/>- El héroe y los NPC usan capas de colisión compatibles para que sus overlaps entren en la lógica de daños, pickups y triggers.</text:p>
      <text:p text:style-name="Text_20_body"><text:s text:c="3"/>- Los carros (cart_emergency, cart_meds, cart_food) al moverse llaman a la lógica de colisión que aplica daño o “crush” a lo que atropellan.</text:p>
      <text:p text:style-name="Text_20_body"><text:soft-page-break/>3. Corregir la referencia al sprite de la pastilla:</text:p>
      <text:p text:style-name="Text_20_body"><text:s text:c="3"/>- Localizar dónde se usa spriteKey/skin para la pastilla (pill.generic o similar).</text:p>
      <text:p text:style-name="Text_20_body"><text:s text:c="3"/>- Ajustar a la imagen real pill_generic.png o renombrar el asset, de forma consistente.</text:p>
      <text:p text:style-name="Text_20_body"><text:s text:c="3"/>- Verificar que ya no aparece el 404 en consola.</text:p>
      <text:p text:style-name="Text_20_body">4. Añadir logs mínimos y claros SOLO en los puntos críticos:</text:p>
      <text:p text:style-name="Text_20_body"><text:s text:c="3"/>- Si un rig no se puede registrar.</text:p>
      <text:p text:style-name="Text_20_body"><text:s text:c="3"/>- Si falla el binding de un rig a una entidad.</text:p>
      <text:p text:style-name="Text_20_body"><text:s text:c="3"/>- Si se pierde una colisión que debería hacer daño o entregar una pastilla.</text:p>
      <text:p text:style-name="Text_20_body"/>
      <text:p text:style-name="Text_20_body">Criterios de aceptación:</text:p>
      <text:p text:style-name="Text_20_body">- Todos los NPC relevantes se ven y animan.</text:p>
      <text:p text:style-name="Text_20_body">- El héroe recibe daño correctamente al tocar enemigos o carros.</text:p>
      <text:p text:style-name="Text_20_body">- El héroe puede entregar la pastilla al paciente al contacto.</text:p>
      <text:p text:style-name="Text_20_body">Explica brevemente los cambios clave que haces en cada fichero.</text:p>
      <text:p text:style-name="Text_20_body"/>
      <text:p text:style-name="Text_20_body">Actúa como ingeniero de motor de juego 2D.</text:p>
      <text:p text:style-name="Text_20_body"/>
      <text:p text:style-name="Text_20_body">Repositorio: lencionif80/hospital-dash</text:p>
      <text:p text:style-name="Text_20_body"/>
      <text:p text:style-name="Text_20_body">Objetivo:</text:p>
      <text:p text:style-name="Text_20_body">Unificar el sistema de culling para que en level_rules.xml exista solo un atributo:</text:p>
      <text:p text:style-name="Text_20_body"><text:s text:c="2"/>culling="20"</text:p>
      <text:p text:style-name="Text_20_body">que indique un radio de 20 tiles alrededor del héroe. Dentro de ese cuadrado:</text:p>
      <text:p text:style-name="Text_20_body">- se dibuja el mapa,</text:p>
      <text:p text:style-name="Text_20_body">- se activan rigs y entidades.</text:p>
      <text:p text:style-name="Text_20_body">Fuera de ese cuadrado:</text:p>
      <text:p text:style-name="Text_20_body">- no se dibuja nada,</text:p>
      <text:p text:style-name="Text_20_body">- las entidades se “apagan” (no se actualizan ni generan logs).</text:p>
      <text:p text:style-name="Text_20_body"/>
      <text:p text:style-name="Text_20_body">Tareas:</text:p>
      <text:p text:style-name="Text_20_body">1. En assets/config/level_rules.xml:</text:p>
      <text:p text:style-name="Text_20_body"><text:soft-page-break/><text:s text:c="3"/>- Eliminar todos los atributos visualRadius y visibleTilesRadius tanto en &lt;globals&gt; como en cada &lt;level&gt;.</text:p>
      <text:p text:style-name="Text_20_body"><text:s text:c="3"/>- Añadir culling="20" (u otro valor único) donde corresponda.</text:p>
      <text:p text:style-name="Text_20_body">2. En el código del motor, localizar dónde se usan visualRadius/visibleTilesRadius:</text:p>
      <text:p text:style-name="Text_20_body"><text:s text:c="3"/>- assets/plugins/puppet.plugin.js</text:p>
      <text:p text:style-name="Text_20_body"><text:s text:c="3"/>- assets/plugins/puppet.rigs.plugin.js</text:p>
      <text:p text:style-name="Text_20_body"><text:s text:c="3"/>- cualquier plugin de mapa/cámara.</text:p>
      <text:p text:style-name="Text_20_body">3. Sustituir la lectura de visualRadius/visibleTilesRadius por el nuevo atributo culling:</text:p>
      <text:p text:style-name="Text_20_body"><text:s text:c="3"/>- Usar culling como número de tiles de radio para:</text:p>
      <text:p text:style-name="Text_20_body"><text:s text:c="5"/>- decidir qué entidades se activan (player, NPC, carts, puertas, timbres, enemigos),</text:p>
      <text:p text:style-name="Text_20_body"><text:s text:c="5"/>- recortar el dibujado del mapa principal.</text:p>
      <text:p text:style-name="Text_20_body">4. Asegurar que el radio de la linterna (flashlight) del héroe tiene sentido dentro de ese culling:</text:p>
      <text:p text:style-name="Text_20_body"><text:s text:c="3"/>- por ejemplo, seguir usando ~8 tiles de luz, pero garantizando que la luz no sale fuera del área de culling.</text:p>
      <text:p text:style-name="Text_20_body">5. Añadir un único log de depuración (opcional, activado por flag) del tipo:</text:p>
      <text:p text:style-name="Text_20_body"><text:s text:c="3"/>“[Puppet] Radio visual ≈ X tiles. Activos: N, Inactivos: M”</text:p>
      <text:p text:style-name="Text_20_body"><text:s text:c="3"/>y eliminar logs redundantes.</text:p>
      <text:p text:style-name="Text_20_body"/>
      <text:p text:style-name="Text_20_body">Criterios de aceptación:</text:p>
      <text:p text:style-name="Text_20_body">- Con culling=20 solo se actualizan y dibujan entidades y mapa dentro de ±20 tiles del héroe.</text:p>
      <text:p text:style-name="Text_20_body">- Al mover al héroe, las entidades entran y salen del área activa de forma suave.</text:p>
      <text:p text:style-name="Text_20_body">- No se usan ya visualRadius ni visibleTilesRadius en ningún archivo.</text:p>
      <text:p text:style-name="Text_20_body">Describe los cambios que realizas en cada módulo implicado.</text:p>
      <text:p text:style-name="Text_20_body"/>
      <text:p text:style-name="Text_20_body"/>
      <text:p text:style-name="Text_20_body">Objetivo:</text:p>
      <text:p text:style-name="Text_20_body">Corregir el comportamiento de las puertas para que:</text:p>
      <text:p text:style-name="Text_20_body">- Las puertas normales se abran siempre de forma estándar cuando el héroe se acerca o pulsa la acción correspondiente.</text:p>
      <text:p text:style-name="Text_20_body">- Solo la puerta de urgencias del BOSS requiera que no queden pacientes en el nivel para poder abrirse.</text:p>
      <text:p text:style-name="Text_20_body"/>
      <text:p text:style-name="Text_20_body">Tareas:</text:p>
      <text:p text:style-name="Text_20_body"><text:soft-page-break/>1. Revisar:</text:p>
      <text:p text:style-name="Text_20_body"><text:s text:c="3"/>- assets/config/level_rules.xml</text:p>
      <text:p text:style-name="Text_20_body"><text:s text:c="3"/>- assets/plugins/entities/doors.entities.js</text:p>
      <text:p text:style-name="Text_20_body">2. En level_rules.xml:</text:p>
      <text:p text:style-name="Text_20_body"><text:s text:c="3"/>- Asegurarte de que solo la puerta asociada al BOSS tiene kind="urgencias" o bossDoor=true.</text:p>
      <text:p text:style-name="Text_20_body"><text:s text:c="3"/>- El resto de puertas deben ser de tipo normal (por ejemplo kind="door" o el tipo que se use por defecto).</text:p>
      <text:p text:style-name="Text_20_body">3. En doors.entities.js:</text:p>
      <text:p text:style-name="Text_20_body"><text:s text:c="3"/>- Separar claramente la lógica de:</text:p>
      <text:p text:style-name="Text_20_body"><text:s text:c="5"/>- puerta normal (openNormal / lógica de apertura sin condición de pacientes),</text:p>
      <text:p text:style-name="Text_20_body"><text:s text:c="5"/>- puerta de urgencias / bossDoor (openUrgencias) que comprueba si quedan pacientes.</text:p>
      <text:p text:style-name="Text_20_body"><text:s text:c="3"/>- Verificar que la puerta normal nunca consulta el estado de pacientes; la puerta de urgencias sí lo hace.</text:p>
      <text:p text:style-name="Text_20_body">4. Asegurar que el sistema de rigs de puertas (rig=door, etc.) se asigna igual para ambos tipos, solo cambiando la lógica de apertura.</text:p>
      <text:p text:style-name="Text_20_body">5. Registrar en logs solo eventos de interés:</text:p>
      <text:p text:style-name="Text_20_body"><text:s text:c="3"/>- Mensaje tipo “[URGENT] Door locked, patients remain” solo en la puerta de urgencias.</text:p>
      <text:p text:style-name="Text_20_body"><text:s text:c="3"/>- Eliminar cualquier log de spam en cada frame.</text:p>
      <text:p text:style-name="Text_20_body"/>
      <text:p text:style-name="Text_20_body">Criterios de aceptación:</text:p>
      <text:p text:style-name="Text_20_body">- En el nivel normal, las puertas se abren/cierra siempre sin depender del número de pacientes.</text:p>
      <text:p text:style-name="Text_20_body">- La puerta de urgencias junto al BOSS se mantiene bloqueada hasta que no quede ningún paciente.</text:p>
      <text:p text:style-name="Text_20_body">- La consola solo muestra logs cuando se intenta abrir la puerta de urgencias demasiado pronto o hay un error real.</text:p>
      <text:p text:style-name="Text_20_body"/>
      <text:p text:style-name="Text_20_body"/>
      <text:p text:style-name="Text_20_body">Objetivo:</text:p>
      <text:p text:style-name="Text_20_body">Arreglar el centrado del mapa y del minimapa para que:</text:p>
      <text:p text:style-name="Text_20_body">- El héroe empiece en la sala de control (habitación central) correctamente centrado en el mapa normal.</text:p>
      <text:p text:style-name="Text_20_body">- El minimapa esté centrado y sincronizado con el mapa principal: el icono del jugador en el minimapa coincide con su posición en el mundo.</text:p>
      <text:p text:style-name="Text_20_body">- El modo debug del mapa registre la versión ASCII correctamente.</text:p>
      <text:p text:style-name="Text_20_body"/>
      <text:p text:style-name="Text_20_body"><text:soft-page-break/>Tareas:</text:p>
      <text:p text:style-name="Text_20_body">1. Revisar:</text:p>
      <text:p text:style-name="Text_20_body"><text:s text:c="3"/>- game.js (inicio de nivel, buildLevel, selección de “debug level” y lectura de map=debug).</text:p>
      <text:p text:style-name="Text_20_body"><text:s text:c="3"/>- Cualquier plugin de mapa/minimapa (por ejemplo assets/plugins/map.plugin.js o similar).</text:p>
      <text:p text:style-name="Text_20_body"><text:s text:c="3"/>- Código donde se posiciona el héroe en base a startSmall/startRoom, etc.</text:p>
      <text:p text:style-name="Text_20_body">2. Ajustar el cálculo de:</text:p>
      <text:p text:style-name="Text_20_body"><text:s text:c="3"/>- offset de cámara principal para que el héroe esté centrado en la vista jugable al iniciar el nivel.</text:p>
      <text:p text:style-name="Text_20_body"><text:s text:c="3"/>- offset y escala del minimapa para que:</text:p>
      <text:p text:style-name="Text_20_body"><text:s text:c="5"/>- el mapa se dibuje encajado en su panel,</text:p>
      <text:p text:style-name="Text_20_body"><text:s text:c="5"/>- el héroe aparezca en el centro del minimapa al inicio (si ese es el diseño) y se desplace de forma coherente.</text:p>
      <text:p text:style-name="Text_20_body">3. Garantizar que la función que genera el mapa ASCII:</text:p>
      <text:p text:style-name="Text_20_body"><text:s text:c="3"/>- Devuelve una cadena imprimible (por ejemplo map.ascii() o similar).</text:p>
      <text:p text:style-name="Text_20_body"><text:s text:c="3"/>- Se imprime en consola cuando la URL incluye ?map=debug, con un log identificable (“[debug-map] mapa ASCII externo cargado”).</text:p>
      <text:p text:style-name="Text_20_body">4. Comprobar que en modos normales (sin map=debug) no se generan logs extra ni se rompen cámaras y HUD.</text:p>
      <text:p text:style-name="Text_20_body"/>
      <text:p text:style-name="Text_20_body">Criterios de aceptación:</text:p>
      <text:p text:style-name="Text_20_body">- Al empezar el nivel, el héroe aparece centrado y visible en la sala de control.</text:p>
      <text:p text:style-name="Text_20_body">- El minimapa refleja correctamente la posición del héroe y las habitaciones.</text:p>
      <text:p text:style-name="Text_20_body">- Con map=debug la consola muestra el mapa ASCII sin errores.</text:p>
      <text:p text:style-name="Text_20_body"/>
      <text:p text:style-name="Text_20_body"/>
      <text:p text:style-name="Text_20_body"/>
      <text:p text:style-name="Text_20_body">Objetivo:</text:p>
      <text:p text:style-name="Text_20_body">Asegurarte de que TODAS las entidades que deberían tener rig lo reciben, o en su defecto, disponen de un fallback limpio sin romper el juego.</text:p>
      <text:p text:style-name="Text_20_body"/>
      <text:p text:style-name="Text_20_body">Tareas:</text:p>
      <text:p text:style-name="Text_20_body">1. En puppet.rigs.plugin.js y puppet.plugin.js:</text:p>
      <text:p text:style-name="Text_20_body"><text:s text:c="3"/>- Identificar la tabla de mapeo entre kind / spriteKey / role y nombre de rig (por ejemplo hero_enrique, npc_tcae, npc_medico, patient_bed, carts, puertas, elevator, etc.).</text:p>
      <text:p text:style-name="Text_20_body"><text:soft-page-break/><text:s text:c="3"/>- Asegurar que solo se inicializa HERO_ACTION_CLASS_MAP una vez.</text:p>
      <text:p text:style-name="Text_20_body">2. Implementar comprobaciones robustas:</text:p>
      <text:p text:style-name="Text_20_body"><text:s text:c="3"/>- Si al binding de Puppet/rig no se encuentra el rig, registrar un único log de error claro:</text:p>
      <text:p text:style-name="Text_20_body"><text:s text:c="5"/>“[RigError] No se encontró rig para kind=X / spriteKey=Y”,</text:p>
      <text:p text:style-name="Text_20_body"><text:s text:c="5"/>sin spamear en cada frame.</text:p>
      <text:p text:style-name="Text_20_body"><text:s text:c="3"/>- Marcar la entidad con un flag rigOk=false y hacer que el juego siga funcionando (sin animación avanzada si es necesario).</text:p>
      <text:p text:style-name="Text_20_body">3. Verificar que las entidades reportadas como “Timbre -&gt; rig=none ⚠️” tienen un rig opcional o, si no se desea animación, se excluyen de los chequeos de error.</text:p>
      <text:p text:style-name="Text_20_body">4. Generar una pequeña función de auditoría que recorra las entidades activas al inicio del nivel y:</text:p>
      <text:p text:style-name="Text_20_body"><text:s text:c="3"/>- cuente cuántas tienen rigOk=true y cuántas false,</text:p>
      <text:p text:style-name="Text_20_body"><text:s text:c="3"/>- imprima un resumen único tipo:</text:p>
      <text:p text:style-name="Text_20_body"><text:s text:c="5"/>“[Puppet] Auditoría de rigs: X OK, Y sin rig”.</text:p>
      <text:p text:style-name="Text_20_body">5. Corregir cualquier mapeo roto (por ejemplo rigs de NPC que no se muestran) ajustando nombres de rig y spriteKey.</text:p>
      <text:p text:style-name="Text_20_body"/>
      <text:p text:style-name="Text_20_body">Criterios de aceptación:</text:p>
      <text:p text:style-name="Text_20_body">- No se producen errores silenciosos de rigs: o tienen rig o quedan marcados con rigOk=false y log claro.</text:p>
      <text:p text:style-name="Text_20_body">- Las entidades críticas (jugador, NPC principales, carros, puertas, elevador) muestran rig y animación.</text:p>
      <text:p text:style-name="Text_20_body">- La consola no se llena de mensajes de auditoría en cada frame, solo en arranque o cambio de nivel.</text:p>
      <text:p text:style-name="Text_20_body"/>
      <text:p text:style-name="Text_20_body"/>
      <text:p text:style-name="Text_20_body"/>
      <text:p text:style-name="Text_20_body">Actúa como desarrollador senior de videojuegos 2D en JavaScript. </text:p>
      <text:p text:style-name="Text_20_body">Estamos trabajando en el juego "Hospital Dash" del repositorio `lencionif80/hospital-dash`.</text:p>
      <text:p text:style-name="Text_20_body"/>
      <text:p text:style-name="Text_20_body">Quiero que revises y mejores el archivo:</text:p>
      <text:p text:style-name="Text_20_body">- `assets/plugins/entities/spawner.entities.js`</text:p>
      <text:p text:style-name="Text_20_body"/>
      <text:p text:style-name="Text_20_body">Objetivo general:</text:p>
      <text:p text:style-name="Text_20_body"><text:soft-page-break/>Implementar un sistema de SPAWNERS visible en el mapa con sprites propios, con 3 tipos de spawner y colas de reaparición por población:</text:p>
      <text:p text:style-name="Text_20_body"/>
      <text:p text:style-name="Text_20_body"><text:s text:c="2"/>1. Animales <text:s/>(ej. ratas, mosquitos, etc.)</text:p>
      <text:p text:style-name="Text_20_body"><text:s text:c="2"/>2. Humanos <text:s text:c="2"/>(NPC tipo supervisora, TCAE, etc.)</text:p>
      <text:p text:style-name="Text_20_body"><text:s text:c="2"/>3. Carros <text:s text:c="3"/>(carros de urgencias / meds / comida)</text:p>
      <text:p text:style-name="Text_20_body"/>
      <text:p text:style-name="Text_20_body">Cada spawner:</text:p>
      <text:p text:style-name="Text_20_body">- Tiene un tipo `spawnType` ∈ { "animals", "humans", "carts" }.</text:p>
      <text:p text:style-name="Text_20_body">- Tiene una cola de unidades pendientes de crear.</text:p>
      <text:p text:style-name="Text_20_body">- Tiene un cooldown fijo de 2 minutos (120 segundos) entre spawns efectivos.</text:p>
      <text:p text:style-name="Text_20_body">- Es una entidad visible con su propio sprite (tres imágenes distintas que ya tendremos en assets).</text:p>
      <text:p text:style-name="Text_20_body"/>
      <text:p text:style-name="Text_20_body">Comportamiento deseado:</text:p>
      <text:p text:style-name="Text_20_body"/>
      <text:p text:style-name="Text_20_body">1) **Sprites del spawner**</text:p>
      <text:p text:style-name="Text_20_body"><text:s text:c="3"/>- Añadir las propiedades necesarias a la entidad spawner para que tenga sprite/rig:</text:p>
      <text:p text:style-name="Text_20_body"><text:s text:c="5"/>- Para animales: usar por ejemplo `spriteKey: "spawner_animals"` / `skin: "spawner_animals.png"`.</text:p>
      <text:p text:style-name="Text_20_body"><text:s text:c="5"/>- Para humanos: `spriteKey: "spawner_humans"` / `skin: "spawner_humans.png"`.</text:p>
      <text:p text:style-name="Text_20_body"><text:s text:c="5"/>- Para carros: <text:s/>`spriteKey: "spawner_carts"` <text:s/>/ `skin: "spawner_carts.png"`.</text:p>
      <text:p text:style-name="Text_20_body"><text:s text:c="3"/>- El archivo PNG lo colocaremos en `assets/images/`, así que solo necesitas configurar las claves que usará el sistema de rigs / sprites:</text:p>
      <text:p text:style-name="Text_20_body"><text:s text:c="5"/>- Si el motor usa Puppet/rigs, haz el binding de la entidad spawner a un rig estático sencillo (por ejemplo un rig genérico de prop estático o un rig nuevo `spawner_animals`, etc.), pero NO rompas nada existente.</text:p>
      <text:p text:style-name="Text_20_body"><text:s text:c="3"/>- El spawner debe ser claramente visible en el mapa pero no colisionable (o con colisión estática pequeña si ya existe esa lógica).</text:p>
      <text:p text:style-name="Text_20_body"/>
      <text:p text:style-name="Text_20_body">2) **Gestión de poblaciones y notificación de muertes**</text:p>
      <text:p text:style-name="Text_20_body"><text:s text:c="3"/>- Introducir una API de alto nivel, por ejemplo `SpawnerAPI` expuesta en `window.SpawnerAPI`.</text:p>
      <text:p text:style-name="Text_20_body"><text:s text:c="3"/>- `SpawnerAPI` debe tener como mínimo:</text:p>
      <text:p text:style-name="Text_20_body"><text:s text:c="7"/>- `registerSpawner(spawnerEntity)` <text:s/>// se llama al crear el spawner en el mapa</text:p>
      <text:p text:style-name="Text_20_body"><text:soft-page-break/><text:s text:c="7"/>- `notifyDeath(entity)` <text:s text:c="12"/>// se llama cuando una entidad de una población muere o se elimina</text:p>
      <text:p text:style-name="Text_20_body"><text:s text:c="7"/>- `update(dt)` <text:s text:c="21"/>// actualiza colas y cooldowns de todos los spawners</text:p>
      <text:p text:style-name="Text_20_body"><text:s text:c="3"/>- Cuando una entidad de tipo animal/humano/carro muere o se marca para eliminarse, debe llamarse a `SpawnerAPI.notifyDeath(entity)` indicando:</text:p>
      <text:p text:style-name="Text_20_body"><text:s text:c="7"/>- qué tipo de población es (`"animals"`, `"humans"`, `"carts"`),</text:p>
      <text:p text:style-name="Text_20_body"><text:s text:c="7"/>- opcionalmente el "template" o configuración que se usará para recrearla (kind, stats, etc.).</text:p>
      <text:p text:style-name="Text_20_body"><text:s text:c="3"/>- Si ya existe una infraestructura central de entidades (por ejemplo `G.entities`, `EntityGroups`, etc.), integra la llamada a `notifyDeath` en el lugar adecuado (por ejemplo en la función genérica de `takeDamage`, en `onKilled` o en el sistema que borra entidades del array global). No dupliques lógica de borrado.</text:p>
      <text:p text:style-name="Text_20_body"/>
      <text:p text:style-name="Text_20_body">3) **Cola de reaparición por tipo**</text:p>
      <text:p text:style-name="Text_20_body"><text:s text:c="3"/>- Para cada tipo de población, mantener una cola global (o estructura equivalente) de solicitudes de respawn.</text:p>
      <text:p text:style-name="Text_20_body"><text:s text:c="3"/>- Cada vez que llega una notificación de muerte (`notifyDeath`):</text:p>
      <text:p text:style-name="Text_20_body"><text:s text:c="7"/>- En lugar de spawnear de inmediato, se encola una petición con:</text:p>
      <text:p text:style-name="Text_20_body"><text:s text:c="11"/>- tipo de población,</text:p>
      <text:p text:style-name="Text_20_body"><text:s text:c="11"/>- datos mínimos para recrear la entidad (kind, parámetros importantes),</text:p>
      <text:p text:style-name="Text_20_body"><text:s text:c="11"/>- timestamp de creación de la petición.</text:p>
      <text:p text:style-name="Text_20_body"><text:s text:c="3"/>- NO se pierde ninguna petición: si no hay spawner disponible en ese momento, la petición queda en cola.</text:p>
      <text:p text:style-name="Text_20_body"/>
      <text:p text:style-name="Text_20_body">4) **Asignación del spawner para cada unidad en cola**</text:p>
      <text:p text:style-name="Text_20_body"><text:s text:c="3"/>- En cada tick (`SpawnerAPI.update(dt)`):</text:p>
      <text:p text:style-name="Text_20_body"><text:s text:c="7"/>- Para cada tipo de población, recorrer la cola de peticiones pendientes.</text:p>
      <text:p text:style-name="Text_20_body"><text:s text:c="7"/>- Para cada petición, elegir SIEMPRE el spawner de ese tipo que:</text:p>
      <text:p text:style-name="Text_20_body"><text:s text:c="11"/>1. tenga menor longitud de cola interna (menos peticiones ya asignadas), y</text:p>
      <text:p text:style-name="Text_20_body"><text:s text:c="11"/>2. esté más cerca del jugador (distancia en tiles/píxeles), en caso de empate de longitud.</text:p>
      <text:p text:style-name="Text_20_body"><text:s text:c="7"/>- La distancia al jugador se obtiene usando la posición del héroe (`G.player` o el equivalente que ya use el juego).</text:p>
      <text:p text:style-name="Text_20_body"><text:s text:c="7"/>- Si el spawner elegido está en cooldown, la petición se asigna igualmente a su cola interna pero no se instancia todavía; se instanciará cuando el cooldown llegue a 0.</text:p>
      <text:p text:style-name="Text_20_body"/>
      <text:p text:style-name="Text_20_body">5) **Cooldown de 2 minutos por spawner**</text:p>
      <text:p text:style-name="Text_20_body"><text:soft-page-break/><text:s text:c="3"/>- Cada spawner mantiene:</text:p>
      <text:p text:style-name="Text_20_body"><text:s text:c="7"/>- `cooldown` (en segundos),</text:p>
      <text:p text:style-name="Text_20_body"><text:s text:c="7"/>- una cola interna de peticiones asignadas.</text:p>
      <text:p text:style-name="Text_20_body"><text:s text:c="3"/>- Regla:</text:p>
      <text:p text:style-name="Text_20_body"><text:s text:c="7"/>- Cuando `cooldown &lt;= 0` y haya elementos en su cola interna, el spawner crea UNA única entidad de su tipo, utilizando la primera petición de su cola.</text:p>
      <text:p text:style-name="Text_20_body"><text:s text:c="7"/>- Tras spawnear, se vuelve a poner `cooldown = 120` segundos.</text:p>
      <text:p text:style-name="Text_20_body"><text:s text:c="7"/>- Mientras `cooldown &gt; 0`, no debe spawnear más entidades, pero se le pueden seguir asignando nuevas peticiones a su cola interna.</text:p>
      <text:p text:style-name="Text_20_body"><text:s text:c="3"/>- El cálculo de `cooldown` debe ser dependiente de `dt` (delta time) que llegue a `SpawnerAPI.update(dt)`.</text:p>
      <text:p text:style-name="Text_20_body"/>
      <text:p text:style-name="Text_20_body">6) **Creación de la entidad nueva**</text:p>
      <text:p text:style-name="Text_20_body"><text:s text:c="3"/>- Cuando un spawner decide spawnear:</text:p>
      <text:p text:style-name="Text_20_body"><text:s text:c="7"/>- Buscar la función de creación adecuada ya existente para ese tipo, por ejemplo:</text:p>
      <text:p text:style-name="Text_20_body"><text:s text:c="11"/>- algún `spawnRat`, `spawnMosquito`, `spawnNpc`, `spawnCart` en los correspondientes `.entities.js`.</text:p>
      <text:p text:style-name="Text_20_body"><text:s text:c="7"/>- Nunca dupliques código de spawn, reusa las mismas funciones que se usan al inicio del nivel.</text:p>
      <text:p text:style-name="Text_20_body"><text:s text:c="3"/>- La posición de spawn debe ser el centro del spawner (x,y) o un pequeño offset configurable.</text:p>
      <text:p text:style-name="Text_20_body"><text:s text:c="3"/>- Asegurar que la nueva entidad se añade a `G.entities` y al sistema de rigs como las demás (Puppet, luces, etc.).</text:p>
      <text:p text:style-name="Text_20_body"/>
      <text:p text:style-name="Text_20_body">7) **Integración con el loop principal**</text:p>
      <text:p text:style-name="Text_20_body"><text:s text:c="3"/>- Integrar `SpawnerAPI.update(dt)` en el loop del juego:</text:p>
      <text:p text:style-name="Text_20_body"><text:s text:c="7"/>- Si ya existe un hook global (`W.onFrame`, `G.onTick`, etc.), añadir una llamada a `SpawnerAPI.update(dt)` ahí.</text:p>
      <text:p text:style-name="Text_20_body"><text:s text:c="7"/>- Garantizar que esto no rompe otras integraciones ya existentes.</text:p>
      <text:p text:style-name="Text_20_body"/>
      <text:p text:style-name="Text_20_body">8) **Debug y logs**</text:p>
      <text:p text:style-name="Text_20_body"><text:s text:c="3"/>- Añadir un flag global tipo `DEBUG_SPAWNER` para activar logs.</text:p>
      <text:p text:style-name="Text_20_body"><text:s text:c="3"/>- Por defecto, los logs deben estar silenciados salvo errores graves.</text:p>
      <text:p text:style-name="Text_20_body"><text:s text:c="3"/>- Cuando `DEBUG_SPAWNER` sea true, permitir logs como:</text:p>
      <text:p text:style-name="Text_20_body"><text:s text:c="7"/>- creación de spawner,</text:p>
      <text:p text:style-name="Text_20_body"><text:s text:c="7"/>- asignación de peticiones,</text:p>
      <text:p text:style-name="Text_20_body"><text:soft-page-break/><text:s text:c="7"/>- spawn efectivo de una entidad.</text:p>
      <text:p text:style-name="Text_20_body"><text:s text:c="3"/>- NO spamear la consola en cada frame, solo logs al producirse eventos.</text:p>
      <text:p text:style-name="Text_20_body"/>
      <text:p text:style-name="Text_20_body">9) **Compatibilidad y estilo**</text:p>
      <text:p text:style-name="Text_20_body"><text:s text:c="3"/>- No eliminar código que ya funcione; si es necesario refactorizar, hacerlo de forma incremental y bien comentada.</text:p>
      <text:p text:style-name="Text_20_body"><text:s text:c="3"/>- Seguir el estilo de código existente en el repositorio (nombres en inglés, comentarios en español están bien).</text:p>
      <text:p text:style-name="Text_20_body"><text:s text:c="3"/>- Usar funciones puras y estructuras simples (arrays, objetos) para las colas.</text:p>
      <text:p text:style-name="Text_20_body"><text:s text:c="3"/>- Documentar cada función nueva con un comentario breve indicando su propósito.</text:p>
      <text:p text:style-name="Text_20_body"/>
      <text:p text:style-name="Text_20_body">Criterios de aceptación:</text:p>
      <text:p text:style-name="Text_20_body">- Existen 3 tipos visibles de spawner con sprite distinto.</text:p>
      <text:p text:style-name="Text_20_body">- Cuando se destruye una entidad de animales/humanos/carros, se encola una petición de respawn.</text:p>
      <text:p text:style-name="Text_20_body">- El sistema reparte las peticiones entre spawners del mismo tipo, prefiriendo el que tenga MENOS cola y esté MÁS cerca del jugador.</text:p>
      <text:p text:style-name="Text_20_body">- Cada spawner solo crea una unidad cada 120 segundos y respeta el cooldown.</text:p>
      <text:p text:style-name="Text_20_body">- El comportamiento es robusto aunque mueran muchas entidades seguidas (no se pierde ninguna).</text:p>
      <text:p text:style-name="Text_20_body">- La consola no muestra errores ni spam al jugar con los spawners.</text:p>
      <text:p text:style-name="Text_20_body"/>
      <text:p text:style-name="Text_20_body">Por favor, modifica `spawner.entities.js` y cualquier otro archivo estrictamente necesario para conseguir todo esto. </text:p>
      <text:p text:style-name="Text_20_body">Al final, resume qué archivos tocaste y qué responsabilidad tiene cada parte del nuevo sistema de SpawnerAPI.</text:p>
      <text:p text:style-name="Text_20_body"/>
      <text:p text:style-name="Text_20_body"/>
      <text:p text:style-name="Text_20_body">Actúa como desarrollador senior de videojuegos 2D en JavaScript.</text:p>
      <text:p text:style-name="Text_20_body"/>
      <text:p text:style-name="Text_20_body">Proyecto: juego "Hospital Dash" en el repositorio `lencionif80/hospital-dash`.</text:p>
      <text:p text:style-name="Text_20_body"/>
      <text:p text:style-name="Text_20_body">Objetivo:</text:p>
      <text:p text:style-name="Text_20_body">Diseñar e implementar la entidad de fuego como uno de los peligros principales del juego, usando SOLO dibujo en canvas (sin sprites PNG), integrándose con el resto del motor (CleanerAPI, charcos de agua, HP en corazones, etc.).</text:p>
      <text:p text:style-name="Text_20_body"><text:soft-page-break/></text:p>
      <text:p text:style-name="Text_20_body">Archivos clave:</text:p>
      <text:p text:style-name="Text_20_body">- Crea / refactoriza el archivo: `assets/plugins/entities/fire.entities.js`</text:p>
      <text:p text:style-name="Text_20_body"><text:s text:c="2"/>(importante: el nombre debe ser `fire.entities.js`, NO `fire.plugin.js`).</text:p>
      <text:p text:style-name="Text_20_body">- Revisa cómo se usan actualmente las APIs relacionadas con fuego dentro de:</text:p>
      <text:p text:style-name="Text_20_body"><text:s text:c="2"/>- `assets/plugins/entities/cleaner.entities.js` (usa `W.FireAPI` / `W.Entities?.Fire` en maybeExtinguishFireNear y maybeExtinguishTile).</text:p>
      <text:p text:style-name="Text_20_body"><text:s text:c="2"/>- Cualquier otro archivo que llame a `FireAPI.getActive`, `FireAPI.extinguish`, `FireAPI.extinguishAtTile`, etc.</text:p>
      <text:p text:style-name="Text_20_body"/>
      <text:p text:style-name="Text_20_body">Requisitos de diseño y comportamiento:</text:p>
      <text:p text:style-name="Text_20_body"/>
      <text:p text:style-name="Text_20_body">1) API pública de fuego</text:p>
      <text:p text:style-name="Text_20_body"><text:s text:c="3"/>- Exponer un objeto global en `window.FireAPI` y, opcionalmente, `window.Entities.Fire` con al menos:</text:p>
      <text:p text:style-name="Text_20_body"><text:s text:c="5"/>- `spawnAtTile(tx, ty, opts?)` <text:s text:c="2"/>// crea fuego en una casilla de mapa</text:p>
      <text:p text:style-name="Text_20_body"><text:s text:c="5"/>- `spawnAtPx(x, y, opts?)` <text:s text:c="5"/>// crea fuego en coordenadas de píxel (convierte a tile)</text:p>
      <text:p text:style-name="Text_20_body"><text:s text:c="5"/>- `updateAll(dt)` <text:s text:c="14"/>// actualiza lógica, propagación y daño</text:p>
      <text:p text:style-name="Text_20_body"><text:s text:c="5"/>- `renderAll(ctx, camera)` <text:s text:c="5"/>// dibuja todas las llamas sobre el canvas principal</text:p>
      <text:p text:style-name="Text_20_body"><text:s text:c="5"/>- `getActive()` <text:s text:c="16"/>// devuelve lista/array de instancias activas</text:p>
      <text:p text:style-name="Text_20_body"><text:s text:c="5"/>- `extinguish(fire, opts?)` <text:s text:c="4"/>// apaga una instancia concreta</text:p>
      <text:p text:style-name="Text_20_body"><text:s text:c="5"/>- `extinguishAt(x, y, opts?)` <text:s text:c="2"/>// apaga focos de fuego cercanos a una posición en píxeles</text:p>
      <text:p text:style-name="Text_20_body"><text:s text:c="5"/>- `extinguishAtTile(tx, ty, opts?)` // apaga el fuego en una casilla concreta (para CleanerAPI)</text:p>
      <text:p text:style-name="Text_20_body"><text:s text:c="3"/>- La API debe ser compatible con los usos ya existentes en `cleaner.entities.js`:</text:p>
      <text:p text:style-name="Text_20_body"><text:s text:c="5"/>- `getActive()`</text:p>
      <text:p text:style-name="Text_20_body"><text:s text:c="5"/>- `extinguish(fire, opts)`</text:p>
      <text:p text:style-name="Text_20_body"><text:s text:c="5"/>- `extinguishAt(x,y,opts)`</text:p>
      <text:p text:style-name="Text_20_body"><text:s text:c="5"/>- `extinguishAtTile(tx,ty,opts)`</text:p>
      <text:p text:style-name="Text_20_body"/>
      <text:p text:style-name="Text_20_body">2) Representación interna del fuego</text:p>
      <text:p text:style-name="Text_20_body"><text:s text:c="3"/>- Cada fuego es un objeto con, como mínimo:</text:p>
      <text:p text:style-name="Text_20_body"><text:s text:c="5"/>- posición en píxeles y en tiles: `x`, `y`, `tx`, `ty`</text:p>
      <text:p text:style-name="Text_20_body"><text:s text:c="5"/>- tamaño aproximado basado en `TILE_SIZE` (usa la misma constante que el resto del juego)</text:p>
      <text:p text:style-name="Text_20_body"><text:soft-page-break/><text:s text:c="5"/>- `life` / `ttl` (tiempo de vida restante)</text:p>
      <text:p text:style-name="Text_20_body"><text:s text:c="5"/>- `intensity` o un factor que pueda variar con el tiempo</text:p>
      <text:p text:style-name="Text_20_body"><text:s text:c="3"/>- El fuego NO debe bloquear el movimiento (no es pared), pero se considera un "hazard" para daño.</text:p>
      <text:p text:style-name="Text_20_body"/>
      <text:p text:style-name="Text_20_body">3) Animación con canvas (sin sprites)</text:p>
      <text:p text:style-name="Text_20_body"><text:s text:c="3"/>- No uses imágenes ni sprite sheets. Debe ser todo dibujo con API 2D de canvas.</text:p>
      <text:p text:style-name="Text_20_body"><text:s text:c="3"/>- Implementa en `renderAll(ctx, camera)` un efecto de llama estilizada:</text:p>
      <text:p text:style-name="Text_20_body"><text:s text:c="5"/>- Uso de gradientes radiales y/o lineales (rojos/naranjas/amarillos).</text:p>
      <text:p text:style-name="Text_20_body"><text:s text:c="5"/>- Pequeñas variaciones frame a frame (altura, anchura, flicker) usando ruido sencillo o valores aleatorios suaves.</text:p>
      <text:p text:style-name="Text_20_body"><text:s text:c="5"/>- Dibuja las llamas centradas en la casilla.</text:p>
      <text:p text:style-name="Text_20_body"><text:s text:c="3"/>- La animación debe permitir múltiples focos de fuego en el mapa sin coste desproporcionado.</text:p>
      <text:p text:style-name="Text_20_body"/>
      <text:p text:style-name="Text_20_body">4) Propagación del fuego</text:p>
      <text:p text:style-name="Text_20_body"><text:s text:c="3"/>- Cada vez que se crea una llama (spawn), existe una ALTA probabilidad de que el fuego se propague a casillas adyacentes (arriba/abajo/izquierda/derecha).</text:p>
      <text:p text:style-name="Text_20_body"><text:s text:c="3"/>- Diseño sugerido:</text:p>
      <text:p text:style-name="Text_20_body"><text:s text:c="5"/>- Cada instancia de fuego tiene un temporizador de “tick de propagación” (p.ej. cada 0.7–1.2s).</text:p>
      <text:p text:style-name="Text_20_body"><text:s text:c="5"/>- Cuando se dispara ese tick, para cada vecino ortogonal:</text:p>
      <text:p text:style-name="Text_20_body"><text:s text:c="7"/>- Si el tile está dentro del mapa y no es pared, ni agua, ni ya está en llamas:</text:p>
      <text:p text:style-name="Text_20_body"><text:s text:c="9"/>- Con probabilidad alta (por ejemplo 60–80%) se llama a `spawnAtTile` para crear fuego en ese tile.</text:p>
      <text:p text:style-name="Text_20_body"><text:s text:c="3"/>- Debe haber algún tipo de control para que el fuego no se convierta en infinito:</text:p>
      <text:p text:style-name="Text_20_body"><text:s text:c="5"/>- limitar el número máximo de focos simultáneos,</text:p>
      <text:p text:style-name="Text_20_body"><text:s text:c="5"/>- o limitar el ttl de cada foco (p.ej. 8–15 segundos) y controlar que TTL vaya bajando en `updateAll(dt)`.</text:p>
      <text:p text:style-name="Text_20_body"/>
      <text:p text:style-name="Text_20_body">5) Daño por fuego – medio corazón por segundo</text:p>
      <text:p text:style-name="Text_20_body"><text:s text:c="3"/>- El fuego debe hacer daño constantemente a cualquier entidad que se quede en su casilla.</text:p>
      <text:p text:style-name="Text_20_body"><text:s text:c="3"/>- Implementación sugerida en `updateAll(dt)`:</text:p>
      <text:p text:style-name="Text_20_body"><text:s text:c="5"/>- Para cada llama activa:</text:p>
      <text:p text:style-name="Text_20_body"><text:s text:c="7"/>- Buscar entidades vivas (jugador y NPC) que colisionen con su tile o bounding box.</text:p>
      <text:p text:style-name="Text_20_body"><text:soft-page-break/><text:s text:c="7"/>- Si una entidad no es inmune al fuego (`e.fireImmune !== true`), acumular daño.</text:p>
      <text:p text:style-name="Text_20_body"><text:s text:c="5"/>- Daño: “medio corazón” por segundo.</text:p>
      <text:p text:style-name="Text_20_body"><text:s text:c="7"/>- Investigar el sistema de corazones ya existente:</text:p>
      <text:p text:style-name="Text_20_body"><text:s text:c="9"/>- Cómo se representan `hp` y `maxHp` del héroe.</text:p>
      <text:p text:style-name="Text_20_body"><text:s text:c="9"/>- Cuántos corazones equivalen a esa vida.</text:p>
      <text:p text:style-name="Text_20_body"><text:s text:c="7"/>- Define una constante clara, por ejemplo:</text:p>
      <text:p text:style-name="Text_20_body"><text:s text:c="9"/>- `const HP_PER_HEART = ...;`</text:p>
      <text:p text:style-name="Text_20_body"><text:s text:c="9"/>- `const FIRE_DPS = 0.5 * HP_PER_HEART;`</text:p>
      <text:p text:style-name="Text_20_body"><text:s text:c="7"/>- Aplica daño proporcional a `dt`, p.ej: `hp -= FIRE_DPS * dt`.</text:p>
      <text:p text:style-name="Text_20_body"><text:s text:c="5"/>- Al aplicar el daño:</text:p>
      <text:p text:style-name="Text_20_body"><text:s text:c="7"/>- Usa la misma ruta que otras fuentes de daño (por ejemplo `takeDamage(dmg, { cause: 'fire' })` si existe).</text:p>
      <text:p text:style-name="Text_20_body"><text:s text:c="7"/>- Asegúrate de no matar entidades “fuera de contrato” (p.ej. si ya están muertas, ignora).</text:p>
      <text:p text:style-name="Text_20_body"><text:s text:c="3"/>- El fuego debe poder ser la entidad MÁS peligrosa del juego: asegúrate de que el DPS es realmente relevante frente a otros daños.</text:p>
      <text:p text:style-name="Text_20_body"/>
      <text:p text:style-name="Text_20_body">6) Extinción por agua (charcos / CleanerAPI)</text:p>
      <text:p text:style-name="Text_20_body"><text:s text:c="3"/>- Integrarse con el sistema de charcos de agua definido en `CleanerAPI` / `cleaner.entities.js`:</text:p>
      <text:p text:style-name="Text_20_body"><text:s text:c="5"/>- Ya existe lógica tipo `maybeExtinguishFireNear` y `maybeExtinguishTile`.</text:p>
      <text:p text:style-name="Text_20_body"><text:s text:c="3"/>- Requisitos:</text:p>
      <text:p text:style-name="Text_20_body"><text:s text:c="5"/>- Si un fuego coincide en `tx,ty` con una casilla “mojada” (WetMap) o con una extinción explícita:</text:p>
      <text:p text:style-name="Text_20_body"><text:s text:c="7"/>- Debe desaparecer inmediatamente.</text:p>
      <text:p text:style-name="Text_20_body"><text:s text:c="7"/>- Opcionalmente, generar un pequeño efecto de vapor (steam) usando una función auxiliar, como ya se hace en CleanerAPI (`spawnSteamFx`), pero sin duplicar código.</text:p>
      <text:p text:style-name="Text_20_body"><text:s text:c="3"/>- `extinguishAtTile(tx,ty, opts)` debe:</text:p>
      <text:p text:style-name="Text_20_body"><text:s text:c="5"/>- Buscar focos de fuego en esa casilla.</text:p>
      <text:p text:style-name="Text_20_body"><text:s text:c="5"/>- Quitarlos de la lista de activos.</text:p>
      <text:p text:style-name="Text_20_body"><text:s text:c="5"/>- Opcionalmente llamar a un pequeño FX de humo/vapor y a un sonido si están disponibles (usando APIs existentes).</text:p>
      <text:p text:style-name="Text_20_body"/>
      <text:p text:style-name="Text_20_body">7) Integración con el loop principal del juego</text:p>
      <text:p text:style-name="Text_20_body"><text:s text:c="3"/>- Al final del archivo, engancha el update/render al loop global, de forma similar a como lo hace CleanerAPI:</text:p>
      <text:p text:style-name="Text_20_body"><text:soft-page-break/><text:s text:c="5"/>- Hook sugerido:</text:p>
      <text:p text:style-name="Text_20_body"><text:s text:c="7"/>- Guardar el antiguo `window.onFrame` y reemplazarlo por una función que invoque al anterior y luego `FireAPI.updateAll(dt)`.</text:p>
      <text:p text:style-name="Text_20_body"><text:s text:c="7"/>- El render podría integrarse desde el mismo hook, o desde un pipeline de render; elige la opción coherente con el motor existente.</text:p>
      <text:p text:style-name="Text_20_body"><text:s text:c="3"/>- Asegúrate de que la integración no rompe otros sistemas ya conectados a `onFrame`.</text:p>
      <text:p text:style-name="Text_20_body"/>
      <text:p text:style-name="Text_20_body">8) Logs y depuración</text:p>
      <text:p text:style-name="Text_20_body"><text:s text:c="3"/>- Añadir un flag global `DEBUG_FIRE` o similar.</text:p>
      <text:p text:style-name="Text_20_body"><text:s text:c="3"/>- Cuando esté a `false`, no se debe llenar la consola.</text:p>
      <text:p text:style-name="Text_20_body"><text:s text:c="3"/>- Cuando esté a `true`, permitir mensajes puntuales:</text:p>
      <text:p text:style-name="Text_20_body"><text:s text:c="5"/>- creación de fuego,</text:p>
      <text:p text:style-name="Text_20_body"><text:s text:c="5"/>- propagación,</text:p>
      <text:p text:style-name="Text_20_body"><text:s text:c="5"/>- extinción.</text:p>
      <text:p text:style-name="Text_20_body"><text:s text:c="3"/>- No loguear en cada frame; solo en eventos.</text:p>
      <text:p text:style-name="Text_20_body"/>
      <text:p text:style-name="Text_20_body">9) Compatibilidad y estilo</text:p>
      <text:p text:style-name="Text_20_body"><text:s text:c="3"/>- Mantén el estilo del código del proyecto:</text:p>
      <text:p text:style-name="Text_20_body"><text:s text:c="5"/>- IIFE autoejecutable `(function(){ ... })();`</text:p>
      <text:p text:style-name="Text_20_body"><text:s text:c="5"/>- Comentarios cortos en español están bien.</text:p>
      <text:p text:style-name="Text_20_body"><text:s text:c="3"/>- No elimines APIs de fuego que otros módulos ya llamen; si las reimplementas, respeta su firma.</text:p>
      <text:p text:style-name="Text_20_body"><text:s text:c="3"/>- Documenta cada función pública de FireAPI con un comentario que indique claramente su uso.</text:p>
      <text:p text:style-name="Text_20_body"/>
      <text:p text:style-name="Text_20_body">Criterios de aceptación:</text:p>
      <text:p text:style-name="Text_20_body">- Se dispone de un archivo `fire.entities.js` que expone `FireAPI` y funciona con las llamadas existentes desde `cleaner.entities.js`.</text:p>
      <text:p text:style-name="Text_20_body">- El fuego se dibuja con canvas (sin sprites) y muestra una animación de llama creíble.</text:p>
      <text:p text:style-name="Text_20_body">- El fuego se propaga con probabilidad alta a casillas adyacentes no mojadas, con control para evitar explosión infinita.</text:p>
      <text:p text:style-name="Text_20_body">- Cualquier entidad que permanezca en una casilla de fuego recibe daño de ~0.5 corazón por segundo.</text:p>
      <text:p text:style-name="Text_20_body">- El contacto con agua (charcos) extingue el fuego inmediatamente.</text:p>
      <text:p text:style-name="Text_20_body">- La consola permanece limpia en condiciones normales de juego (salvo errores reales).</text:p>
      <text:p text:style-name="Text_20_body"><text:soft-page-break/></text:p>
      <text:h text:style-name="Heading_20_2" text:outline-level="2">Rigs chibi (héroes y NPCs)</text:h>
      <text:p text:style-name="Text_20_body">Esto es más artístico, pero conviene hacerlo cuando el gameplay básico ya está sólido.</text:p>
      <text:list xml:id="list1764918910" text:style-name="L69">
        <text:list-item>
          <text:p text:style-name="P81"><text:span text:style-name="Strong_20_Emphasis">Definir estilo base chibi </text:span><text:span text:style-name="Strong_20_Emphasis"><text:span text:style-name="T2">y de mujeres</text:span></text:span><text:span text:style-name="Strong_20_Emphasis">:</text:span></text:p>
          <text:list>
            <text:list-item>
              <text:p text:style-name="P81">tamaño <text:span text:style-name="T2">de 1 TILE (32x32 px como máximo)</text:span> en píxeles del personaje,</text:p>
            </text:list-item>
            <text:list-item>
              <text:p text:style-name="P81">proporciones (cabeza grande, cuerpo pequeño),</text:p>
            </text:list-item>
            <text:list-item>
              <text:p text:style-name="P81">paleta de colores.</text:p>
            </text:list-item>
            <text:list-item>
              <text:p text:style-name="P82">Todos los humanos son mujeres (menos celador, jefe de servicio y guardia de seguridad) y el estilo es gracioso (usa muchas formas redondas).</text:p>
            </text:list-item>
          </text:list>
        </text:list-item>
        <text:list-item>
          <text:p text:style-name="P81"><text:span text:style-name="Strong_20_Emphasis">Héroes (máxima prioridad):</text:span></text:p>
          <text:list>
            <text:list-item>
              <text:p text:style-name="P81">Enrique,</text:p>
            </text:list-item>
            <text:list-item>
              <text:p text:style-name="P81">Roberto,</text:p>
            </text:list-item>
            <text:list-item>
              <text:p text:style-name="P81">Francesco.</text:p>
            </text:list-item>
            <text:list-item>
              <text:p text:style-name="P81">Para cada uno:</text:p>
              <text:list>
                <text:list-item>
                  <text:p text:style-name="P81">redibujar sprite / atlas chibi,</text:p>
                </text:list-item>
                <text:list-item>
                  <text:p text:style-name="P81">actualizar rig: animaciones <text:span text:style-name="Source_20_Text">idle</text:span>, <text:span text:style-name="Source_20_Text">walk </text:span><text:span text:style-name="Source_20_Text"><text:span text:style-name="T2">up/down</text:span></text:span>, <text:span text:style-name="Source_20_Text"><text:span text:style-name="T3">walk left/right</text:span></text:span>, <text:span text:style-name="Source_20_Text">hurt</text:span>, <text:span text:style-name="Source_20_Text">die </text:span><text:span text:style-name="Source_20_Text"><text:span text:style-name="T2">(las 3 muertes por aplastamiento, por quemadura y por daños)</text:span></text:span>, <text:span text:style-name="Source_20_Text">talk, </text:span><text:span text:style-name="Source_20_Text"><text:span text:style-name="T2">accion, eat</text:span></text:span>.</text:p>
                </text:list-item>
              </text:list>
            </text:list-item>
          </text:list>
        </text:list-item>
        <text:list-item>
          <text:p text:style-name="P81"><text:span text:style-name="Strong_20_Emphasis">NPCs importantes:</text:span></text:p>
          <text:list>
            <text:list-item>
              <text:p text:style-name="P81">Supervisora, TCAE, Doctora, Limpiadora, etc.</text:p>
            </text:list-item>
            <text:list-item>
              <text:p text:style-name="P81">Simplificar: mismo rig base <text:span text:style-name="T2">para todas las mujeres</text:span>, cambia solo <text:span text:style-name="Source_20_Text">skin</text:span>.</text:p>
            </text:list-item>
          </text:list>
        </text:list-item>
      </text:list>
      <text:p text:style-name="Text_20_body"/>
      <text:h text:style-name="Heading_20_2" text:outline-level="2">17. Sistema de mapas: modo DEBUG vs modo NORMAL</text:h>
      <text:p text:style-name="Text_20_body">El juego puede arrancar en <text:span text:style-name="Strong_20_Emphasis">dos modalidades de construcción de mapa</text:span>:</text:p>
      <text:list xml:id="list2111649456" text:style-name="L70">
        <text:list-item>
          <text:p text:style-name="P83"><text:span text:style-name="Strong_20_Emphasis">Modo DEBUG</text:span> – lectura directa de un mapa ASCII desde archivo.</text:p>
        </text:list-item>
        <text:list-item>
          <text:p text:style-name="P83"><text:span text:style-name="Strong_20_Emphasis">Modo NORMAL</text:span> – generación procedural usando <text:span text:style-name="Source_20_Text">mapgen.plugin.js</text:span> y las reglas de <text:span text:style-name="Source_20_Text">level_rules.xml</text:span>.</text:p>
        </text:list-item>
      </text:list>
      <text:p text:style-name="Text_20_body">Ambos modos comparten la misma leyenda ASCII (ver tabla al final), pero la forma de obtener el mapa es distinta.</text:p>
      <text:p text:style-name="Horizontal_20_Line"/>
      <text:h text:style-name="Heading_20_3" text:outline-level="3"><text:soft-page-break/>17.1 Modo DEBUG – <text:span text:style-name="Source_20_Text">debug-map.txt</text:span></text:h>
      <text:list xml:id="list3515792775" text:style-name="L71">
        <text:list-item>
          <text:p text:style-name="P84">Se activa cuando la URL incluye <text:span text:style-name="Source_20_Text">?map=debug</text:span> (y opcionalmente <text:span text:style-name="Source_20_Text">;nivel=X</text:span>).</text:p>
        </text:list-item>
        <text:list-item>
          <text:p text:style-name="P84">El motor <text:span text:style-name="Strong_20_Emphasis">no usa</text:span> <text:span text:style-name="Source_20_Text">level_rules.xml</text:span>.</text:p>
        </text:list-item>
        <text:list-item>
          <text:p text:style-name="P84">En su lugar:</text:p>
          <text:list>
            <text:list-item>
              <text:p text:style-name="P84">Lee el archivo <text:span text:style-name="Source_20_Text">debug-map.txt</text:span> (ubicado en el servidor junto al juego).</text:p>
            </text:list-item>
            <text:list-item>
              <text:p text:style-name="P84">Interpreta cada línea como una fila del mapa ASCII.</text:p>
            </text:list-item>
            <text:list-item>
              <text:p text:style-name="P84">Llama a <text:span text:style-name="Source_20_Text">parseMap(ascii, ...)</text:span> usando directamente ese contenido.</text:p>
            </text:list-item>
          </text:list>
        </text:list-item>
        <text:list-item>
          <text:p text:style-name="P84">La posición del héroe, del boss, de mini bosses y de todas las entidades se deduce <text:span text:style-name="Strong_20_Emphasis">exclusivamente</text:span> de los caracteres ASCII presentes en <text:span text:style-name="Source_20_Text">debug-map.txt</text:span>:</text:p>
          <text:list>
            <text:list-item>
              <text:p text:style-name="P84"><text:span text:style-name="Source_20_Text">S</text:span> marca la posición inicial del jugador.</text:p>
            </text:list-item>
            <text:list-item>
              <text:p text:style-name="P84"><text:span text:style-name="Source_20_Text">X</text:span> marca el boss.</text:p>
            </text:list-item>
            <text:list-item>
              <text:p text:style-name="P84"><text:span text:style-name="Source_20_Text">p</text:span>, <text:span text:style-name="Source_20_Text">f</text:span>, <text:span text:style-name="Source_20_Text">i</text:span>, <text:span text:style-name="Source_20_Text">b</text:span>, <text:span text:style-name="Source_20_Text">d</text:span>, <text:span text:style-name="Source_20_Text">u</text:span>, etc. colocan pacientes, timbres, puertas, etc. según la leyenda.</text:p>
            </text:list-item>
          </text:list>
        </text:list-item>
        <text:list-item>
          <text:p text:style-name="P84">Este modo sirve para:</text:p>
          <text:list>
            <text:list-item>
              <text:p text:style-name="P84">Probar layouts concretos hechos a mano.</text:p>
            </text:list-item>
            <text:list-item>
              <text:p text:style-name="P84">Depurar entidades, bosses o sistemas de IA en mapas muy controlados.</text:p>
            </text:list-item>
          </text:list>
        </text:list-item>
      </text:list>
      <text:p text:style-name="Horizontal_20_Line"/>
      <text:h text:style-name="Heading_20_3" text:outline-level="3">17.2 Modo NORMAL – <text:span text:style-name="Source_20_Text">mapgen.plugin.js</text:span> + <text:span text:style-name="Source_20_Text">level_rules.xml</text:span></text:h>
      <text:p text:style-name="Text_20_body">Cuando <text:span text:style-name="Strong_20_Emphasis">no</text:span> se pasa <text:span text:style-name="Source_20_Text">?map=debug</text:span>, el juego entra en <text:span text:style-name="Strong_20_Emphasis">modo normal</text:span>:</text:p>
      <text:list xml:id="list1523153106" text:style-name="L72">
        <text:list-item>
          <text:p text:style-name="P85">Se cargan las reglas desde <text:span text:style-name="Source_20_Text">assets/config/level_rules.xml</text:span>.</text:p>
        </text:list-item>
        <text:list-item>
          <text:p text:style-name="P85">Se pasa ese bloque de reglas a <text:span text:style-name="Source_20_Text">mapgen.plugin.js</text:span> (por ejemplo a <text:span text:style-name="Source_20_Text">MapGenAPI.generate(level, rules)</text:span>).</text:p>
        </text:list-item>
        <text:list-item>
          <text:p text:style-name="P85">El generador construye un mapa completo en ASCII, que luego se parsea con <text:span text:style-name="Source_20_Text">parseMap(ascii, ...)</text:span>.</text:p>
        </text:list-item>
      </text:list>
      <text:h text:style-name="Heading_20_4" text:outline-level="4">Información mínima en <text:span text:style-name="Source_20_Text">level_rules.xml</text:span></text:h>
      <text:p text:style-name="Text_20_body">Cada <text:span text:style-name="Source_20_Text">&lt;level&gt;</text:span> del XML debe contener como mínimo:</text:p>
      <text:list xml:id="list2803106171" text:style-name="L73">
        <text:list-item>
          <text:p text:style-name="P86"><text:span text:style-name="Strong_20_Emphasis">Número de habitaciones</text:span> (<text:span text:style-name="Source_20_Text">roomCount</text:span> o equivalente)</text:p>
          <text:list>
            <text:list-item>
              <text:p text:style-name="P86">Rango: <text:span text:style-name="Strong_20_Emphasis">mínimo 3, máximo 35 habitaciones</text:span>.</text:p>
            </text:list-item>
          </text:list>
        </text:list-item>
        <text:list-item>
          <text:p text:style-name="P86"><text:span text:style-name="Strong_20_Emphasis">Tamaño total del mapa</text:span></text:p>
          <text:list>
            <text:list-item>
              <text:p text:style-name="P86">Anchura y altura en tiles (por ejemplo <text:span text:style-name="Source_20_Text">mapWidth</text:span>, <text:span text:style-name="Source_20_Text">mapHeight</text:span>).</text:p>
            </text:list-item>
          </text:list>
        </text:list-item>
        <text:list-item>
          <text:p text:style-name="P86"><text:span text:style-name="Strong_20_Emphasis">Anchura de pasillos</text:span></text:p>
          <text:list>
            <text:list-item>
              <text:p text:style-name="P86">Número de tiles de ancho que tendrán los pasillos (por ejemplo <text:span text:style-name="Source_20_Text">corridorWidth</text:span>).</text:p>
            </text:list-item>
          </text:list>
        </text:list-item>
      </text:list>
      <text:p text:style-name="Text_20_body"><text:soft-page-break/>Además puede contener parámetros adicionales (densidad de enemigos, tipos de carros, probabilidad de fuego, etc.), pero los tres anteriores son obligatorios para que el mapa sea válido.</text:p>
      <text:h text:style-name="Heading_20_4" text:outline-level="4">Construcción del mapa en modo normal</text:h>
      <text:p text:style-name="Text_20_body">El algoritmo de <text:span text:style-name="Source_20_Text">mapgen.plugin.js</text:span> debe:</text:p>
      <text:list xml:id="list2953699068" text:style-name="L74">
        <text:list-item>
          <text:p text:style-name="P87"><text:span text:style-name="Strong_20_Emphasis">Crear todas las habitaciones</text:span> usando el número indicado en <text:span text:style-name="Source_20_Text">level_rules.xml</text:span>.</text:p>
        </text:list-item>
        <text:list-item>
          <text:p text:style-name="P87"><text:span text:style-name="Strong_20_Emphasis">Respetar el tamaño del mapa</text:span>: ninguna habitación ni pasillo debe salir fuera de los límites [0, mapWidth) × [0, mapHeight).</text:p>
        </text:list-item>
        <text:list-item>
          <text:p text:style-name="P87"><text:span text:style-name="Strong_20_Emphasis">Conectar las habitaciones con pasillos tipo laberinto</text:span>:</text:p>
          <text:list>
            <text:list-item>
              <text:p text:style-name="P87">Los pasillos son corredores de <text:span text:style-name="Source_20_Text">corridorWidth</text:span> tiles de ancho.</text:p>
            </text:list-item>
            <text:list-item>
              <text:p text:style-name="P87">Deben conectar las habitaciones formando una red tipo laberinto (sin dejar habitaciones inaccesibles).</text:p>
            </text:list-item>
          </text:list>
        </text:list-item>
        <text:list-item>
          <text:p text:style-name="P87"><text:span text:style-name="Strong_20_Emphasis">Control Room, Boss Room y Mini Boss</text:span>:</text:p>
          <text:list>
            <text:list-item>
              <text:p text:style-name="P87">De todas las habitaciones generadas:</text:p>
              <text:list>
                <text:list-item>
                  <text:p text:style-name="P87">La <text:span text:style-name="Strong_20_Emphasis">habitación central</text:span> (la más cercana al centro geométrico del mapa) se marca como <text:span text:style-name="Strong_20_Emphasis">Control Room</text:span>.</text:p>
                  <text:list>
                    <text:list-item>
                      <text:p text:style-name="P87">Aquí se instancia el jugador al inicio del nivel.</text:p>
                    </text:list-item>
                  </text:list>
                </text:list-item>
                <text:list-item>
                  <text:p text:style-name="P87">La <text:span text:style-name="Strong_20_Emphasis">habitación más lejana</text:span> respecto a la Control Room se marca como <text:span text:style-name="Strong_20_Emphasis">Boss Room</text:span>.</text:p>
                  <text:list>
                    <text:list-item>
                      <text:p text:style-name="P87">Aquí se colocan el boss principal y la puerta de urgencias.</text:p>
                    </text:list-item>
                  </text:list>
                </text:list-item>
                <text:list-item>
                  <text:p text:style-name="P87">Una <text:span text:style-name="Strong_20_Emphasis">habitación aleatoria distinta</text:span> de las anteriores se marca como <text:span text:style-name="Strong_20_Emphasis">Mini Boss Room</text:span>.</text:p>
                  <text:list>
                    <text:list-item>
                      <text:p text:style-name="P87">En ella se generarán los encuentros de mini boss del nivel.</text:p>
                    </text:list-item>
                  </text:list>
                </text:list-item>
              </text:list>
            </text:list-item>
          </text:list>
        </text:list-item>
        <text:list-item>
          <text:p text:style-name="P87"><text:span text:style-name="Strong_20_Emphasis">Puertas y pasillos</text:span>:</text:p>
          <text:list>
            <text:list-item>
              <text:p text:style-name="P87">Cada habitación, en su perímetro, sólo tiene <text:span text:style-name="Strong_20_Emphasis">huecos de máximo 1 tile</text:span> que la conectan con los pasillos.</text:p>
            </text:list-item>
            <text:list-item>
              <text:p text:style-name="P87">En cada hueco se coloca exactamente <text:span text:style-name="Strong_20_Emphasis">una puerta de 1 tile</text:span>:</text:p>
              <text:list>
                <text:list-item>
                  <text:p text:style-name="P87">Puertas normales (<text:span text:style-name="Source_20_Text">d</text:span>) en las habitaciones estándar.</text:p>
                </text:list-item>
                <text:list-item>
                  <text:p text:style-name="P87">Puerta de urgencias (<text:span text:style-name="Source_20_Text">u</text:span>) en el acceso a la Boss Room.</text:p>
                </text:list-item>
              </text:list>
            </text:list-item>
            <text:list-item>
              <text:p text:style-name="P87">Los pasillos se comportan como corredores entre habitaciones, formando el laberinto general.</text:p>
            </text:list-item>
          </text:list>
        </text:list-item>
        <text:list-item>
          <text:p text:style-name="P87"><text:span text:style-name="Strong_20_Emphasis">Colocación de entidades</text:span>:</text:p>
          <text:list>
            <text:list-item>
              <text:p text:style-name="P87">Sobre el mapa base (habitaciones + pasillos) se aplican las reglas de colocación del algoritmo de <text:span text:style-name="Source_20_Text">MapGen</text:span>:</text:p>
              <text:list>
                <text:list-item>
                  <text:p text:style-name="P87">Pacientes, timbres, carros, enemigos, NPCs, fuego, charcos, etc.</text:p>
                </text:list-item>
              </text:list>
            </text:list-item>
            <text:list-item>
              <text:p text:style-name="P87"><text:soft-page-break/>Los parámetros de densidad, tipos de enemigos, número de carros, etc. se leen de <text:span text:style-name="Source_20_Text">level_rules.xml</text:span> para cada nivel.</text:p>
            </text:list-item>
            <text:list-item>
              <text:p text:style-name="P87">Los símbolos ASCII finales reflejan esa distribución (por ejemplo, <text:span text:style-name="Source_20_Text">p</text:span> para pacientes, <text:span text:style-name="Source_20_Text">m</text:span> para mosquitos, etc.).</text:p>
            </text:list-item>
          </text:list>
        </text:list-item>
      </text:list>
      <text:p text:style-name="Text_20_body">En resumen, en modo normal el mapa <text:span text:style-name="Strong_20_Emphasis">se genera siempre usando TODOS los valores de </text:span><text:span text:style-name="Strong_20_Emphasis"><text:span text:style-name="Source_20_Text">level_rules.xml</text:span></text:span> y debe resultar un hospital completo, jugable y coherente con el diseño (control room, mini boss room, boss room, pasillos, puertas, entidades…).</text:p>
      <text:p text:style-name="Horizontal_20_Line"/>
      <text:h text:style-name="Heading_20_3" text:outline-level="3">17.3 Culling y área visible</text:h>
      <text:p text:style-name="Text_20_body">Independientemente del modo (DEBUG o NORMAL), el motor aplica un sistema de <text:span text:style-name="Strong_20_Emphasis">culling</text:span>:</text:p>
      <text:list xml:id="list1422860994" text:style-name="L75">
        <text:list-item>
          <text:p text:style-name="P88">En <text:span text:style-name="Source_20_Text">level_rules.xml</text:span> se define un único parámetro:</text:p>
          <text:list>
            <text:list-item>
              <text:p text:style-name="P88"><text:span text:style-name="Source_20_Text">culling="20"</text:span> (por ejemplo).</text:p>
            </text:list-item>
          </text:list>
        </text:list-item>
        <text:list-item>
          <text:p text:style-name="P88">Este valor indica un <text:span text:style-name="Strong_20_Emphasis">radio en tiles</text:span> alrededor del héroe:</text:p>
          <text:list>
            <text:list-item>
              <text:p text:style-name="P88">Dentro de ese cuadrado de ±20 tiles:</text:p>
              <text:list>
                <text:list-item>
                  <text:p text:style-name="P88">Se <text:span text:style-name="Strong_20_Emphasis">dibuja</text:span> el mapa.</text:p>
                </text:list-item>
                <text:list-item>
                  <text:p text:style-name="P88">Se <text:span text:style-name="Strong_20_Emphasis">actualizan</text:span> las entidades (IA, físicas, fuego, etc.).</text:p>
                </text:list-item>
              </text:list>
            </text:list-item>
            <text:list-item>
              <text:p text:style-name="P88">Fuera de ese cuadrado:</text:p>
              <text:list>
                <text:list-item>
                  <text:p text:style-name="P88">El mapa no se dibuja.</text:p>
                </text:list-item>
                <text:list-item>
                  <text:p text:style-name="P88">Las entidades se consideran <text:span text:style-name="Strong_20_Emphasis">inactivas</text:span> (sin update ni logs).</text:p>
                </text:list-item>
              </text:list>
            </text:list-item>
          </text:list>
        </text:list-item>
        <text:list-item>
          <text:p text:style-name="P88">El objetivo es:</text:p>
          <text:list>
            <text:list-item>
              <text:p text:style-name="P88">Que el jugador siempre vea suficiente hospital como para orientarse y divertirse.</text:p>
            </text:list-item>
            <text:list-item>
              <text:p text:style-name="P88">Mantener el rendimiento alto incluso en mapas grandes.</text:p>
            </text:list-item>
          </text:list>
        </text:list-item>
      </text:list>
      <text:p text:style-name="Horizontal_20_Line"/>
      <text:h text:style-name="Heading_20_3" text:outline-level="3">17.4 Leyenda ASCII completa</text:h>
      <text:p text:style-name="Text_20_body">Esta es la <text:span text:style-name="Strong_20_Emphasis">leyenda de TODOS los caracteres ASCII</text:span> que se usan (o se reservarán) para describir mapas de <text:span text:style-name="Emphasis">Hospital Dash</text:span> en modo debug y en los volcados de mapa procedural. Es la “fuente de verdad” tanto para <text:span text:style-name="Source_20_Text">parseMap</text:span> como para exportaciones a texto:</text:p>
      <table:table table:name="Tabla1" table:style-name="Tabla1">
        <table:table-column table:style-name="Tabla1.A"/>
        <table:table-column table:style-name="Tabla1.B"/>
        <table:table-header-rows>
          <table:table-row table:style-name="TableLine94461529830176">
            <table:table-cell table:style-name="Tabla1.A1" office:value-type="string">
              <text:p text:style-name="Table_20_Heading">Carácter</text:p>
            </table:table-cell>
            <table:table-cell table:style-name="Tabla1.A1" office:value-type="string">
              <text:p text:style-name="Table_20_Heading">Significado en el mapa</text:p>
            </table:table-cell>
          </table:table-row>
        </table:table-header-rows>
        <table:table-row table:style-name="TableLine94461527837456">
          <table:table-cell table:style-name="Tabla1.A1" office:value-type="string">
            <text:p text:style-name="Table_20_Contents"><text:span text:style-name="Source_20_Text">#</text:span></text:p>
          </table:table-cell>
          <table:table-cell table:style-name="Tabla1.A1" office:value-type="string">
            <text:p text:style-name="Table_20_Contents">Pared / muro del hospital (impasable).</text:p>
          </table:table-cell>
        </table:table-row>
        <table:table-row table:style-name="TableLine94461527839184">
          <table:table-cell table:style-name="Tabla1.A1" office:value-type="string">
            <text:p text:style-name="Table_20_Contents"><text:span text:style-name="Source_20_Text">.</text:span></text:p>
          </table:table-cell>
          <table:table-cell table:style-name="Tabla1.A1" office:value-type="string">
            <text:p text:style-name="Table_20_Contents">Suelo transitable (pasillo o interior de habitación sin entidad especial).</text:p>
          </table:table-cell>
        </table:table-row>
        <table:table-row table:style-name="TableLine94461527841408">
          <table:table-cell table:style-name="Tabla1.A1" office:value-type="string">
            <text:p text:style-name="Table_20_Contents">(espacio)</text:p>
          </table:table-cell>
          <table:table-cell table:style-name="Tabla1.A1" office:value-type="string">
            <text:p text:style-name="Table_20_Contents">Exterior / fuera del hospital (normalmente no se usa dentro de los límites del mapa).</text:p>
          </table:table-cell>
        </table:table-row>
        <table:table-row table:style-name="TableLine94461527844208">
          <table:table-cell table:style-name="Tabla1.A1" office:value-type="string">
            <text:p text:style-name="Table_20_Contents"><text:span text:style-name="Source_20_Text">S</text:span></text:p>
          </table:table-cell>
          <table:table-cell table:style-name="Tabla1.A1" office:value-type="string">
            <text:p text:style-name="Table_20_Contents">Posición inicial del jugador (Control Room).</text:p>
          </table:table-cell>
        </table:table-row>
        <table:table-row table:style-name="TableLine94461528368720">
          <table:table-cell table:style-name="Tabla1.A1" office:value-type="string">
            <text:p text:style-name="Table_20_Contents"><text:span text:style-name="Source_20_Text">p</text:span></text:p>
          </table:table-cell>
          <table:table-cell table:style-name="Tabla1.A1" office:value-type="string">
            <text:p text:style-name="Table_20_Contents">Paciente normal en cama (con su timbre asociado).</text:p>
          </table:table-cell>
        </table:table-row>
        <table:table-row table:style-name="TableLine94461528380992">
          <table:table-cell table:style-name="Tabla1.A1" office:value-type="string">
            <text:p text:style-name="Table_20_Contents"><text:span text:style-name="Source_20_Text">f</text:span></text:p>
          </table:table-cell>
          <table:table-cell table:style-name="Tabla1.A1" office:value-type="string">
            <text:p text:style-name="Table_20_Contents">Paciente furioso (estado ya enfadado) <text:span text:style-name="T4">solo debug</text:span>.</text:p>
          </table:table-cell>
        </table:table-row>
        <table:table-row table:style-name="TableLine94461528383712">
          <table:table-cell table:style-name="Tabla1.A1" office:value-type="string">
            <text:p text:style-name="Table_20_Contents"><text:span text:style-name="Source_20_Text">i</text:span></text:p>
          </table:table-cell>
          <table:table-cell table:style-name="Tabla1.A1" office:value-type="string">
            <text:p text:style-name="Table_20_Contents">Píldora / medicina recogible.</text:p>
          </table:table-cell>
        </table:table-row>
        <text:soft-page-break/>
        <table:table-row table:style-name="TableLine94461528386288">
          <table:table-cell table:style-name="Tabla1.A1" office:value-type="string">
            <text:p text:style-name="Table_20_Contents"><text:span text:style-name="Source_20_Text">b</text:span></text:p>
          </table:table-cell>
          <table:table-cell table:style-name="Tabla1.A1" office:value-type="string">
            <text:p text:style-name="Table_20_Contents">Timbre de paciente (campanilla).</text:p>
          </table:table-cell>
        </table:table-row>
        <table:table-row table:style-name="TableLine94461528400784">
          <table:table-cell table:style-name="Tabla1.A1" office:value-type="string">
            <text:p text:style-name="Table_20_Contents"><text:span text:style-name="Source_20_Text">d</text:span></text:p>
          </table:table-cell>
          <table:table-cell table:style-name="Tabla1.A1" office:value-type="string">
            <text:p text:style-name="Table_20_Contents">Puerta normal (se abre siempre que el héroe se acerca o pulsa acción).</text:p>
          </table:table-cell>
        </table:table-row>
        <table:table-row table:style-name="TableLine94461528406032">
          <table:table-cell table:style-name="Tabla1.A1" office:value-type="string">
            <text:p text:style-name="Table_20_Contents"><text:span text:style-name="Source_20_Text">u</text:span></text:p>
          </table:table-cell>
          <table:table-cell table:style-name="Tabla1.A1" office:value-type="string">
            <text:p text:style-name="Table_20_Contents">Puerta de urgencias / Boss Door (requiere nivel sin pacientes para abrirse).</text:p>
          </table:table-cell>
        </table:table-row>
        <table:table-row table:style-name="TableLine94461528421072">
          <table:table-cell table:style-name="Tabla1.A1" office:value-type="string">
            <text:p text:style-name="Table_20_Contents"><text:span text:style-name="Source_20_Text">X</text:span></text:p>
          </table:table-cell>
          <table:table-cell table:style-name="Tabla1.A1" office:value-type="string">
            <text:p text:style-name="Table_20_Contents">Boss principal del nivel (en la Boss Room).</text:p>
          </table:table-cell>
        </table:table-row>
        <table:table-row table:style-name="TableLine94461528427056">
          <table:table-cell table:style-name="Tabla1.A1" office:value-type="string">
            <text:p text:style-name="Table_20_Contents"><text:span text:style-name="Source_20_Text">M</text:span></text:p>
          </table:table-cell>
          <table:table-cell table:style-name="Tabla1.A1" office:value-type="string">
            <text:p text:style-name="Table_20_Contents">Mini Boss del nivel (en la Mini Boss Room) – reservado para encuentros especiales.</text:p>
          </table:table-cell>
        </table:table-row>
        <table:table-row table:style-name="TableLine94461528445120">
          <table:table-cell table:style-name="Tabla1.A1" office:value-type="string">
            <text:p text:style-name="Table_20_Contents"><text:span text:style-name="Source_20_Text">m</text:span></text:p>
          </table:table-cell>
          <table:table-cell table:style-name="Tabla1.A1" office:value-type="string">
            <text:p text:style-name="Table_20_Contents">Mosquito (enemigo animal ligero).</text:p>
          </table:table-cell>
        </table:table-row>
        <table:table-row table:style-name="TableLine94461528448320">
          <table:table-cell table:style-name="Tabla1.A1" office:value-type="string">
            <text:p text:style-name="Table_20_Contents"><text:span text:style-name="Source_20_Text">r</text:span></text:p>
          </table:table-cell>
          <table:table-cell table:style-name="Tabla1.A1" office:value-type="string">
            <text:p text:style-name="Table_20_Contents">Rata (enemigo animal rápido).</text:p>
          </table:table-cell>
        </table:table-row>
        <table:table-row table:style-name="TableLine94461528464336">
          <table:table-cell table:style-name="Tabla1.A1" office:value-type="string">
            <text:p text:style-name="P5"><text:span text:style-name="Source_20_Text"><text:span text:style-name="T5">F</text:span></text:span></text:p>
          </table:table-cell>
          <table:table-cell table:style-name="Tabla1.A1" office:value-type="string">
            <text:p text:style-name="Table_20_Contents">Carro <text:span text:style-name="T4">de comida</text:span></text:p>
          </table:table-cell>
        </table:table-row>
        <table:table-row table:style-name="TableLine94461528477712">
          <table:table-cell table:style-name="Tabla1.A1" office:value-type="string">
            <text:p text:style-name="P5"><text:span text:style-name="Source_20_Text"><text:span text:style-name="T5">U</text:span></text:span></text:p>
          </table:table-cell>
          <table:table-cell table:style-name="Tabla1.A1" office:value-type="string">
            <text:p text:style-name="Table_20_Contents">Carro de urgencias (emergency cart) – puede usarse como posición base del boss-cart.</text:p>
          </table:table-cell>
        </table:table-row>
        <table:table-row table:style-name="TableLine94461528495376">
          <table:table-cell table:style-name="Tabla1.A1" office:value-type="string">
            <text:p text:style-name="P4">+</text:p>
          </table:table-cell>
          <table:table-cell table:style-name="Tabla1.A1" office:value-type="string">
            <text:p text:style-name="P3">Carro de <text:span text:style-name="T4">medicinas</text:span></text:p>
          </table:table-cell>
        </table:table-row>
        <table:table-row table:style-name="TableLine94461528496128">
          <table:table-cell table:style-name="Tabla1.A1" office:value-type="string">
            <text:p text:style-name="Table_20_Contents"><text:span text:style-name="Source_20_Text">t</text:span></text:p>
          </table:table-cell>
          <table:table-cell table:style-name="Tabla1.A1" office:value-type="string">
            <text:p text:style-name="Table_20_Contents">Teléfono central de la sala de control.</text:p>
          </table:table-cell>
        </table:table-row>
        <table:table-row table:style-name="TableLine94461528513472">
          <table:table-cell table:style-name="Tabla1.A1" office:value-type="string">
            <text:p text:style-name="Table_20_Contents"><text:span text:style-name="Source_20_Text">E</text:span></text:p>
          </table:table-cell>
          <table:table-cell table:style-name="Tabla1.A1" office:value-type="string">
            <text:p text:style-name="Table_20_Contents">Ascensor (tile de entrada/salida de elevador).</text:p>
          </table:table-cell>
        </table:table-row>
        <table:table-row table:style-name="TableLine94461528517376">
          <table:table-cell table:style-name="Tabla1.A1" office:value-type="string">
            <text:p text:style-name="Table_20_Contents"><text:span text:style-name="Source_20_Text">~</text:span></text:p>
          </table:table-cell>
          <table:table-cell table:style-name="Tabla1.A1" office:value-type="string">
            <text:p text:style-name="Table_20_Contents">Charco de agua / suelo mojado.</text:p>
          </table:table-cell>
        </table:table-row>
        <table:table-row table:style-name="TableLine94461528532576">
          <table:table-cell table:style-name="Tabla1.A1" office:value-type="string">
            <text:p text:style-name="Table_20_Contents"><text:span text:style-name="Source_20_Text">F</text:span></text:p>
          </table:table-cell>
          <table:table-cell table:style-name="Tabla1.A1" office:value-type="string">
            <text:p text:style-name="Table_20_Contents">Fuego activo sobre el suelo (hazard).</text:p>
          </table:table-cell>
        </table:table-row>
        <table:table-row table:style-name="TableLine94461528546544">
          <table:table-cell table:style-name="Tabla1.A1" office:value-type="string">
            <text:p text:style-name="Table_20_Contents"><text:span text:style-name="Source_20_Text">o</text:span></text:p>
          </table:table-cell>
          <table:table-cell table:style-name="Tabla1.A1" office:value-type="string">
            <text:p text:style-name="Table_20_Contents">Objeto de loot genérico (monedas, bolsas, comida, jeringas/goteros) según tabla de spawn.</text:p>
          </table:table-cell>
        </table:table-row>
        <table:table-row table:style-name="TableLine94461528560640">
          <table:table-cell table:style-name="Tabla1.A1" office:value-type="string">
            <text:p text:style-name="P5"><text:span text:style-name="Source_20_Text"><text:span text:style-name="T5">N</text:span></text:span></text:p>
          </table:table-cell>
          <table:table-cell table:style-name="Tabla1.A1" office:value-type="string">
            <text:p text:style-name="Table_20_Contents">Punto de spawn de NPC humano (supervisora, TCAE, médico, etc.), según reglas de nivel.</text:p>
          </table:table-cell>
        </table:table-row>
        <table:table-row table:style-name="TableLine94461528572832">
          <table:table-cell table:style-name="Tabla1.A1" office:value-type="string">
            <text:p text:style-name="P4">A</text:p>
          </table:table-cell>
          <table:table-cell table:style-name="Tabla1.A1" office:value-type="string">
            <text:p text:style-name="P3">Punto de spawn de <text:span text:style-name="T4">enemigos</text:span> <text:span text:style-name="T4">animales</text:span> (<text:span text:style-name="T4">mosquitos, ratas</text:span>, etc.), según reglas de nivel.</text:p>
          </table:table-cell>
        </table:table-row>
        <table:table-row table:style-name="TableLine94461528578112">
          <table:table-cell table:style-name="Tabla1.A1" office:value-type="string">
            <text:p text:style-name="P4">C</text:p>
          </table:table-cell>
          <table:table-cell table:style-name="Tabla1.A1" office:value-type="string">
            <text:p text:style-name="P3">Punto de spawn de <text:span text:style-name="T4">carros</text:span>, según reglas de nivel.</text:p>
          </table:table-cell>
        </table:table-row>
        <table:table-row table:style-name="TableLine94461528592560">
          <table:table-cell table:style-name="Tabla1.A1" office:value-type="string">
            <text:p text:style-name="P6">H</text:p>
          </table:table-cell>
          <table:table-cell table:style-name="Tabla1.A1" office:value-type="string">
            <text:p text:style-name="P6">Supervisora</text:p>
          </table:table-cell>
        </table:table-row>
        <table:table-row table:style-name="TableLine94461528607904">
          <table:table-cell table:style-name="Tabla1.A1" office:value-type="string">
            <text:p text:style-name="P6">k</text:p>
          </table:table-cell>
          <table:table-cell table:style-name="Tabla1.A1" office:value-type="string">
            <text:p text:style-name="P6">Médico</text:p>
          </table:table-cell>
        </table:table-row>
        <table:table-row table:style-name="TableLine94461528613408">
          <table:table-cell table:style-name="Tabla1.A1" office:value-type="string">
            <text:p text:style-name="P6">t</text:p>
          </table:table-cell>
          <table:table-cell table:style-name="Tabla1.A1" office:value-type="string">
            <text:p text:style-name="P6">TCAE</text:p>
          </table:table-cell>
        </table:table-row>
        <table:table-row table:style-name="Tabla1.30">
          <table:table-cell table:style-name="Tabla1.A1" office:value-type="string">
            <text:p text:style-name="P6">c</text:p>
          </table:table-cell>
          <table:table-cell table:style-name="Tabla1.A1" office:value-type="string">
            <text:p text:style-name="P6">Celador</text:p>
          </table:table-cell>
        </table:table-row>
        <table:table-row table:style-name="Tabla1.30">
          <table:table-cell table:style-name="Tabla1.A1" office:value-type="string">
            <text:p text:style-name="P6">n</text:p>
          </table:table-cell>
          <table:table-cell table:style-name="Tabla1.A1" office:value-type="string">
            <text:p text:style-name="P6">Enfermera sexy</text:p>
          </table:table-cell>
        </table:table-row>
        <table:table-row table:style-name="Tabla1.30">
          <table:table-cell table:style-name="Tabla1.A1" office:value-type="string">
            <text:p text:style-name="P6">h</text:p>
          </table:table-cell>
          <table:table-cell table:style-name="Tabla1.A1" office:value-type="string">
            <text:p text:style-name="P6">Limpiadora</text:p>
          </table:table-cell>
        </table:table-row>
        <table:table-row table:style-name="Tabla1.30">
          <table:table-cell table:style-name="Tabla1.A1" office:value-type="string">
            <text:p text:style-name="P6">g</text:p>
          </table:table-cell>
          <table:table-cell table:style-name="Tabla1.A1" office:value-type="string">
            <text:p text:style-name="P6">Guardia de seguridad</text:p>
          </table:table-cell>
        </table:table-row>
        <table:table-row table:style-name="Tabla1.30">
          <table:table-cell table:style-name="Tabla1.A1" office:value-type="string">
            <text:p text:style-name="P6">v</text:p>
          </table:table-cell>
          <table:table-cell table:style-name="Tabla1.A1" office:value-type="string">
            <text:p text:style-name="P6">Familiar molesto (visitante)</text:p>
          </table:table-cell>
        </table:table-row>
        <table:table-row table:style-name="Tabla1.30">
          <table:table-cell table:style-name="Tabla1.A1" office:value-type="string">
            <text:p text:style-name="P6">L</text:p>
          </table:table-cell>
          <table:table-cell table:style-name="Tabla1.A1" office:value-type="string">
            <text:p text:style-name="P6">Luz funcionando</text:p>
          </table:table-cell>
        </table:table-row>
        <table:table-row table:style-name="Tabla1.30">
          <table:table-cell table:style-name="Tabla1.A1" office:value-type="string">
            <text:p text:style-name="P6">l</text:p>
          </table:table-cell>
          <table:table-cell table:style-name="Tabla1.A1" office:value-type="string">
            <text:p text:style-name="P6">Luz rota parpadeando</text:p>
          </table:table-cell>
        </table:table-row>
      </table:table>
      <text:p text:style-name="Quotations"/>
      <text:p text:style-name="Horizontal_20_Line"/>
      <text:h text:style-name="Heading_20_2" text:outline-level="2">18. Boss por nivel en debug y estabilidad de cámara</text:h>
      <text:p text:style-name="Text_20_body">En modo debug (<text:span text:style-name="Source_20_Text">?map=debug;nivel=X</text:span>) debe poder probarse cada boss de forma independiente.</text:p>
      <text:h text:style-name="Heading_20_3" text:outline-level="3">Objetivos</text:h>
      <text:list xml:id="list3569817601" text:style-name="L76">
        <text:list-item>
          <text:p text:style-name="P89"><text:span text:style-name="Strong_20_Emphasis">Lectura correcta de </text:span><text:span text:style-name="Strong_20_Emphasis"><text:span text:style-name="Source_20_Text">nivel</text:span></text:span><text:span text:style-name="Strong_20_Emphasis"> en la URL</text:span></text:p>
          <text:list>
            <text:list-item>
              <text:p text:style-name="P89">Al parsear parámetros se establece:</text:p>
              <text:list>
                <text:list-item>
                  <text:p text:style-name="P89"><text:soft-page-break/><text:span text:style-name="Source_20_Text">nivel = 1</text:span> por defecto.</text:p>
                </text:list-item>
                <text:list-item>
                  <text:p text:style-name="P89">Si existe <text:span text:style-name="Source_20_Text">params.nivel</text:span>, se hace <text:span text:style-name="Source_20_Text">parseInt(params.nivel, 10)</text:span> y se usa ese valor si es válido.</text:p>
                </text:list-item>
              </text:list>
            </text:list-item>
          </text:list>
        </text:list-item>
        <text:list-item>
          <text:p text:style-name="P89"><text:span text:style-name="Strong_20_Emphasis">Selección de boss según el nivel</text:span></text:p>
          <text:list>
            <text:list-item>
              <text:p text:style-name="P89">Función de alto nivel (p. ej. <text:span text:style-name="Source_20_Text">spawnBossForLevel(level)</text:span>) que:</text:p>
              <text:list>
                <text:list-item>
                  <text:p text:style-name="P89">Nivel 1 → Boss paciente hematológica.</text:p>
                </text:list-item>
                <text:list-item>
                  <text:p text:style-name="P89">Nivel 2 → Boss jefa de limpiadoras desmayada.</text:p>
                </text:list-item>
                <text:list-item>
                  <text:p text:style-name="P89">Nivel 3 → Boss paciente psiquiátrica piromana.</text:p>
                </text:list-item>
                <text:list-item>
                  <text:p text:style-name="P89">Valor por defecto o desconocido → reutiliza boss de nivel 1.</text:p>
                </text:list-item>
              </text:list>
            </text:list-item>
            <text:list-item>
              <text:p text:style-name="P89">Esta función se invoca en modo debug cuando <text:span text:style-name="Source_20_Text">params.map === 'debug'</text:span>.</text:p>
            </text:list-item>
          </text:list>
        </text:list-item>
        <text:list-item>
          <text:p text:style-name="P89"><text:span text:style-name="Strong_20_Emphasis">Estabilidad de cámara y zoom</text:span></text:p>
          <text:list>
            <text:list-item>
              <text:p text:style-name="P89">En el código que ajusta el zoom o enfoca al boss:</text:p>
              <text:list>
                <text:list-item>
                  <text:p text:style-name="P89">Nunca usar propiedades de un boss inexistente (<text:span text:style-name="Source_20_Text">if (!boss) return;</text:span>).</text:p>
                </text:list-item>
                <text:list-item>
                  <text:p text:style-name="P89">Clamp del zoom a un rango seguro (<text:span text:style-name="Source_20_Text">0.5–3</text:span>).</text:p>
                </text:list-item>
                <text:list-item>
                  <text:p text:style-name="P89">Reinicializar <text:span text:style-name="Source_20_Text">camera.zoom = 1</text:span> al inicio de cada nivel.</text:p>
                </text:list-item>
              </text:list>
            </text:list-item>
          </text:list>
        </text:list-item>
        <text:list-item>
          <text:p text:style-name="P89"><text:span text:style-name="Strong_20_Emphasis">Pruebas</text:span></text:p>
          <text:list>
            <text:list-item>
              <text:p text:style-name="P89"><text:span text:style-name="Source_20_Text">index.html?map=debug;nivel=1/2/3</text:span>:</text:p>
              <text:list>
                <text:list-item>
                  <text:p text:style-name="P89">Debe aparecer un boss diferente en cada caso.</text:p>
                </text:list-item>
                <text:list-item>
                  <text:p text:style-name="P89">El juego no debe crashear.</text:p>
                </text:list-item>
                <text:list-item>
                  <text:p text:style-name="P89">El zoom no queda enganchado ni en valores extremos.</text:p>
                </text:list-item>
              </text:list>
            </text:list-item>
            <text:list-item>
              <text:p text:style-name="P89"><text:span text:style-name="Source_20_Text">index.html?map=debug</text:span> sin <text:span text:style-name="Source_20_Text">nivel</text:span>:</text:p>
              <text:list>
                <text:list-item>
                  <text:p text:style-name="P89">Carga boss de nivel 1 por defecto sin errores.</text:p>
                </text:list-item>
              </text:list>
            </text:list-item>
          </text:list>
        </text:list-item>
      </text:list>
      <text:p text:style-name="Horizontal_20_Line"/>
      <text:h text:style-name="Heading_20_2" text:outline-level="2">19. Movimiento, respiración idle y selección de héroe</text:h>
      <text:h text:style-name="Heading_20_3" text:outline-level="3">19.1 Respiración idle suave</text:h>
      <text:list xml:id="list2086483620" text:style-name="L77">
        <text:list-item>
          <text:p text:style-name="P90">En <text:span text:style-name="Source_20_Text">puppet.rigs.plugin.js</text:span>, la animación de respiración de los héroes debe ser <text:span text:style-name="Strong_20_Emphasis">muy leve</text:span>:</text:p>
          <text:list>
            <text:list-item>
              <text:p text:style-name="P90">Se reduce la amplitud vertical (por ejemplo de <text:span text:style-name="Source_20_Text">*4</text:span> a <text:span text:style-name="Source_20_Text">*0.5</text:span>).</text:p>
            </text:list-item>
            <text:list-item>
              <text:p text:style-name="P90">El objetivo es que el héroe parezca vivo, pero sin bamboleos exagerados.</text:p>
            </text:list-item>
          </text:list>
        </text:list-item>
      </text:list>
      <text:h text:style-name="Heading_20_3" text:outline-level="3">19.2 Parada del héroe al llegar a destino</text:h>
      <text:list xml:id="list2067833005" text:style-name="L78">
        <text:list-item>
          <text:p text:style-name="P91">En el sistema de movimiento del héroe:</text:p>
          <text:list>
            <text:list-item>
              <text:p text:style-name="P91"><text:soft-page-break/>Se calcula cada frame <text:span text:style-name="Source_20_Text">dx</text:span>, <text:span text:style-name="Source_20_Text">dy</text:span> y <text:span text:style-name="Source_20_Text">distSq</text:span> respecto a <text:span text:style-name="Source_20_Text">targetX</text:span>, <text:span text:style-name="Source_20_Text">targetY</text:span>.</text:p>
            </text:list-item>
            <text:list-item>
              <text:p text:style-name="P91">Si <text:span text:style-name="Source_20_Text">distSq</text:span> es menor que un umbral pequeño:</text:p>
              <text:list>
                <text:list-item>
                  <text:p text:style-name="P91">Se fijan <text:span text:style-name="Source_20_Text">hero.x/y</text:span> al objetivo.</text:p>
                </text:list-item>
                <text:list-item>
                  <text:p text:style-name="P91"><text:span text:style-name="Source_20_Text">hero.speed = 0</text:span>.</text:p>
                </text:list-item>
                <text:list-item>
                  <text:p text:style-name="P91">La animación pasa a <text:span text:style-name="Source_20_Text">'idle'</text:span>.</text:p>
                </text:list-item>
              </text:list>
            </text:list-item>
          </text:list>
        </text:list-item>
      </text:list>
      <text:h text:style-name="Heading_20_3" text:outline-level="3">19.3 Selección de héroe y rig asociado</text:h>
      <text:list xml:id="list836858916" text:style-name="L79">
        <text:list-item>
          <text:p text:style-name="P92">En el menú inicial (p. ej. <text:span text:style-name="Source_20_Text">gameflow.plugin.js</text:span>):</text:p>
          <text:list>
            <text:list-item>
              <text:p text:style-name="P92">Se identifica la tarjeta seleccionada (<text:span text:style-name="Source_20_Text">.char-card.selected</text:span>) y se obtiene <text:span text:style-name="Source_20_Text">data-hero</text:span>.</text:p>
            </text:list-item>
            <text:list-item>
              <text:p text:style-name="P92">Se guarda en <text:span text:style-name="Source_20_Text">window.START_HERO_ID</text:span> o se pasa como <text:span text:style-name="Source_20_Text">heroId</text:span> en <text:span text:style-name="Source_20_Text">startGame</text:span>.</text:p>
            </text:list-item>
          </text:list>
        </text:list-item>
        <text:list-item>
          <text:p text:style-name="P92">Al crear el héroe:</text:p>
          <text:list>
            <text:list-item>
              <text:p text:style-name="P92"><text:span text:style-name="Source_20_Text">hero.heroId = heroId || 'enrique'</text:span>.</text:p>
            </text:list-item>
            <text:list-item>
              <text:p text:style-name="P92">El rig se selecciona como <text:span text:style-name="Source_20_Text">hero_&lt;heroId&gt;</text:span>:</text:p>
              <text:list>
                <text:list-item>
                  <text:p text:style-name="P92"><text:span text:style-name="Source_20_Text">hero_enrique</text:span>, <text:span text:style-name="Source_20_Text">hero_roberto</text:span>, <text:span text:style-name="Source_20_Text">hero_francesco</text:span>.</text:p>
                </text:list-item>
              </text:list>
            </text:list-item>
            <text:list-item>
              <text:p text:style-name="P92">El HUD carga el retrato correspondiente, usando una función <text:span text:style-name="Source_20_Text">setHeroFace(heroId)</text:span> que cambia la imagen según un CSS var (<text:span text:style-name="Source_20_Text">--sprite-player-&lt;id&gt;</text:span>).</text:p>
            </text:list-item>
          </text:list>
        </text:list-item>
        <text:list-item>
          <text:p text:style-name="P92">Pruebas:</text:p>
          <text:list>
            <text:list-item>
              <text:p text:style-name="P92">Probar con los tres héroes y confirmar:</text:p>
              <text:list>
                <text:list-item>
                  <text:p text:style-name="P92">Retrato correcto.</text:p>
                </text:list-item>
                <text:list-item>
                  <text:p text:style-name="P92">Rig y colores correctos.</text:p>
                </text:list-item>
                <text:list-item>
                  <text:p text:style-name="P92">Idle suave.</text:p>
                </text:list-item>
                <text:list-item>
                  <text:p text:style-name="P92">Parada limpia al llegar a cada destino.</text:p>
                </text:list-item>
              </text:list>
            </text:list-item>
          </text:list>
        </text:list-item>
      </text:list>
      <text:p text:style-name="Horizontal_20_Line"/>
      <text:h text:style-name="Heading_20_2" text:outline-level="2">20. Exportación de mapa ASCII a <text:span text:style-name="Source_20_Text">debug-load.txt</text:span> (PHP)</text:h>
      <text:p text:style-name="Text_20_body">Para facilitar la depuración se desea exportar la representación ASCII del mapa actual a un archivo en el servidor local.</text:p>
      <text:h text:style-name="Heading_20_3" text:outline-level="3">Objetivos</text:h>
      <text:list xml:id="list177649786" text:style-name="L80">
        <text:list-item>
          <text:p text:style-name="P93"><text:span text:style-name="Strong_20_Emphasis">Generar el ASCII en JavaScript</text:span></text:p>
          <text:list>
            <text:list-item>
              <text:p text:style-name="P93">Tras construir el nivel (modo normal o debug):</text:p>
              <text:list>
                <text:list-item>
                  <text:p text:style-name="P93"><text:soft-page-break/>Si el nivel se ha cargado desde un ASCII predefinido (<text:span text:style-name="Source_20_Text">G.asciiMap</text:span>), reutilizarlo.</text:p>
                </text:list-item>
                <text:list-item>
                  <text:p text:style-name="P93">Si es procedural:</text:p>
                  <text:list>
                    <text:list-item>
                      <text:p text:style-name="P93">Crear una matriz base con suelos <text:span text:style-name="Source_20_Text">.</text:span> y paredes <text:span text:style-name="Source_20_Text">#</text:span> siguiendo la grid de colisión.</text:p>
                    </text:list-item>
                    <text:list-item>
                      <text:p text:style-name="P93">Superponer entidades significativas:</text:p>
                      <text:list>
                        <text:list-item>
                          <text:p text:style-name="P93"><text:span text:style-name="Source_20_Text">S</text:span> → jugador</text:p>
                        </text:list-item>
                        <text:list-item>
                          <text:p text:style-name="P93"><text:span text:style-name="Source_20_Text">p</text:span> → paciente</text:p>
                        </text:list-item>
                        <text:list-item>
                          <text:p text:style-name="P93"><text:span text:style-name="Source_20_Text">f</text:span> → paciente furioso</text:p>
                        </text:list-item>
                        <text:list-item>
                          <text:p text:style-name="P93"><text:span text:style-name="Source_20_Text">i</text:span> → píldoras</text:p>
                        </text:list-item>
                        <text:list-item>
                          <text:p text:style-name="P93"><text:span text:style-name="Source_20_Text">b</text:span> → timbres</text:p>
                        </text:list-item>
                        <text:list-item>
                          <text:p text:style-name="P93"><text:span text:style-name="Source_20_Text">d</text:span> → puertas normales</text:p>
                        </text:list-item>
                        <text:list-item>
                          <text:p text:style-name="P93"><text:span text:style-name="Source_20_Text">u</text:span> → puerta de urgencias (boss door)</text:p>
                        </text:list-item>
                        <text:list-item>
                          <text:p text:style-name="P93"><text:span text:style-name="Source_20_Text">X</text:span> → boss</text:p>
                        </text:list-item>
                      </text:list>
                    </text:list-item>
                    <text:list-item>
                      <text:p text:style-name="P93">Cada entidad sobrescribe el carácter correspondiente en su tile.</text:p>
                    </text:list-item>
                  </text:list>
                </text:list-item>
              </text:list>
            </text:list-item>
          </text:list>
        </text:list-item>
        <text:list-item>
          <text:p text:style-name="P93"><text:span text:style-name="Strong_20_Emphasis">Envío del ASCII al servidor</text:span></text:p>
          <text:list>
            <text:list-item>
              <text:p text:style-name="P93">Unir las líneas en un único string (<text:span text:style-name="Source_20_Text">asciiText</text:span>) con saltos de línea.</text:p>
            </text:list-item>
            <text:list-item>
              <text:p text:style-name="P93">Enviar vía <text:span text:style-name="Source_20_Text">fetch("debug-export.php", { method: "POST", body: asciiText })</text:span>.</text:p>
            </text:list-item>
            <text:list-item>
              <text:p text:style-name="P93">Encapsular en <text:span text:style-name="Source_20_Text">try/catch</text:span> y loguear sólo errores graves.</text:p>
            </text:list-item>
          </text:list>
        </text:list-item>
        <text:list-item>
          <text:p text:style-name="P93"><text:span text:style-name="Strong_20_Emphasis">Script PHP de recepción</text:span></text:p>
          <text:list>
            <text:list-item>
              <text:p text:style-name="P93"><text:span text:style-name="Source_20_Text">debug-export.php</text:span>:</text:p>
              <text:list>
                <text:list-item>
                  <text:p text:style-name="P93">Lee <text:span text:style-name="Source_20_Text">php://input</text:span>.</text:p>
                </text:list-item>
                <text:list-item>
                  <text:p text:style-name="P93">Escribe contenido en <text:span text:style-name="Source_20_Text">debug-load.txt</text:span> en el mismo directorio.</text:p>
                </text:list-item>
              </text:list>
            </text:list-item>
          </text:list>
        </text:list-item>
        <text:list-item>
          <text:p text:style-name="P93"><text:span text:style-name="Strong_20_Emphasis">Condición de éxito</text:span></text:p>
          <text:list>
            <text:list-item>
              <text:p text:style-name="P93">Cada vez que se carga un nivel, <text:span text:style-name="Source_20_Text">debug-load.txt</text:span> contiene la versión ASCII exacta del mapa actual.</text:p>
            </text:list-item>
            <text:list-item>
              <text:p text:style-name="P93">En modo debug debe coincidir con el input; en modo normal debe reflejar el mapa generado.</text:p>
            </text:list-item>
            <text:list-item>
              <text:p text:style-name="P93">La consola no muestra errores de exportación (una vez configurado PHP).</text:p>
            </text:list-item>
          </text:list>
        </text:list-item>
      </text:list>
      <text:p text:style-name="Horizontal_20_Line"/>
      <text:h text:style-name="Heading_20_2" text:outline-level="2"><text:soft-page-break/>21. Flecha guía dinámica (Arrow Pointer)</text:h>
      <text:p text:style-name="Text_20_body">Se implementará un sistema de flecha guía que indique al jugador el <text:span text:style-name="Strong_20_Emphasis">objetivo más importante</text:span> en cada momento.</text:p>
      <text:h text:style-name="Heading_20_3" text:outline-level="3">21.1 Apariencia</text:h>
      <text:list xml:id="list1201840686" text:style-name="L81">
        <text:list-item>
          <text:p text:style-name="P94">Flecha dibujada en <text:span text:style-name="Strong_20_Emphasis">canvas</text:span>, no sprite.</text:p>
        </text:list-item>
        <text:list-item>
          <text:p text:style-name="P94">Compuesta por:</text:p>
          <text:list>
            <text:list-item>
              <text:p text:style-name="P94">Cuerpo rectangular grueso.</text:p>
            </text:list-item>
            <text:list-item>
              <text:p text:style-name="P94">Cabeza triangular bien visible.</text:p>
            </text:list-item>
          </text:list>
        </text:list-item>
        <text:list-item>
          <text:p text:style-name="P94">Nace exactamente del centro del héroe y apunta al objetivo.</text:p>
        </text:list-item>
        <text:list-item>
          <text:p text:style-name="P94">Longitud adaptada para que la <text:span text:style-name="Strong_20_Emphasis">punta quede siempre dentro del perímetro visible alrededor del héroe</text:span>, aunque el objetivo esté fuera de cámara.</text:p>
        </text:list-item>
        <text:list-item>
          <text:p text:style-name="P94">Escala proporcional al zoom de cámara.</text:p>
        </text:list-item>
      </text:list>
      <text:h text:style-name="Heading_20_3" text:outline-level="3">21.2 Colores por tipo de objetivo</text:h>
      <text:list xml:id="list2610750561" text:style-name="L82">
        <text:list-item>
          <text:p text:style-name="P95">Pastilla más cercana → <text:span text:style-name="Strong_20_Emphasis">Amarillo brillante</text:span> (<text:span text:style-name="Source_20_Text">#f8e825</text:span>).</text:p>
        </text:list-item>
        <text:list-item>
          <text:p text:style-name="P95">Paciente asociado a la pastilla que llevamos → <text:span text:style-name="Strong_20_Emphasis">Verde</text:span> (<text:span text:style-name="Source_20_Text">#00ff66</text:span>).</text:p>
        </text:list-item>
        <text:list-item>
          <text:p text:style-name="P95">Carro de urgencias cuando todos los pacientes están curados → <text:span text:style-name="Strong_20_Emphasis">Celeste hospital</text:span> (<text:span text:style-name="Source_20_Text">#55ccff</text:span>).</text:p>
        </text:list-item>
        <text:list-item>
          <text:p text:style-name="P95">Boss → <text:span text:style-name="Strong_20_Emphasis">Rojo intenso</text:span> (<text:span text:style-name="Source_20_Text">#ff3333</text:span>).</text:p>
        </text:list-item>
        <text:list-item>
          <text:p text:style-name="P95">Sin objetivo válido → flecha oculta.</text:p>
        </text:list-item>
      </text:list>
      <text:h text:style-name="Heading_20_3" text:outline-level="3">21.3 Prioridad de objetivos</text:h>
      <text:p text:style-name="Text_20_body">En cada frame se evalúa:</text:p>
      <text:list xml:id="list3869575353" text:style-name="L83">
        <text:list-item>
          <text:p text:style-name="P96">Pastilla más cercana al héroe (si no lleva pastilla).</text:p>
        </text:list-item>
        <text:list-item>
          <text:p text:style-name="P96">Si el héroe lleva pastilla:</text:p>
          <text:list>
            <text:list-item>
              <text:p text:style-name="P96">Paciente correspondiente a esa medicación.</text:p>
            </text:list-item>
          </text:list>
        </text:list-item>
        <text:list-item>
          <text:p text:style-name="P96">Si no quedan pacientes por atender:</text:p>
          <text:list>
            <text:list-item>
              <text:p text:style-name="P96">Carro de urgencias.</text:p>
            </text:list-item>
          </text:list>
        </text:list-item>
        <text:list-item>
          <text:p text:style-name="P96">Si el carro de urgencias ya está en fase final:</text:p>
          <text:list>
            <text:list-item>
              <text:p text:style-name="P96">Boss.</text:p>
            </text:list-item>
          </text:list>
        </text:list-item>
        <text:list-item>
          <text:p text:style-name="P96">Si ninguno aplica:</text:p>
          <text:list>
            <text:list-item>
              <text:p text:style-name="P96">No se dibuja flecha.</text:p>
            </text:list-item>
          </text:list>
        </text:list-item>
      </text:list>
      <text:h text:style-name="Heading_20_3" text:outline-level="3"><text:soft-page-break/>21.4 Cálculo geométrico</text:h>
      <text:list xml:id="list209189249" text:style-name="L84">
        <text:list-item>
          <text:p text:style-name="P97">Vector hacia objetivo:</text:p>
          <text:list>
            <text:list-item>
              <text:p text:style-name="P97"><text:span text:style-name="Source_20_Text">dx = target.x - hero.x</text:span>, <text:span text:style-name="Source_20_Text">dy = target.y - hero.y</text:span>.</text:p>
            </text:list-item>
          </text:list>
        </text:list-item>
        <text:list-item>
          <text:p text:style-name="P97">Ángulo:</text:p>
          <text:list>
            <text:list-item>
              <text:p text:style-name="P97"><text:span text:style-name="Source_20_Text">angle = atan2(dy, dx)</text:span>.</text:p>
            </text:list-item>
            <text:list-item>
              <text:p text:style-name="P97">Se interpola suavemente con el ángulo anterior:</text:p>
              <text:list>
                <text:list-item>
                  <text:p text:style-name="P97"><text:span text:style-name="Source_20_Text">angle = lerp(prevAngle, angle, 0.2)</text:span>.</text:p>
                </text:list-item>
              </text:list>
            </text:list-item>
          </text:list>
        </text:list-item>
        <text:list-item>
          <text:p text:style-name="P97">Longitud:</text:p>
          <text:list>
            <text:list-item>
              <text:p text:style-name="P97"><text:span text:style-name="Source_20_Text">dist = distancia(hero, target)</text:span>.</text:p>
            </text:list-item>
            <text:list-item>
              <text:p text:style-name="P97"><text:span text:style-name="Source_20_Text">len = min(dist, heroRadius * 2.4)</text:span>.</text:p>
            </text:list-item>
          </text:list>
        </text:list-item>
        <text:list-item>
          <text:p text:style-name="P97">Se dibuja en coordenadas de pantalla usando el mismo zoom y transformación que el resto de rigs.</text:p>
        </text:list-item>
      </text:list>
      <text:h text:style-name="Heading_20_3" text:outline-level="3">21.5 Integración y ubicación del código</text:h>
      <text:list xml:id="list3501551038" text:style-name="L85">
        <text:list-item>
          <text:p text:style-name="P98">Nuevo módulo recomendado: <text:span text:style-name="Source_20_Text">assets/plugins/arrow.guide.plugin.js</text:span>.</text:p>
        </text:list-item>
        <text:list-item>
          <text:p text:style-name="P98">Expone una API del tipo <text:span text:style-name="Source_20_Text">ArrowGuide.updateAndDraw(ctx, dt, hero, camera)</text:span>.</text:p>
        </text:list-item>
        <text:list-item>
          <text:p text:style-name="P98">Se invoca desde el loop principal de renderizado <text:span text:style-name="Strong_20_Emphasis">después</text:span> de dibujar el héroe y el mapa, antes del HUD.</text:p>
        </text:list-item>
        <text:list-item>
          <text:p text:style-name="P98">No se dibuja en el minimapa; sólo en el canvas principal.</text:p>
        </text:list-item>
      </text:list>
      <text:h text:style-name="Heading_20_3" text:outline-level="3">21.6 Pruebas</text:h>
      <text:list xml:id="list3282057081" text:style-name="L86">
        <text:list-item>
          <text:p text:style-name="P99">Verificar en juego real:</text:p>
          <text:list>
            <text:list-item>
              <text:p text:style-name="P99">Flecha siempre nace en el héroe.</text:p>
            </text:list-item>
            <text:list-item>
              <text:p text:style-name="P99">Cambia de color según objetivo.</text:p>
            </text:list-item>
            <text:list-item>
              <text:p text:style-name="P99">Apunta a la pastilla correcta, luego al paciente, luego al carro, luego al boss.</text:p>
            </text:list-item>
            <text:list-item>
              <text:p text:style-name="P99">Rotación suave al cambiar de objetivo.</text:p>
            </text:list-item>
            <text:list-item>
              <text:p text:style-name="P99">Se ve correctamente con distintos niveles de zoom.</text:p>
            </text:list-item>
          </text:list>
        </text:list-item>
      </text:list>
      <text:p text:style-name="Horizontal_20_Line"/>
      <text:h text:style-name="Heading_20_2" text:outline-level="2">22. Física de carros tipo “pinball”</text:h>
      <text:p text:style-name="Text_20_body">Se refuerza el rol de los carros como “pelotas de pinball” peligrosas.</text:p>
      <text:h text:style-name="Heading_20_3" text:outline-level="3">22.1 Clasificación de carros</text:h>
      <text:p text:style-name="Text_20_body">Se definen tres tipos (propiedad <text:span text:style-name="Source_20_Text">cart.type</text:span>):</text:p>
      <text:list xml:id="list68011811" text:style-name="L87">
        <text:list-item>
          <text:p text:style-name="P100"><text:soft-page-break/><text:span text:style-name="Strong_20_Emphasis">Ligero</text:span></text:p>
          <text:list>
            <text:list-item>
              <text:p text:style-name="P100">Alta velocidad, poco daño.</text:p>
            </text:list-item>
          </text:list>
        </text:list-item>
        <text:list-item>
          <text:p text:style-name="P100"><text:span text:style-name="Strong_20_Emphasis">Medio</text:span></text:p>
          <text:list>
            <text:list-item>
              <text:p text:style-name="P100">Equilibrado.</text:p>
            </text:list-item>
          </text:list>
        </text:list-item>
        <text:list-item>
          <text:p text:style-name="P100"><text:span text:style-name="Strong_20_Emphasis">Pesado</text:span></text:p>
          <text:list>
            <text:list-item>
              <text:p text:style-name="P100">Más lento, pero muchísimo daño y rebotes contundentes.</text:p>
            </text:list-item>
          </text:list>
        </text:list-item>
      </text:list>
      <text:p text:style-name="Text_20_body">Cada carro tendrá un objeto de parámetros físicos:</text:p>
      <text:p text:style-name="P1"><text:span text:style-name="Source_20_Text">cart.physics = {</text:span></text:p>
      <text:p text:style-name="P1"><text:span text:style-name="Source_20_Text"><text:s text:c="2"/>mass,</text:span></text:p>
      <text:p text:style-name="P1"><text:span text:style-name="Source_20_Text"><text:s text:c="2"/>maxSpeed,</text:span></text:p>
      <text:p text:style-name="P1"><text:span text:style-name="Source_20_Text"><text:s text:c="2"/>restitution, <text:s text:c="4"/>// rebote contra paredes/objetos</text:span></text:p>
      <text:p text:style-name="P1"><text:span text:style-name="Source_20_Text"><text:s text:c="2"/>damagePerHit,</text:span></text:p>
      <text:p text:style-name="P1"><text:span text:style-name="Source_20_Text"><text:s text:c="2"/>fireThreshold, <text:s text:c="2"/>// velocidad/rebotes desde los que genera llamas o chispas</text:span></text:p>
      <text:p text:style-name="P1"><text:span text:style-name="Source_20_Text"><text:s text:c="2"/>squashThreshold <text:s/>// umbral de daño para aplastar</text:span></text:p>
      <text:p text:style-name="P2"><text:span text:style-name="Source_20_Text">};</text:span></text:p>
      <text:h text:style-name="Heading_20_3" text:outline-level="3">22.2 Empuje y movimiento</text:h>
      <text:list xml:id="list2344844420" text:style-name="L88">
        <text:list-item>
          <text:p text:style-name="P101">Cuando el jugador empuja un carro:</text:p>
          <text:list>
            <text:list-item>
              <text:p text:style-name="P101">Se aplica un impulso proporcional a la fuerza del héroe y al tipo de carro.</text:p>
            </text:list-item>
            <text:list-item>
              <text:p text:style-name="P101">El resultado debe dar sensación de <text:span text:style-name="Emphasis">pinball</text:span>:</text:p>
              <text:list>
                <text:list-item>
                  <text:p text:style-name="P101">Aceleración clara.</text:p>
                </text:list-item>
                <text:list-item>
                  <text:p text:style-name="P101">Rebotes vivos en paredes (restitución alta).</text:p>
                </text:list-item>
              </text:list>
            </text:list-item>
          </text:list>
        </text:list-item>
      </text:list>
      <text:h text:style-name="Heading_20_3" text:outline-level="3">22.3 Daño y efectos</text:h>
      <text:list xml:id="list1236726307" text:style-name="L89">
        <text:list-item>
          <text:p text:style-name="P102">Colisión de carro con:</text:p>
          <text:list>
            <text:list-item>
              <text:p text:style-name="P102">Humanos / enemigos / héroe:</text:p>
              <text:list>
                <text:list-item>
                  <text:p text:style-name="P102">Según velocidad y masa, pueden ser sólo empujados, dañados o aplastados.</text:p>
                </text:list-item>
              </text:list>
            </text:list-item>
            <text:list-item>
              <text:p text:style-name="P102">Paredes:</text:p>
              <text:list>
                <text:list-item>
                  <text:p text:style-name="P102">Rebote fuerte; algunos impactos pueden generar chispas y, si excede <text:span text:style-name="Source_20_Text">fireThreshold</text:span>, <text:span text:style-name="Strong_20_Emphasis">llamas</text:span> (fuego en el suelo).</text:p>
                </text:list-item>
              </text:list>
            </text:list-item>
          </text:list>
        </text:list-item>
        <text:list-item>
          <text:p text:style-name="P102">Logs de depuración (solo en modo debug), por ejemplo:</text:p>
          <text:list>
            <text:list-item>
              <text:p text:style-name="P102"><text:span text:style-name="Source_20_Text">"[CART_HIT]"</text:span> con información de velocidad, tipo de carro, objetivo y daño aplicado.</text:p>
            </text:list-item>
          </text:list>
        </text:list-item>
      </text:list>
      <text:h text:style-name="Heading_20_3" text:outline-level="3">22.4 Pruebas</text:h>
      <text:list xml:id="list2117484983" text:style-name="L90">
        <text:list-item>
          <text:p text:style-name="P103">El jugador puede empujar todos los tipos de carro.</text:p>
        </text:list-item>
        <text:list-item>
          <text:p text:style-name="P103">Rebotes claros contra paredes y objetos.</text:p>
        </text:list-item>
        <text:list-item>
          <text:p text:style-name="P103">A velocidades altas y tras rebotes sucesivos:</text:p>
          <text:list>
            <text:list-item>
              <text:p text:style-name="P103"><text:soft-page-break/>Se generan efectos de fuego o chispas.</text:p>
            </text:list-item>
            <text:list-item>
              <text:p text:style-name="P103">El daño y los aplastamientos coinciden con los umbrales de diseño.</text:p>
            </text:list-item>
          </text:list>
        </text:list-item>
      </text:list>
      <text:p text:style-name="Horizontal_20_Line"/>
      <text:h text:style-name="Heading_20_2" text:outline-level="2">23. Rigs y animación de héroes – Plan A (sprites/DOM)</text:h>
      <text:p text:style-name="Text_20_body">Este capítulo define una primera estrategia centrada en rigs basados en DOM y sprites entregados por el usuario.</text:p>
      <text:h text:style-name="Heading_20_3" text:outline-level="3">23.1 Objetivos</text:h>
      <text:list xml:id="list4239807860" text:style-name="L91">
        <text:list-item>
          <text:p text:style-name="P104"><text:span text:style-name="Source_20_Text">HERO_ACTION_CLASS_MAP</text:span> declarado <text:span text:style-name="Strong_20_Emphasis">una sola vez</text:span>, reutilizable y extensible.</text:p>
        </text:list-item>
        <text:list-item>
          <text:p text:style-name="P104">Rigs completos para Enrique, Roberto y Francesco que:</text:p>
          <text:list>
            <text:list-item>
              <text:p text:style-name="P104">Usan sprites frontales y traseros (<text:span text:style-name="Source_20_Text">enrique.png</text:span>, <text:span text:style-name="Source_20_Text">enrique_back.png</text:span>, etc.).</text:p>
            </text:list-item>
            <text:list-item>
              <text:p text:style-name="P104">Cambian de animación según estado (<text:span text:style-name="Source_20_Text">isMoving</text:span>, <text:span text:style-name="Source_20_Text">isAttacking</text:span>, <text:span text:style-name="Source_20_Text">isPushing</text:span>, <text:span text:style-name="Source_20_Text">isTalking</text:span>, <text:span text:style-name="Source_20_Text">dead</text:span>, <text:span text:style-name="Source_20_Text">deathCause</text:span>).</text:p>
            </text:list-item>
            <text:list-item>
              <text:p text:style-name="P104">Se escalan con el zoom y se posicionan con <text:span text:style-name="Source_20_Text">toScreen(cam, e)</text:span>.</text:p>
            </text:list-item>
          </text:list>
        </text:list-item>
        <text:list-item>
          <text:p text:style-name="P104">Z-index coherente:</text:p>
          <text:list>
            <text:list-item>
              <text:p text:style-name="P104">Héroes en la misma capa que NPC y enemigos.</text:p>
            </text:list-item>
            <text:list-item>
              <text:p text:style-name="P104">Nunca por encima del HUD ni de la cuenta atrás inicial.</text:p>
            </text:list-item>
          </text:list>
        </text:list-item>
      </text:list>
      <text:h text:style-name="Heading_20_3" text:outline-level="3">23.2 Estructura del rig</text:h>
      <text:list xml:id="list4198482620" text:style-name="L92">
        <text:list-item>
          <text:p text:style-name="P105">Registro de rigs:</text:p>
          <text:list>
            <text:list-item>
              <text:p text:style-name="P105"><text:span text:style-name="Source_20_Text">hero_enrique</text:span>, <text:span text:style-name="Source_20_Text">hero_roberto</text:span>, <text:span text:style-name="Source_20_Text">hero_francesco</text:span> mediante <text:span text:style-name="Source_20_Text">PuppetAPI.registerRig</text:span>.</text:p>
            </text:list-item>
          </text:list>
        </text:list-item>
        <text:list-item>
          <text:p text:style-name="P105">Cada <text:span text:style-name="Source_20_Text">create()</text:span>:</text:p>
          <text:list>
            <text:list-item>
              <text:p text:style-name="P105">Crea un <text:span text:style-name="Source_20_Text">&lt;div class="puppet hero"&gt;</text:span> con subdivisiones (cabeza, torso, brazos, piernas).</text:p>
            </text:list-item>
            <text:list-item>
              <text:p text:style-name="P105">Inserta un <text:span text:style-name="Source_20_Text">&lt;img&gt;</text:span> para la cara, con <text:span text:style-name="Source_20_Text">src</text:span> al sprite frontal por defecto.</text:p>
            </text:list-item>
          </text:list>
        </text:list-item>
        <text:list-item>
          <text:p text:style-name="P105"><text:span text:style-name="Source_20_Text">update()</text:span>:</text:p>
          <text:list>
            <text:list-item>
              <text:p text:style-name="P105">Decide estado de animación en función de flags y velocidades.</text:p>
            </text:list-item>
            <text:list-item>
              <text:p text:style-name="P105">Cambia <text:span text:style-name="Source_20_Text">src</text:span> de la cara frontal/trasera al moverse arriba/abajo.</text:p>
            </text:list-item>
          </text:list>
        </text:list-item>
        <text:list-item>
          <text:p text:style-name="P105"><text:span text:style-name="Source_20_Text">draw()</text:span>:</text:p>
          <text:list>
            <text:list-item>
              <text:p text:style-name="P105">Posiciona el contenedor DOM según cámara y zoom.</text:p>
            </text:list-item>
          </text:list>
        </text:list-item>
      </text:list>
      <text:h text:style-name="Heading_20_3" text:outline-level="3">23.3 Integración y pruebas</text:h>
      <text:list xml:id="list3322119690" text:style-name="L93">
        <text:list-item>
          <text:p text:style-name="P106">Al crear héroe, se elige rig mediante <text:span text:style-name="Source_20_Text">heroId</text:span>.</text:p>
        </text:list-item>
        <text:list-item>
          <text:p text:style-name="P106"><text:soft-page-break/>Comprobar:</text:p>
          <text:list>
            <text:list-item>
              <text:p text:style-name="P106">No hay <text:span text:style-name="Source_20_Text">fallback</text:span> de rigs.</text:p>
            </text:list-item>
            <text:list-item>
              <text:p text:style-name="P106">Animaciones de caminar, idle, empujar, hablar, ataque y muerte funcionan.</text:p>
            </text:list-item>
            <text:list-item>
              <text:p text:style-name="P106">El héroe no tapa el HUD ni la cuenta atrás.</text:p>
            </text:list-item>
          </text:list>
        </text:list-item>
      </text:list>
      <text:p text:style-name="Horizontal_20_Line"/>
      <text:h text:style-name="Heading_20_2" text:outline-level="2">24. Rigs y animación de héroes – Plan B (canvas puro sin sprites externos)</text:h>
      <text:p text:style-name="Text_20_body">Alternativamente se define un plan para rigs totalmente procedurales, sin depender de imágenes externas.</text:p>
      <text:h text:style-name="Heading_20_3" text:outline-level="3">24.1 Condiciones generales</text:h>
      <text:list xml:id="list3443750016" text:style-name="L94">
        <text:list-item>
          <text:p text:style-name="P107">Rigs de Enrique, Roberto y Francesco dibujados en canvas/HTML puro.</text:p>
        </text:list-item>
        <text:list-item>
          <text:p text:style-name="P107">Cada héroe ocupa visualmente un tile.</text:p>
        </text:list-item>
        <text:list-item>
          <text:p text:style-name="P107">Se escala con <text:span text:style-name="Source_20_Text">toScreen(cam, e)</text:span> como ratas y mosquitos.</text:p>
        </text:list-item>
        <text:list-item>
          <text:p text:style-name="P107">Linternas personalizadas:</text:p>
          <text:list>
            <text:list-item>
              <text:p text:style-name="P107">Enrique → Amarillo (<text:span text:style-name="Source_20_Text">#ffd34d</text:span>), radio ~6 tiles.</text:p>
            </text:list-item>
            <text:list-item>
              <text:p text:style-name="P107">Roberto → Naranja (<text:span text:style-name="Source_20_Text">#ff9f40</text:span>).</text:p>
            </text:list-item>
            <text:list-item>
              <text:p text:style-name="P107">Francesco → Azul claro (<text:span text:style-name="Source_20_Text">#66b3ff</text:span>), radio 7–8 tiles.</text:p>
            </text:list-item>
          </text:list>
        </text:list-item>
        <text:list-item>
          <text:p text:style-name="P107">Se usa <text:span text:style-name="Source_20_Text">attachFlashlight(e, { color, radius, intensity })</text:span> al crear cada héroe.</text:p>
        </text:list-item>
      </text:list>
      <text:h text:style-name="Heading_20_3" text:outline-level="3">24.2 Registro de rigs</text:h>
      <text:list xml:id="list4207546888" text:style-name="L95">
        <text:list-item>
          <text:p text:style-name="P108">En <text:span text:style-name="Source_20_Text">puppet.rigs.plugin.js</text:span> se registran:</text:p>
        </text:list-item>
      </text:list>
      <text:p text:style-name="P1"><text:span text:style-name="Source_20_Text">PuppetAPI.registerRig('hero_enrique', { create, update, draw });</text:span></text:p>
      <text:p text:style-name="P1"><text:span text:style-name="Source_20_Text">PuppetAPI.registerRig('hero_roberto', { create, update, draw });</text:span></text:p>
      <text:p text:style-name="P2"><text:span text:style-name="Source_20_Text">PuppetAPI.registerRig('hero_francesco', { create, update, draw });</text:span></text:p>
      <text:list xml:id="list1777184514" text:style-name="L96">
        <text:list-item>
          <text:p text:style-name="P109"><text:span text:style-name="Source_20_Text">create()</text:span>:</text:p>
          <text:list>
            <text:list-item>
              <text:p text:style-name="P109">Crea estructura DOM mínima (<text:span text:style-name="Source_20_Text">.puppet-héroe</text:span>).</text:p>
            </text:list-item>
            <text:list-item>
              <text:p text:style-name="P109">Inicializa estado de animación (fase de caminata, ciclo idle, flags).</text:p>
            </text:list-item>
          </text:list>
        </text:list-item>
        <text:list-item>
          <text:p text:style-name="P109"><text:span text:style-name="Source_20_Text">update(st, e, dt)</text:span>:</text:p>
          <text:list>
            <text:list-item>
              <text:p text:style-name="P109">Reacciona a <text:span text:style-name="Source_20_Text">e.isMoving</text:span>, <text:span text:style-name="Source_20_Text">e.isAttacking</text:span>, <text:span text:style-name="Source_20_Text">e.isPushing</text:span>, <text:span text:style-name="Source_20_Text">e.isTalking</text:span>, <text:span text:style-name="Source_20_Text">e.dead</text:span>, <text:span text:style-name="Source_20_Text">e.deathCause</text:span>.</text:p>
            </text:list-item>
            <text:list-item>
              <text:p text:style-name="P109">Ajusta parámetros de animación (passo, respiración, squash, etc.).</text:p>
            </text:list-item>
          </text:list>
        </text:list-item>
        <text:list-item>
          <text:p text:style-name="P109"><text:span text:style-name="Source_20_Text">draw(ctx, cam, e, st)</text:span>:</text:p>
          <text:list>
            <text:list-item>
              <text:p text:style-name="P109"><text:soft-page-break/>Dibuja el muñeco por partes (cabeza, torso, brazos, piernas) usando shapes simples y colores sólidos.</text:p>
            </text:list-item>
            <text:list-item>
              <text:p text:style-name="P109">Utiliza zoom y posición de cámara como los otros rigs.</text:p>
            </text:list-item>
          </text:list>
        </text:list-item>
      </text:list>
      <text:h text:style-name="Heading_20_3" text:outline-level="3">24.3 Estilo de animación por héroe</text:h>
      <text:list xml:id="list3854864763" text:style-name="L97">
        <text:list-item>
          <text:p text:style-name="P110"><text:span text:style-name="Strong_20_Emphasis">Enrique</text:span>:</text:p>
          <text:list>
            <text:list-item>
              <text:p text:style-name="P110">Grande, lento, pasos pesados, respiración profunda.</text:p>
            </text:list-item>
            <text:list-item>
              <text:p text:style-name="P110">Animaciones específicas para empujar y morir aplastado/fuego/daño.</text:p>
            </text:list-item>
          </text:list>
        </text:list-item>
        <text:list-item>
          <text:p text:style-name="P110"><text:span text:style-name="Strong_20_Emphasis">Roberto</text:span>:</text:p>
          <text:list>
            <text:list-item>
              <text:p text:style-name="P110">Pequeño y rápido; pasos cortos y ritmo alto.</text:p>
            </text:list-item>
            <text:list-item>
              <text:p text:style-name="P110">Idle impaciente, animaciones cómicas en reposo prolongado.</text:p>
            </text:list-item>
          </text:list>
        </text:list-item>
        <text:list-item>
          <text:p text:style-name="P110"><text:span text:style-name="Strong_20_Emphasis">Francesco</text:span>:</text:p>
          <text:list>
            <text:list-item>
              <text:p text:style-name="P110">Equilibrado, con mirada observadora y linterna de mayor radio.</text:p>
            </text:list-item>
            <text:list-item>
              <text:p text:style-name="P110">Animaciones de exploración, ataque y empuje moderado.</text:p>
            </text:list-item>
          </text:list>
        </text:list-item>
      </text:list>
      <text:h text:style-name="Heading_20_3" text:outline-level="3">24.4 Integración y pruebas</text:h>
      <text:list xml:id="list2067729437" text:style-name="L98">
        <text:list-item>
          <text:p text:style-name="P111">Flags de estado se activan desde <text:span text:style-name="Source_20_Text">hero.entities.js</text:span>.</text:p>
        </text:list-item>
        <text:list-item>
          <text:p text:style-name="P111">Cada muerte se asocia a <text:span text:style-name="Source_20_Text">deathCause</text:span> (<text:span text:style-name="Source_20_Text">'crush'</text:span>, <text:span text:style-name="Source_20_Text">'damage'</text:span>, <text:span text:style-name="Source_20_Text">'fire'</text:span>).</text:p>
        </text:list-item>
        <text:list-item>
          <text:p text:style-name="P111">Tests:</text:p>
          <text:list>
            <text:list-item>
              <text:p text:style-name="P111">Movimiento, idle, empuje, ataque, hablar, comer, muertes.</text:p>
            </text:list-item>
            <text:list-item>
              <text:p text:style-name="P111">Linternas visibles, sin deslumbrar (intensidad &lt; 0.7).</text:p>
            </text:list-item>
            <text:list-item>
              <text:p text:style-name="P111">Rigs pausados fuera de zona de culling.</text:p>
            </text:list-item>
            <text:list-item>
              <text:p text:style-name="P111">Sin uso de sprites externos.</text:p>
            </text:list-item>
          </text:list>
        </text:list-item>
      </text:list>
      <text:p text:style-name="Text_20_body"/>
      <text:p text:style-name="P122">EXTRA:</text:p>
      <text:h text:style-name="P7" text:outline-level="3">1.1. Arquitectura y estructura de carpetas</text:h>
      <text:list xml:id="list3243136259" text:style-name="L99">
        <text:list-item>
          <text:p text:style-name="P113">El proyecto debe quedar con esta estructura final:</text:p>
          <text:list>
            <text:list-item>
              <text:p text:style-name="P113"><text:span text:style-name="Source_20_Text">index.html</text:span> y <text:span text:style-name="Source_20_Text">style.css</text:span> en la <text:span text:style-name="Strong_20_Emphasis">raíz</text:span>.</text:p>
            </text:list-item>
            <text:list-item>
              <text:p text:style-name="P113">Todo el JS dentro de <text:span text:style-name="Source_20_Text">./assets/plugins/</text:span>.</text:p>
            </text:list-item>
            <text:list-item>
              <text:p text:style-name="P113">Entidades dentro de <text:span text:style-name="Source_20_Text">./assets/plugins/entities/</text:span>.</text:p>
            </text:list-item>
            <text:list-item>
              <text:p text:style-name="P113">Imágenes en <text:span text:style-name="Source_20_Text">./assets/images/</text:span>.</text:p>
            </text:list-item>
            <text:list-item>
              <text:p text:style-name="P113">Audio en <text:span text:style-name="Source_20_Text">./assets/audio/</text:span>. </text:p>
            </text:list-item>
            <text:list-item>
              <text:p text:style-name="P113">game</text:p>
            </text:list-item>
          </text:list>
        </text:list-item>
        <text:list-item>
          <text:p text:style-name="P113"><text:soft-page-break/>En <text:span text:style-name="Source_20_Text">index.html</text:span> hay que actualizar TODOS los <text:span text:style-name="Source_20_Text">&lt;script&gt;</text:span> para usar las rutas nuevas (<text:span text:style-name="Source_20_Text">./assets/plugins/...</text:span>) y respetar este orden lógico:</text:p>
          <text:list>
            <text:list-item>
              <text:p text:style-name="P113">Sistemas base: <text:span text:style-name="Source_20_Text">physics.plugin.js</text:span>, <text:span text:style-name="Source_20_Text">lighting.plugin.js</text:span>, <text:span text:style-name="Source_20_Text">skyweather.plugin.js</text:span>, <text:span text:style-name="Source_20_Text">arrowguide.plugin.js</text:span>.</text:p>
            </text:list-item>
            <text:list-item>
              <text:p text:style-name="P113">Sistemas de gameplay: <text:span text:style-name="Source_20_Text">damage.plugin.js</text:span>, <text:span text:style-name="Source_20_Text">puppet.plugin.js</text:span>, <text:span text:style-name="Source_20_Text">audio.plugin.js</text:span>, <text:span text:style-name="Source_20_Text">score.plugin.js</text:span>, <text:span text:style-name="Source_20_Text">placement.plugin.js</text:span>, <text:span text:style-name="Source_20_Text">mapgen.plugin.js</text:span>, <text:span text:style-name="Source_20_Text">sprites.plugin.js</text:span>, <text:span text:style-name="Source_20_Text">gameflow.plugin.js</text:span>.</text:p>
            </text:list-item>
            <text:list-item>
              <text:p text:style-name="P113">Entidades: <text:span text:style-name="Source_20_Text">heroes.entities.js</text:span>, <text:span text:style-name="Source_20_Text">patients.entities.js</text:span>, <text:span text:style-name="Source_20_Text">rat.entities.js</text:span>, <text:span text:style-name="Source_20_Text">mosquito.entities.js</text:span>, <text:span text:style-name="Source_20_Text">doors.entities.js</text:span>, <text:span text:style-name="Source_20_Text">elevators.entities.js</text:span>, <text:span text:style-name="Source_20_Text">carts.entities.js</text:span>, <text:span text:style-name="Source_20_Text">hazards.entities.js</text:span>, NPCs, etc.</text:p>
            </text:list-item>
            <text:list-item>
              <text:p text:style-name="P113">Orquestación principal: <text:span text:style-name="Source_20_Text">game.js</text:span>. </text:p>
            </text:list-item>
          </text:list>
        </text:list-item>
        <text:list-item>
          <text:p text:style-name="P113">Todas las rutas de imágenes deben ser relativas y consistentes: <text:span text:style-name="Source_20_Text">./assets/images/&lt;archivo&gt;.png</text:span>, cuidando mayúsculas/minúsculas y nombres (“vineta” vs “viñeta”, etc.) para evitar 404 en Linux. </text:p>
        </text:list-item>
      </text:list>
      <text:h text:style-name="P7" text:outline-level="3">1.2. Contrato de entidad y responsabilidad de cada sistema</text:h>
      <text:list xml:id="list265885345" text:style-name="L107">
        <text:list-item>
          <text:p text:style-name="P114">Cada entidad (héroes, ratas, mosquitos, pacientes, NPCs, carros, puertas, hazards…) sigue un <text:span text:style-name="Strong_20_Emphasis">contrato mínimo</text:span> con campos tipo:</text:p>
          <text:p text:style-name="P8"><text:span text:style-name="Source_20_Text">const e = {</text:span></text:p>
          <text:p text:style-name="P8"><text:span text:style-name="Source_20_Text"><text:s text:c="2"/>id: genId(),</text:span></text:p>
          <text:p text:style-name="P8"><text:span text:style-name="Source_20_Text"><text:s text:c="2"/>kind: ENT.RAT, <text:s text:c="6"/>// tipo lógico</text:span></text:p>
          <text:p text:style-name="P8"><text:span text:style-name="Source_20_Text"><text:s text:c="2"/>x: 0, y: 0, w: 24, h: 24,</text:span></text:p>
          <text:p text:style-name="P8"><text:span text:style-name="Source_20_Text"><text:s text:c="2"/>dir: 0,</text:span></text:p>
          <text:p text:style-name="P8"><text:span text:style-name="Source_20_Text"><text:s text:c="2"/>vx: 0, vy: 0,</text:span></text:p>
          <text:p text:style-name="P8"><text:span text:style-name="Source_20_Text"><text:s text:c="2"/>solid: true,</text:span></text:p>
          <text:p text:style-name="P8"><text:span text:style-name="Source_20_Text"><text:s text:c="2"/>health: 3,</text:span></text:p>
          <text:p text:style-name="P8"><text:span text:style-name="Source_20_Text"><text:s text:c="2"/>touchDamage: 0.5,</text:span></text:p>
          <text:p text:style-name="P8"><text:span text:style-name="Source_20_Text"><text:s text:c="2"/>touchCooldown: 0.9,</text:span></text:p>
          <text:p text:style-name="P8"><text:span text:style-name="Source_20_Text"><text:s text:c="2"/>_touchCD: 0, <text:s text:c="8"/>// cooldown interno</text:span></text:p>
          <text:p text:style-name="P8"><text:span text:style-name="Source_20_Text"><text:s text:c="2"/>aiUpdate: (dt, self) =&gt; {},</text:span></text:p>
          <text:p text:style-name="P8"><text:span text:style-name="Source_20_Text"><text:s text:c="2"/>puppet: { rig: 'rat', skin: 'raton.png', z: 3 },</text:span></text:p>
          <text:p text:style-name="P8"><text:span text:style-name="Source_20_Text">};</text:span></text:p>
          <text:p text:style-name="P8"><text:span text:style-name="Source_20_Text">``` :contentReference[oaicite:4]{index=4} <text:s/></text:span></text:p>
          <text:p text:style-name="P10"/>
        </text:list-item>
        <text:list-item>
          <text:p text:style-name="P114"><text:span text:style-name="Strong_20_Emphasis">Regla de oro:</text:span></text:p>
          <text:list>
            <text:list-item>
              <text:p text:style-name="P114"><text:span text:style-name="Strong_20_Emphasis">Entidades</text:span>: contienen datos, IA y reglas de gameplay, solo cambian <text:span text:style-name="Source_20_Text">vx</text:span>, <text:span text:style-name="Source_20_Text">vy</text:span>, <text:span text:style-name="Source_20_Text">dir</text:span>, estados, etc.</text:p>
            </text:list-item>
            <text:list-item>
              <text:p text:style-name="P114"><text:span text:style-name="Strong_20_Emphasis">Physics</text:span> es la <text:span text:style-name="Strong_20_Emphasis">única</text:span> que escribe <text:span text:style-name="Source_20_Text">x</text:span>/<text:span text:style-name="Source_20_Text">y</text:span> y resuelve colisiones.</text:p>
            </text:list-item>
            <text:list-item>
              <text:p text:style-name="P114"><text:span text:style-name="Strong_20_Emphasis">Puppet</text:span> solo dibuja, nunca toca posición ni velocidad. </text:p>
            </text:list-item>
          </text:list>
        </text:list-item>
      </text:list>
      <text:h text:style-name="P7" text:outline-level="3">1.3. PuppetAPI / motor de muñecos</text:h>
      <text:list xml:id="list117991108" text:style-name="L108">
        <text:list-item>
          <text:p text:style-name="P115">Se crea un archivo central <text:span text:style-name="Source_20_Text">puppet.plugin.js</text:span> con una API global <text:span text:style-name="Source_20_Text">PuppetAPI</text:span> que:</text:p>
          <text:list>
            <text:list-item>
              <text:p text:style-name="P115"><text:soft-page-break/>Registra rigs (<text:span text:style-name="Source_20_Text">registerRig(id, impl)</text:span>).</text:p>
            </text:list-item>
            <text:list-item>
              <text:p text:style-name="P115">Adjunta un rig a una entidad (<text:span text:style-name="Source_20_Text">attach(e, spec)</text:span> → guarda <text:span text:style-name="Source_20_Text">rigState</text:span> interno).</text:p>
            </text:list-item>
            <text:list-item>
              <text:p text:style-name="P115">Actualiza todos los rigs (<text:span text:style-name="Source_20_Text">update(dt)</text:span>).</text:p>
            </text:list-item>
            <text:list-item>
              <text:p text:style-name="P115">Dibuja todos los muñecos ordenados por <text:span text:style-name="Source_20_Text">z</text:span> y por <text:span text:style-name="Source_20_Text">y</text:span> para simular profundidad (<text:span text:style-name="Source_20_Text">draw(ctx, camera)</text:span>). </text:p>
            </text:list-item>
          </text:list>
        </text:list-item>
        <text:list-item>
          <text:p text:style-name="P115">Los rigs <text:span text:style-name="T6">(graciosos tipo Chibi)</text:span> por defecto incluyen:</text:p>
          <text:list>
            <text:list-item>
              <text:p text:style-name="P115"><text:span text:style-name="Source_20_Text">biped</text:span> para héroes y NPCs</text:p>
            </text:list-item>
            <text:list-item>
              <text:p text:style-name="P115"><text:span text:style-name="Source_20_Text">rat</text:span> para ratas.</text:p>
            </text:list-item>
            <text:list-item>
              <text:p text:style-name="P115"><text:span text:style-name="Source_20_Text">mosquito</text:span> para mosquitos. </text:p>
            </text:list-item>
          </text:list>
        </text:list-item>
        <text:list-item>
          <text:p text:style-name="P115">Cada entidad se encarga de llamar a <text:span text:style-name="Source_20_Text">PuppetAPI.attach(e, e.puppet)</text:span> al nacer. Si una entidad no tiene muñeco adjunto es un bug. </text:p>
        </text:list-item>
        <text:list-item>
          <text:p text:style-name="P115">Los héroes tienen <text:span text:style-name="Strong_20_Emphasis">skins y escalas distintas</text:span>:</text:p>
          <text:list>
            <text:list-item>
              <text:p text:style-name="P115">Enrique: más alto, musculado <text:span text:style-name="T6">y con barriga</text:span>, calvo, <text:span text:style-name="Source_20_Text">scale ~ 1.10</text:span>.</text:p>
            </text:list-item>
            <text:list-item>
              <text:p text:style-name="P115">Francesco: algo más bajo, muy en forma, rubio, <text:span text:style-name="Source_20_Text">scale ~ 0.96</text:span>.</text:p>
            </text:list-item>
            <text:list-item>
              <text:p text:style-name="P115">Roberto: bajito, piernas potentes, <text:span text:style-name="Source_20_Text">scale ~ 0.95</text:span>. </text:p>
            </text:list-item>
          </text:list>
        </text:list-item>
        <text:list-item>
          <text:p text:style-name="P115">El rig de héroe es un rig de tipo <text:span text:style-name="Source_20_Text">human</text:span>/<text:span text:style-name="Source_20_Text">biped</text:span>, con:</text:p>
          <text:list>
            <text:list-item>
              <text:p text:style-name="P115">Jerarquía cabeza / cuerpo / brazos / piernas.</text:p>
            </text:list-item>
            <text:list-item>
              <text:p text:style-name="P115">Animación de caminar basada en <text:span text:style-name="Source_20_Text">vx</text:span>/<text:span text:style-name="Source_20_Text">vy</text:span>.</text:p>
            </text:list-item>
            <text:list-item>
              <text:p text:style-name="P115">Parámetros para empujar (<text:span text:style-name="Source_20_Text">pushAnimT</text:span>, <text:span text:style-name="Source_20_Text">isPushing</text:span>).</text:p>
            </text:list-item>
            <text:list-item>
              <text:p text:style-name="P115">Cambia la cabeza según el héroe (<text:span text:style-name="Source_20_Text">setHeroHead(rig, heroKey)</text:span> carga <text:span text:style-name="Source_20_Text">&lt;hero&gt;.png</text:span> y <text:span text:style-name="Source_20_Text">&lt;hero&gt;_back.png</text:span>). </text:p>
            </text:list-item>
          </text:list>
        </text:list-item>
      </text:list>
      <text:h text:style-name="P7" text:outline-level="3">1.4. Sistema de daño unificado</text:h>
      <text:list xml:id="list1028237351" text:style-name="L109">
        <text:list-item>
          <text:p text:style-name="P116">Se define <text:span text:style-name="Source_20_Text">damage.plugin.js</text:span> (<text:span text:style-name="Source_20_Text">DamageAPI</text:span>) con tres responsabilidades:</text:p>
          <text:list>
            <text:list-item>
              <text:p text:style-name="P116"><text:span text:style-name="Source_20_Text">update(dt, player)</text:span> → reduce el cooldown de daño del jugador (<text:span text:style-name="Source_20_Text">player._hurtCD</text:span>).</text:p>
            </text:list-item>
            <text:list-item>
              <text:p text:style-name="P116"><text:span text:style-name="Source_20_Text">tickAttackers(dt, list)</text:span> → reduce el cooldown <text:span text:style-name="Source_20_Text">_touchCD</text:span> de cada atacante.</text:p>
            </text:list-item>
            <text:list-item>
              <text:p text:style-name="P116"><text:span text:style-name="Source_20_Text">applyTouch(attacker, player)</text:span> → aplica daño cuando hay contacto. </text:p>
            </text:list-item>
          </text:list>
        </text:list-item>
        <text:list-item>
          <text:p text:style-name="P116">Lógica de <text:span text:style-name="Source_20_Text">applyTouch</text:span> resumida:</text:p>
          <text:list>
            <text:list-item>
              <text:p text:style-name="P116">Si el atacante tiene <text:span text:style-name="Source_20_Text">_touchCD</text:span> &gt; 0 → no hace nada.</text:p>
            </text:list-item>
            <text:list-item>
              <text:p text:style-name="P116">Si el jugador tiene <text:span text:style-name="Source_20_Text">_hurtCD</text:span> &gt; 0 (i-frames) → no hace nada.</text:p>
            </text:list-item>
            <text:list-item>
              <text:p text:style-name="P116">Si pasa el filtro, resta <text:span text:style-name="Source_20_Text">touchDamage || 0.5</text:span> corazones al jugador.</text:p>
            </text:list-item>
            <text:list-item>
              <text:p text:style-name="P116"><text:soft-page-break/>Pone <text:span text:style-name="Source_20_Text">_hurtCD = 0.8–1.0s</text:span> y <text:span text:style-name="Source_20_Text">attacker._touchCD = touchCooldown || 0.9s</text:span>. </text:p>
            </text:list-item>
          </text:list>
        </text:list-item>
        <text:list-item>
          <text:p text:style-name="P116">En el <text:span text:style-name="Strong_20_Emphasis">update loop</text:span> de <text:span text:style-name="Source_20_Text">game.js</text:span> se ordena así:</text:p>
          <text:list>
            <text:list-item>
              <text:p text:style-name="P116">Input jugador.</text:p>
            </text:list-item>
            <text:list-item>
              <text:p text:style-name="P116"><text:span text:style-name="Source_20_Text">aiUpdate</text:span> de cada entidad.</text:p>
            </text:list-item>
            <text:list-item>
              <text:p text:style-name="P116">Física (única que toca <text:span text:style-name="Source_20_Text">x</text:span>/<text:span text:style-name="Source_20_Text">y</text:span>).</text:p>
            </text:list-item>
            <text:list-item>
              <text:p text:style-name="P116">Sistemas (puertas, ascensores, hazards, gameflow…).</text:p>
            </text:list-item>
            <text:list-item>
              <text:p text:style-name="P116">Daño (<text:span text:style-name="Source_20_Text">DamageAPI.update</text:span>, <text:span text:style-name="Source_20_Text">DamageAPI.tickAttackers</text:span>).</text:p>
            </text:list-item>
            <text:list-item>
              <text:p text:style-name="P116">Puppet (<text:span text:style-name="Source_20_Text">PuppetAPI.update</text:span>).</text:p>
            </text:list-item>
            <text:list-item>
              <text:p text:style-name="P116">Dibujo mundo → <text:span text:style-name="Source_20_Text">PuppetAPI.draw</text:span> → HUD. </text:p>
            </text:list-item>
          </text:list>
        </text:list-item>
        <text:list-item>
          <text:p text:style-name="P116">Para el bug del “medio corazón solo una vez” se insiste en:</text:p>
          <text:list>
            <text:list-item>
              <text:p text:style-name="P116">Todas las colisiones jugador–enemigo deben pasar por <text:span text:style-name="Source_20_Text">DamageAPI.applyTouch</text:span>.</text:p>
            </text:list-item>
            <text:list-item>
              <text:p text:style-name="P116">El check de colisión es AABB simple (<text:span text:style-name="Source_20_Text">aabbOverlap(player, enemy)</text:span>), sin puntos especiales. </text:p>
            </text:list-item>
          </text:list>
        </text:list-item>
      </text:list>
      <text:h text:style-name="P7" text:outline-level="3">1.5. Spawners, mapa debug y toggles de depuración</text:h>
      <text:list xml:id="list2151396795" text:style-name="L110">
        <text:list-item>
          <text:p text:style-name="P117">Se definen toggles globales <text:span text:style-name="Source_20_Text">window.SPAWN_DEBUG</text:span> por tipo de entidad (<text:span text:style-name="Source_20_Text">RAT</text:span>, <text:span text:style-name="Source_20_Text">MOSQUITO</text:span>, <text:span text:style-name="Source_20_Text">PATIENT</text:span>, <text:span text:style-name="Source_20_Text">CART</text:span>, <text:span text:style-name="Source_20_Text">DOOR</text:span>, <text:span text:style-name="Source_20_Text">ELEVATOR</text:span>, <text:span text:style-name="Source_20_Text">BOSS</text:span>, etc.). </text:p>
        </text:list-item>
        <text:list-item>
          <text:p text:style-name="P117">Antes de hacer <text:span text:style-name="Source_20_Text">push(e)</text:span> en cualquier factory o <text:span text:style-name="Source_20_Text">placement.plugin.js</text:span> hay que comprobar el toggle:</text:p>
          <text:p text:style-name="P9"><text:span text:style-name="Source_20_Text">if (e.kind === ENT.RAT &amp;&amp; !SPAWN_DEBUG.RAT) return;</text:span></text:p>
          <text:p text:style-name="P9"><text:span text:style-name="Source_20_Text">// ...</text:span></text:p>
          <text:p text:style-name="P9"><text:span text:style-name="Source_20_Text">G.entities.push(e);</text:span></text:p>
          <text:p text:style-name="P9"><text:span text:style-name="Source_20_Text">``` :contentReference[oaicite:18]{index=18} <text:s/></text:span></text:p>
          <text:p text:style-name="P11"/>
        </text:list-item>
        <text:list-item>
          <text:p text:style-name="P117">Esto permite aislar tipos sospechosos (por ejemplo ratas) para depurar colisiones sin ensuciar el mapa completo.</text:p>
        </text:list-item>
      </text:list>
      <text:h text:style-name="P7" text:outline-level="3">1.6. Gameflow, puertas y Boss</text:h>
      <text:list xml:id="list1164351480" text:style-name="L111">
        <text:list-item>
          <text:p text:style-name="P118">El flujo mínimo del debug map:</text:p>
          <text:list>
            <text:list-item>
              <text:p text:style-name="P118">Hay <text:span text:style-name="Strong_20_Emphasis">un</text:span><text:span text:style-name="Strong_20_Emphasis"><text:span text:style-name="T6">o o unos</text:span></text:span><text:span text:style-name="Strong_20_Emphasis"> paciente/</text:span><text:span text:style-name="Strong_20_Emphasis"><text:span text:style-name="T6">es</text:span></text:span>.</text:p>
            </text:list-item>
            <text:list-item>
              <text:p text:style-name="P118">Entregas la pastilla correcta → el paciente desaparece / pasa a curado.</text:p>
            </text:list-item>
            <text:list-item>
              <text:p text:style-name="P118">Cuando no quedan pacientes (<text:span text:style-name="Source_20_Text">patientsRemaining == 0</text:span>), se abre la puerta de urgencias delante del Boss.</text:p>
            </text:list-item>
            <text:list-item>
              <text:p text:style-name="P118">Si llevas el carro de <text:span text:style-name="Strong_20_Emphasis">urgencias</text:span> cerca del Boss (≤ 2 casillas) y no lo aplastas.</text:p>
            </text:list-item>
            <text:list-item>
              <text:p text:style-name="P118"><text:span text:style-name="T6">Hay que volver al control → </text:span><text:span text:style-name="T7">win</text:span><text:span text:style-name="T6">.</text:span></text:p>
            </text:list-item>
          </text:list>
        </text:list-item>
        <text:list-item>
          <text:p text:style-name="P118"><text:soft-page-break/>Las puertas se gestionan por un sistema (<text:span text:style-name="Source_20_Text">doors.entities.js</text:span> + <text:span text:style-name="Source_20_Text">doors</text:span> plugin) que distingue puertas normales y puerta de urgencias del Boss (bloqueada hasta que no queden pacientes). </text:p>
        </text:list-item>
        <text:list-item>
          <text:p text:style-name="P118">Se piden también ascensores emparejados (al entrar en uno, se teletransporta a la otra planta / zona con pequeño fade). </text:p>
        </text:list-item>
      </text:list>
      <text:h text:style-name="P7" text:outline-level="3">1.7. Movimiento, física y carros</text:h>
      <text:list xml:id="list930475944" text:style-name="L112">
        <text:list-item>
          <text:p text:style-name="P119">La física debe resolver las colisiones <text:span text:style-name="Strong_20_Emphasis">separando ejes</text:span> (X luego Y) para evitar que el jugador y los carros se queden “pegados” en esquinas. </text:p>
        </text:list-item>
        <text:list-item>
          <text:p text:style-name="P119">El jugador puede empujar carros; si la colisión bloquea ambos ejes, se intenta un ligero “slide” a lo largo del eje libre para que no se queden atascados. </text:p>
        </text:list-item>
        <text:list-item>
          <text:p text:style-name="P119">El primer carro creado en el nivel debe ser el carro <text:span text:style-name="Strong_20_Emphasis">de urgencias</text:span>. </text:p>
        </text:list-item>
      </text:list>
      <text:h text:style-name="P7" text:outline-level="3">1.8. Tests propuestos</text:h>
      <text:p text:style-name="P121">El documento incluye una batería de tests que Codex debe pasar tras cada cambio:</text:p>
      <text:list xml:id="list2666174886" text:style-name="L113">
        <text:list-item>
          <text:p text:style-name="P120">Ratas/mosquitos pegados a paredes <text:span text:style-name="Strong_20_Emphasis">no atraviesan</text:span> colisiones tras varios segundos.</text:p>
        </text:list-item>
        <text:list-item>
          <text:p text:style-name="P120">En contacto constante con una rata, el héroe pierde 0.5 corazones cada ~1s, y deja de perder al separarse.</text:p>
        </text:list-item>
        <text:list-item>
          <text:p text:style-name="P120">En debug, se pueden activar/desactivar tipos de entidades con <text:span text:style-name="Source_20_Text">SPAWN_DEBUG</text:span>.</text:p>
        </text:list-item>
        <text:list-item>
          <text:p text:style-name="P120">Todos los héroes se ven con muñecos distintos y PuppetAPI tiene registro para cada entidad creada. </text:p>
        </text:list-item>
      </text:list>
      <text:p text:style-name="P112">En resumen: los prompts de <text:span text:style-name="Source_20_Text">Prompts Codex.odt</text:span> definen una <text:span text:style-name="Strong_20_Emphasis">refactorización completa</text:span> hacia un sistema de plugins, un contrato de entidad claro, Puppet centralizado, Damage centralizado, spawners controlados y un flujo de nivel (pacientes → puerta Boss → carro de urgencias) totalmente defini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24T08:43:11.718010451</meta:creation-date>
    <dc:date>2025-11-27T12:49:44.728517966</dc:date>
    <meta:editing-duration>PT42M22S</meta:editing-duration>
    <meta:editing-cycles>8</meta:editing-cycles>
    <meta:generator>LibreOffice/6.4.7.2$Linux_X86_64 LibreOffice_project/40$Build-2</meta:generator>
    <meta:document-statistic meta:table-count="1" meta:image-count="0" meta:object-count="0" meta:page-count="48" meta:paragraph-count="1282" meta:word-count="10873" meta:character-count="66556" meta:non-whitespace-character-count="56568"/>
  </office:meta>
</office:document-meta>
</file>